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36in"/>
    </style:style>
    <style:style style:name="co3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125">
      <style:text-properties style:text-position=""/>
    </style:style>
    <style:style style:name="ce16" style:family="table-cell" style:parent-style-name="Default">
      <style:table-cell-properties fo:background-color="#ff6600"/>
      <style:text-properties style:text-position=""/>
    </style:style>
    <style:style style:name="ce17" style:family="table-cell" style:parent-style-name="Default">
      <style:table-cell-properties fo:background-color="#ff9999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cc9900"/>
    </style:style>
    <style:style style:name="ce7" style:family="table-cell" style:parent-style-name="Default">
      <style:table-cell-properties fo:background-color="#ff66c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66"/>
    </style:style>
    <style:style style:name="ce10" style:family="table-cell" style:parent-style-name="Default">
      <style:table-cell-properties fo:background-color="#ff66ff"/>
    </style:style>
    <style:style style:name="ce11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12" style:family="table-cell" style:parent-style-name="Default" style:data-style-name="N125">
      <style:table-cell-properties fo:background-color="#cc9900"/>
    </style:style>
    <style:style style:name="ce13" style:family="table-cell" style:parent-style-name="Default" style:data-style-name="N125">
      <style:table-cell-properties fo:background-color="#ff66cc"/>
    </style:style>
    <style:style style:name="ce18" style:family="table-cell" style:parent-style-name="Default" style:data-style-name="N125">
      <style:table-cell-properties fo:background-color="#ffff00"/>
    </style:style>
    <style:style style:name="ce19" style:family="table-cell" style:parent-style-name="Default" style:data-style-name="N125">
      <style:table-cell-properties fo:background-color="#ff6666"/>
    </style:style>
    <style:style style:name="ce20" style:family="table-cell" style:parent-style-name="Default" style:data-style-name="N125">
      <style:table-cell-properties fo:background-color="#ff66ff"/>
    </style:style>
    <style:style style:name="ce21" style:family="table-cell" style:parent-style-name="Default" style:data-style-name="N125">
      <style:table-cell-properties fo:background-color="#00cc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25"/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fo:background-color="#ff9999"/>
    </style:style>
  </office:automatic-styles>
  <office:body>
    <office:spreadsheet>
      <table:table table:name="1UNC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ce6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dos gerados pelo script</text:p>
          </table:table-cell>
          <table:table-cell/>
          <table:table-cell office:value-type="string" calcext:value-type="string">
            <text:p>ex:</text:p>
          </table:table-cell>
          <table:table-cell office:value-type="string" calcext:value-type="string">
            <text:p>bash compute_3_acc_ratio.sh /media/lipinski/FAAAT/PLANNED_SIMULATIONS/1UNC/1ns/OK/02-REMD/1UNC_1ns_2_RUN1 /media/lipinski/FAAAT/PLANNED_SIMULATIONS/1UNC/1ns/OK/02-REMD/1UNC_1ns_2_RUN2 /media/lipinski/FAAAT/PLANNED_SIMULATIONS/1UNC/1ns/OK/02-REMD/1UNC_1ns_2_RUN3 R1R2R3_t_ACCRATIO 1000 45000</text:p>
          </table:table-cell>
          <table:table-cell table:number-columns-repeated="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CUTOFFS</text:p>
          </table:table-cell>
          <table:table-cell table:number-columns-repeated="7"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odado de:</text:p>
          </table:table-cell>
          <table:table-cell table:style-name="Default" office:value-type="string" calcext:value-type="string">
            <text:p><text:s/>/media/lipinski/FAAAT/PLANNED_SIMULATIONS/1UNC/1ns/OK/01-CT-REMD 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1R2R3</text:p>
          </table:table-cell>
          <table:table-cell office:value-type="string" calcext:value-type="string">
            <text:p>Adjacent Temp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 table:number-columns-repeated="6"/>
          <table:table-cell/>
          <table:table-cell table:style-name="ce23" office:value-type="string" calcext:value-type="string">
            <text:p>E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-REMD</text:p>
          </table:table-cell>
          <table:table-cell table:style-name="ce6" office:value-type="string" calcext:value-type="string">
            <text:p>269.50-285.22</text:p>
          </table:table-cell>
          <table:table-cell table:style-name="ce12" office:value-type="float" office:value="0.267333333333" calcext:value-type="float">
            <text:p>0.267333333333</text:p>
          </table:table-cell>
          <table:table-cell table:style-name="ce12" office:value-type="float" office:value="0.284666666667" calcext:value-type="float">
            <text:p>0.284666666667</text:p>
          </table:table-cell>
          <table:table-cell table:style-name="ce12" office:value-type="float" office:value="0.272666666667" calcext:value-type="float">
            <text:p>0.272666666667</text:p>
          </table:table-cell>
          <table:table-cell table:style-name="ce12" office:value-type="float" office:value="0.206" calcext:value-type="float">
            <text:p>0.206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0.222118518518" calcext:value-type="float">
            <text:p>0.222118518518</text:p>
          </table:table-cell>
          <table:table-cell/>
          <table:table-cell office:value-type="float" office:value="0.458230602686" calcext:value-type="float">
            <text:p>0.458230602686</text:p>
          </table:table-cell>
          <table:table-cell office:value-type="float" office:value="0.65669017607" calcext:value-type="float">
            <text:p>0.65669017607</text:p>
          </table:table-cell>
          <table:table-cell office:value-type="float" office:value="0.680191287512" calcext:value-type="float">
            <text:p>0.680191287512</text:p>
          </table:table-cell>
          <table:table-cell office:value-type="float" office:value="0.726880737235" calcext:value-type="float">
            <text:p>0.726880737235</text:p>
          </table:table-cell>
          <table:table-cell office:value-type="float" office:value="0.752022338579" calcext:value-type="float">
            <text:p>0.752022338579</text:p>
          </table:table-cell>
          <table:table-cell office:value-type="float" office:value="0.773628472187" calcext:value-type="float">
            <text:p>0.773628472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s</text:p>
          </table:table-cell>
          <table:table-cell table:style-name="ce6" office:value-type="string" calcext:value-type="string">
            <text:p>285.22-301.66</text:p>
          </table:table-cell>
          <table:table-cell table:style-name="ce12" office:value-type="float" office:value="0.322" calcext:value-type="float">
            <text:p>0.322</text:p>
          </table:table-cell>
          <table:table-cell table:style-name="ce12" office:value-type="float" office:value="0.335333333333" calcext:value-type="float">
            <text:p>0.335333333333</text:p>
          </table:table-cell>
          <table:table-cell table:style-name="ce12" office:value-type="float" office:value="0.260666666667" calcext:value-type="float">
            <text:p>0.260666666667</text:p>
          </table:table-cell>
          <table:table-cell table:style-name="ce12" office:value-type="float" office:value="0.254" calcext:value-type="float">
            <text:p>0.254</text:p>
          </table:table-cell>
          <table:table-cell table:style-name="ce12" office:value-type="float" office:value="0.287333333333" calcext:value-type="float">
            <text:p>0.287333333333</text:p>
          </table:table-cell>
          <table:table-cell table:style-name="ce12" office:value-type="float" office:value="0.191955555556" calcext:value-type="float">
            <text:p>0.191955555556</text:p>
          </table:table-cell>
          <table:table-cell/>
          <table:table-cell office:value-type="float" office:value="0.434463780413" calcext:value-type="float">
            <text:p>0.434463780413</text:p>
          </table:table-cell>
          <table:table-cell office:value-type="float" office:value="0.625548461991" calcext:value-type="float">
            <text:p>0.625548461991</text:p>
          </table:table-cell>
          <table:table-cell office:value-type="float" office:value="0.672066683441" calcext:value-type="float">
            <text:p>0.672066683441</text:p>
          </table:table-cell>
          <table:table-cell office:value-type="float" office:value="0.768833806853" calcext:value-type="float">
            <text:p>0.768833806853</text:p>
          </table:table-cell>
          <table:table-cell office:value-type="float" office:value="0.743653871295" calcext:value-type="float">
            <text:p>0.743653871295</text:p>
          </table:table-cell>
          <table:table-cell office:value-type="float" office:value="0.764303144833" calcext:value-type="float">
            <text:p>0.764303144833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301.66-318.76</text:p>
          </table:table-cell>
          <table:table-cell table:style-name="ce12" office:value-type="float" office:value="0.356666666667" calcext:value-type="float">
            <text:p>0.356666666667</text:p>
          </table:table-cell>
          <table:table-cell table:style-name="ce12" office:value-type="float" office:value="0.303333333333" calcext:value-type="float">
            <text:p>0.303333333333</text:p>
          </table:table-cell>
          <table:table-cell table:style-name="ce12" office:value-type="float" office:value="0.285333333333" calcext:value-type="float">
            <text:p>0.285333333333</text:p>
          </table:table-cell>
          <table:table-cell table:style-name="ce12" office:value-type="float" office:value="0.295333333333" calcext:value-type="float">
            <text:p>0.295333333333</text:p>
          </table:table-cell>
          <table:table-cell table:style-name="ce12" office:value-type="float" office:value="0.246666666667" calcext:value-type="float">
            <text:p>0.246666666667</text:p>
          </table:table-cell>
          <table:table-cell table:style-name="ce12" office:value-type="float" office:value="0.2064" calcext:value-type="float">
            <text:p>0.2064</text:p>
          </table:table-cell>
          <table:table-cell/>
          <table:table-cell office:value-type="float" office:value="0.45112438189" calcext:value-type="float">
            <text:p>0.45112438189</text:p>
          </table:table-cell>
          <table:table-cell office:value-type="float" office:value="0.678023268814" calcext:value-type="float">
            <text:p>0.678023268814</text:p>
          </table:table-cell>
          <table:table-cell office:value-type="float" office:value="0.75787633228" calcext:value-type="float">
            <text:p>0.75787633228</text:p>
          </table:table-cell>
          <table:table-cell office:value-type="float" office:value="0.700231254668" calcext:value-type="float">
            <text:p>0.700231254668</text:p>
          </table:table-cell>
          <table:table-cell office:value-type="float" office:value="0.761412861982" calcext:value-type="float">
            <text:p>0.761412861982</text:p>
          </table:table-cell>
          <table:table-cell office:value-type="float" office:value="0.791024040847" calcext:value-type="float">
            <text:p>0.79102404084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318.76-336.61</text:p>
          </table:table-cell>
          <table:table-cell table:style-name="ce12" office:value-type="float" office:value="0.393333333333" calcext:value-type="float">
            <text:p>0.393333333333</text:p>
          </table:table-cell>
          <table:table-cell table:style-name="ce12" office:value-type="float" office:value="0.356666666667" calcext:value-type="float">
            <text:p>0.356666666667</text:p>
          </table:table-cell>
          <table:table-cell table:style-name="ce12" office:value-type="float" office:value="0.274" calcext:value-type="float">
            <text:p>0.274</text:p>
          </table:table-cell>
          <table:table-cell table:style-name="ce12" office:value-type="float" office:value="0.268666666667" calcext:value-type="float">
            <text:p>0.268666666667</text:p>
          </table:table-cell>
          <table:table-cell table:style-name="ce12" office:value-type="float" office:value="0.314" calcext:value-type="float">
            <text:p>0.314</text:p>
          </table:table-cell>
          <table:table-cell table:style-name="ce12" office:value-type="float" office:value="0.19882962963" calcext:value-type="float">
            <text:p>0.19882962963</text:p>
          </table:table-cell>
          <table:table-cell/>
          <table:table-cell office:value-type="float" office:value="0.50446032842" calcext:value-type="float">
            <text:p>0.50446032842</text:p>
          </table:table-cell>
          <table:table-cell office:value-type="float" office:value="0.689431726396" calcext:value-type="float">
            <text:p>0.689431726396</text:p>
          </table:table-cell>
          <table:table-cell office:value-type="float" office:value="0.722597435963" calcext:value-type="float">
            <text:p>0.722597435963</text:p>
          </table:table-cell>
          <table:table-cell office:value-type="float" office:value="0.773785376219" calcext:value-type="float">
            <text:p>0.773785376219</text:p>
          </table:table-cell>
          <table:table-cell office:value-type="float" office:value="0.78685995113" calcext:value-type="float">
            <text:p>0.78685995113</text:p>
          </table:table-cell>
          <table:table-cell office:value-type="float" office:value="0.780368514388" calcext:value-type="float">
            <text:p>0.780368514388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336.61-355.26</text:p>
          </table:table-cell>
          <table:table-cell table:style-name="ce12" office:value-type="float" office:value="0.383333333333" calcext:value-type="float">
            <text:p>0.383333333333</text:p>
          </table:table-cell>
          <table:table-cell table:style-name="ce12" office:value-type="float" office:value="0.378" calcext:value-type="float">
            <text:p>0.378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0.326666666667" calcext:value-type="float">
            <text:p>0.326666666667</text:p>
          </table:table-cell>
          <table:table-cell table:style-name="ce12" office:value-type="float" office:value="0.327333333333" calcext:value-type="float">
            <text:p>0.327333333333</text:p>
          </table:table-cell>
          <table:table-cell table:style-name="ce12" office:value-type="float" office:value="0.181407407407" calcext:value-type="float">
            <text:p>0.181407407407</text:p>
          </table:table-cell>
          <table:table-cell/>
          <table:table-cell office:value-type="float" office:value="0.439372447092" calcext:value-type="float">
            <text:p>0.439372447092</text:p>
          </table:table-cell>
          <table:table-cell office:value-type="float" office:value="0.684474878459" calcext:value-type="float">
            <text:p>0.684474878459</text:p>
          </table:table-cell>
          <table:table-cell office:value-type="float" office:value="0.75599109147" calcext:value-type="float">
            <text:p>0.75599109147</text:p>
          </table:table-cell>
          <table:table-cell office:value-type="float" office:value="0.753270672137" calcext:value-type="float">
            <text:p>0.753270672137</text:p>
          </table:table-cell>
          <table:table-cell office:value-type="float" office:value="0.777251141886" calcext:value-type="float">
            <text:p>0.777251141886</text:p>
          </table:table-cell>
          <table:table-cell office:value-type="float" office:value="0.769286210579" calcext:value-type="float">
            <text:p>0.769286210579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355.26-374.74</text:p>
          </table:table-cell>
          <table:table-cell table:style-name="ce12" office:value-type="float" office:value="0.416" calcext:value-type="float">
            <text:p>0.416</text:p>
          </table:table-cell>
          <table:table-cell table:style-name="ce12" office:value-type="float" office:value="0.352" calcext:value-type="float">
            <text:p>0.352</text:p>
          </table:table-cell>
          <table:table-cell table:style-name="ce12" office:value-type="float" office:value="0.305333333333" calcext:value-type="float">
            <text:p>0.305333333333</text:p>
          </table:table-cell>
          <table:table-cell table:style-name="ce12" office:value-type="float" office:value="0.304666666667" calcext:value-type="float">
            <text:p>0.304666666667</text:p>
          </table:table-cell>
          <table:table-cell table:style-name="ce12" office:value-type="float" office:value="0.260666666667" calcext:value-type="float">
            <text:p>0.260666666667</text:p>
          </table:table-cell>
          <table:table-cell table:style-name="ce12" office:value-type="float" office:value="0.182844444444" calcext:value-type="float">
            <text:p>0.182844444444</text:p>
          </table:table-cell>
          <table:table-cell/>
          <table:table-cell office:value-type="float" office:value="0.432380897434" calcext:value-type="float">
            <text:p>0.432380897434</text:p>
          </table:table-cell>
          <table:table-cell office:value-type="float" office:value="0.68268917221" calcext:value-type="float">
            <text:p>0.68268917221</text:p>
          </table:table-cell>
          <table:table-cell office:value-type="float" office:value="0.698639437234" calcext:value-type="float">
            <text:p>0.698639437234</text:p>
          </table:table-cell>
          <table:table-cell office:value-type="float" office:value="0.738011837376" calcext:value-type="float">
            <text:p>0.738011837376</text:p>
          </table:table-cell>
          <table:table-cell office:value-type="float" office:value="0.715451966537" calcext:value-type="float">
            <text:p>0.715451966537</text:p>
          </table:table-cell>
          <table:table-cell office:value-type="float" office:value="0.765617837192" calcext:value-type="float">
            <text:p>0.765617837192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374.74-395.07</text:p>
          </table:table-cell>
          <table:table-cell table:style-name="ce12" office:value-type="float" office:value="0.414666666667" calcext:value-type="float">
            <text:p>0.414666666667</text:p>
          </table:table-cell>
          <table:table-cell table:style-name="ce12" office:value-type="float" office:value="0.371333333333" calcext:value-type="float">
            <text:p>0.371333333333</text:p>
          </table:table-cell>
          <table:table-cell table:style-name="ce12" office:value-type="float" office:value="0.308666666667" calcext:value-type="float">
            <text:p>0.308666666667</text:p>
          </table:table-cell>
          <table:table-cell table:style-name="ce12" office:value-type="float" office:value="0.347333333333" calcext:value-type="float">
            <text:p>0.347333333333</text:p>
          </table:table-cell>
          <table:table-cell table:style-name="ce12" office:value-type="float" office:value="0.304" calcext:value-type="float">
            <text:p>0.304</text:p>
          </table:table-cell>
          <table:table-cell table:style-name="ce12" office:value-type="float" office:value="0.188888888889" calcext:value-type="float">
            <text:p>0.188888888889</text:p>
          </table:table-cell>
          <table:table-cell/>
          <table:table-cell office:value-type="float" office:value="0.464239591888" calcext:value-type="float">
            <text:p>0.464239591888</text:p>
          </table:table-cell>
          <table:table-cell office:value-type="float" office:value="0.701289221263" calcext:value-type="float">
            <text:p>0.701289221263</text:p>
          </table:table-cell>
          <table:table-cell office:value-type="float" office:value="0.733004870181" calcext:value-type="float">
            <text:p>0.733004870181</text:p>
          </table:table-cell>
          <table:table-cell office:value-type="float" office:value="0.748406599752" calcext:value-type="float">
            <text:p>0.748406599752</text:p>
          </table:table-cell>
          <table:table-cell office:value-type="float" office:value="0.786921404306" calcext:value-type="float">
            <text:p>0.786921404306</text:p>
          </table:table-cell>
          <table:table-cell office:value-type="float" office:value="0.764902783911" calcext:value-type="float">
            <text:p>0.764902783911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395.07-416.32</text:p>
          </table:table-cell>
          <table:table-cell table:style-name="ce12" office:value-type="float" office:value="0.433333333333" calcext:value-type="float">
            <text:p>0.433333333333</text:p>
          </table:table-cell>
          <table:table-cell table:style-name="ce12" office:value-type="float" office:value="0.369333333333" calcext:value-type="float">
            <text:p>0.369333333333</text:p>
          </table:table-cell>
          <table:table-cell table:style-name="ce12" office:value-type="float" office:value="0.328666666667" calcext:value-type="float">
            <text:p>0.328666666667</text:p>
          </table:table-cell>
          <table:table-cell table:style-name="ce12" office:value-type="float" office:value="0.316" calcext:value-type="float">
            <text:p>0.316</text:p>
          </table:table-cell>
          <table:table-cell table:style-name="ce12" office:value-type="float" office:value="0.354666666667" calcext:value-type="float">
            <text:p>0.354666666667</text:p>
          </table:table-cell>
          <table:table-cell table:style-name="ce12" office:value-type="float" office:value="0.209437037037" calcext:value-type="float">
            <text:p>0.209437037037</text:p>
          </table:table-cell>
          <table:table-cell/>
          <table:table-cell office:value-type="float" office:value="0.436164724742" calcext:value-type="float">
            <text:p>0.436164724742</text:p>
          </table:table-cell>
          <table:table-cell office:value-type="float" office:value="0.689583981741" calcext:value-type="float">
            <text:p>0.689583981741</text:p>
          </table:table-cell>
          <table:table-cell office:value-type="float" office:value="0.69340020373" calcext:value-type="float">
            <text:p>0.69340020373</text:p>
          </table:table-cell>
          <table:table-cell office:value-type="float" office:value="0.734285843967" calcext:value-type="float">
            <text:p>0.734285843967</text:p>
          </table:table-cell>
          <table:table-cell office:value-type="float" office:value="0.71304063554" calcext:value-type="float">
            <text:p>0.71304063554</text:p>
          </table:table-cell>
          <table:table-cell office:value-type="float" office:value="0.773649045983" calcext:value-type="float">
            <text:p>0.773649045983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416.32-438.50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2" office:value-type="float" office:value="0.426666666667" calcext:value-type="float">
            <text:p>0.426666666667</text:p>
          </table:table-cell>
          <table:table-cell table:number-columns-repeated="2" table:style-name="ce12" office:value-type="float" office:value="0.338" calcext:value-type="float">
            <text:p>0.338</text:p>
          </table:table-cell>
          <table:table-cell table:style-name="ce12" office:value-type="float" office:value="0.279333333333" calcext:value-type="float">
            <text:p>0.279333333333</text:p>
          </table:table-cell>
          <table:table-cell table:style-name="ce12" office:value-type="float" office:value="0.219333333333" calcext:value-type="float">
            <text:p>0.219333333333</text:p>
          </table:table-cell>
          <table:table-cell/>
          <table:table-cell office:value-type="float" office:value="0.449945920452" calcext:value-type="float">
            <text:p>0.449945920452</text:p>
          </table:table-cell>
          <table:table-cell office:value-type="float" office:value="0.67351836603" calcext:value-type="float">
            <text:p>0.67351836603</text:p>
          </table:table-cell>
          <table:table-cell office:value-type="float" office:value="0.691578028162" calcext:value-type="float">
            <text:p>0.691578028162</text:p>
          </table:table-cell>
          <table:table-cell office:value-type="float" office:value="0.731718168813" calcext:value-type="float">
            <text:p>0.731718168813</text:p>
          </table:table-cell>
          <table:table-cell office:value-type="float" office:value="0.717977092901" calcext:value-type="float">
            <text:p>0.717977092901</text:p>
          </table:table-cell>
          <table:table-cell office:value-type="float" office:value="0.778324048046" calcext:value-type="float">
            <text:p>0.778324048046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438.50-461.67</text:p>
          </table:table-cell>
          <table:table-cell table:style-name="ce12" office:value-type="float" office:value="0.439333333333" calcext:value-type="float">
            <text:p>0.439333333333</text:p>
          </table:table-cell>
          <table:table-cell table:style-name="ce12" office:value-type="float" office:value="0.386666666667" calcext:value-type="float">
            <text:p>0.386666666667</text:p>
          </table:table-cell>
          <table:table-cell table:style-name="ce12" office:value-type="float" office:value="0.364" calcext:value-type="float">
            <text:p>0.364</text:p>
          </table:table-cell>
          <table:table-cell table:style-name="ce12" office:value-type="float" office:value="0.285333333333" calcext:value-type="float">
            <text:p>0.285333333333</text:p>
          </table:table-cell>
          <table:table-cell table:style-name="ce12" office:value-type="float" office:value="0.376" calcext:value-type="float">
            <text:p>0.376</text:p>
          </table:table-cell>
          <table:table-cell table:style-name="ce12" office:value-type="float" office:value="0.230740740741" calcext:value-type="float">
            <text:p>0.230740740741</text:p>
          </table:table-cell>
          <table:table-cell/>
          <table:table-cell office:value-type="float" office:value="0.49733307951" calcext:value-type="float">
            <text:p>0.49733307951</text:p>
          </table:table-cell>
          <table:table-cell office:value-type="float" office:value="0.674811548715" calcext:value-type="float">
            <text:p>0.674811548715</text:p>
          </table:table-cell>
          <table:table-cell office:value-type="float" office:value="0.743604729698" calcext:value-type="float">
            <text:p>0.743604729698</text:p>
          </table:table-cell>
          <table:table-cell office:value-type="float" office:value="0.739669483148" calcext:value-type="float">
            <text:p>0.739669483148</text:p>
          </table:table-cell>
          <table:table-cell office:value-type="float" office:value="0.723012031996" calcext:value-type="float">
            <text:p>0.723012031996</text:p>
          </table:table-cell>
          <table:table-cell office:value-type="float" office:value="0.766820081433" calcext:value-type="float">
            <text:p>0.766820081433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461.67-485.87</text:p>
          </table:table-cell>
          <table:table-cell table:style-name="ce12" office:value-type="float" office:value="0.413333333333" calcext:value-type="float">
            <text:p>0.413333333333</text:p>
          </table:table-cell>
          <table:table-cell table:style-name="ce12" office:value-type="float" office:value="0.417333333333" calcext:value-type="float">
            <text:p>0.417333333333</text:p>
          </table:table-cell>
          <table:table-cell table:style-name="ce12" office:value-type="float" office:value="0.330666666667" calcext:value-type="float">
            <text:p>0.330666666667</text:p>
          </table:table-cell>
          <table:table-cell table:style-name="ce12" office:value-type="float" office:value="0.396666666667" calcext:value-type="float">
            <text:p>0.396666666667</text:p>
          </table:table-cell>
          <table:table-cell table:style-name="ce12" office:value-type="float" office:value="0.327333333333" calcext:value-type="float">
            <text:p>0.327333333333</text:p>
          </table:table-cell>
          <table:table-cell table:style-name="ce12" office:value-type="float" office:value="0.236888888889" calcext:value-type="float">
            <text:p>0.236888888889</text:p>
          </table:table-cell>
          <table:table-cell/>
          <table:table-cell office:value-type="float" office:value="0.482999402294" calcext:value-type="float">
            <text:p>0.482999402294</text:p>
          </table:table-cell>
          <table:table-cell office:value-type="float" office:value="0.687930990578" calcext:value-type="float">
            <text:p>0.687930990578</text:p>
          </table:table-cell>
          <table:table-cell office:value-type="float" office:value="0.753148650311" calcext:value-type="float">
            <text:p>0.753148650311</text:p>
          </table:table-cell>
          <table:table-cell office:value-type="float" office:value="0.733486236732" calcext:value-type="float">
            <text:p>0.733486236732</text:p>
          </table:table-cell>
          <table:table-cell office:value-type="float" office:value="0.783525170028" calcext:value-type="float">
            <text:p>0.783525170028</text:p>
          </table:table-cell>
          <table:table-cell office:value-type="float" office:value="0.766797529746" calcext:value-type="float">
            <text:p>0.766797529746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485.87-511.14</text:p>
          </table:table-cell>
          <table:table-cell table:style-name="ce12" office:value-type="float" office:value="0.408666666667" calcext:value-type="float">
            <text:p>0.408666666667</text:p>
          </table:table-cell>
          <table:table-cell table:style-name="ce12" office:value-type="float" office:value="0.422" calcext:value-type="float">
            <text:p>0.422</text:p>
          </table:table-cell>
          <table:table-cell table:style-name="ce12" office:value-type="float" office:value="0.352666666667" calcext:value-type="float">
            <text:p>0.352666666667</text:p>
          </table:table-cell>
          <table:table-cell table:style-name="ce12" office:value-type="float" office:value="0.368666666667" calcext:value-type="float">
            <text:p>0.368666666667</text:p>
          </table:table-cell>
          <table:table-cell table:style-name="ce12" office:value-type="float" office:value="0.329333333333" calcext:value-type="float">
            <text:p>0.329333333333</text:p>
          </table:table-cell>
          <table:table-cell table:style-name="ce12" office:value-type="float" office:value="0.253748148148" calcext:value-type="float">
            <text:p>0.253748148148</text:p>
          </table:table-cell>
          <table:table-cell/>
          <table:table-cell office:value-type="float" office:value="0.463654515436" calcext:value-type="float">
            <text:p>0.463654515436</text:p>
          </table:table-cell>
          <table:table-cell office:value-type="float" office:value="0.70404346924" calcext:value-type="float">
            <text:p>0.70404346924</text:p>
          </table:table-cell>
          <table:table-cell office:value-type="float" office:value="0.730919457198" calcext:value-type="float">
            <text:p>0.730919457198</text:p>
          </table:table-cell>
          <table:table-cell office:value-type="float" office:value="0.688558870606" calcext:value-type="float">
            <text:p>0.688558870606</text:p>
          </table:table-cell>
          <table:table-cell office:value-type="float" office:value="0.739781422757" calcext:value-type="float">
            <text:p>0.739781422757</text:p>
          </table:table-cell>
          <table:table-cell office:value-type="float" office:value="0.769771799268" calcext:value-type="float">
            <text:p>0.769771799268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511.14-537.54</text:p>
          </table:table-cell>
          <table:table-cell table:style-name="ce12" office:value-type="float" office:value="0.367333333333" calcext:value-type="float">
            <text:p>0.367333333333</text:p>
          </table:table-cell>
          <table:table-cell table:style-name="ce12" office:value-type="float" office:value="0.451333333333" calcext:value-type="float">
            <text:p>0.451333333333</text:p>
          </table:table-cell>
          <table:table-cell table:style-name="ce12" office:value-type="float" office:value="0.414666666667" calcext:value-type="float">
            <text:p>0.414666666667</text:p>
          </table:table-cell>
          <table:table-cell table:style-name="ce12" office:value-type="float" office:value="0.452666666667" calcext:value-type="float">
            <text:p>0.452666666667</text:p>
          </table:table-cell>
          <table:table-cell table:style-name="ce12" office:value-type="float" office:value="0.436666666667" calcext:value-type="float">
            <text:p>0.436666666667</text:p>
          </table:table-cell>
          <table:table-cell table:style-name="ce12" office:value-type="float" office:value="0.321096296296" calcext:value-type="float">
            <text:p>0.321096296296</text:p>
          </table:table-cell>
          <table:table-cell/>
          <table:table-cell office:value-type="float" office:value="0.451958163464" calcext:value-type="float">
            <text:p>0.451958163464</text:p>
          </table:table-cell>
          <table:table-cell office:value-type="float" office:value="0.676282271413" calcext:value-type="float">
            <text:p>0.676282271413</text:p>
          </table:table-cell>
          <table:table-cell office:value-type="float" office:value="0.733155944198" calcext:value-type="float">
            <text:p>0.733155944198</text:p>
          </table:table-cell>
          <table:table-cell office:value-type="float" office:value="0.744039971937" calcext:value-type="float">
            <text:p>0.744039971937</text:p>
          </table:table-cell>
          <table:table-cell office:value-type="float" office:value="0.773725678891" calcext:value-type="float">
            <text:p>0.773725678891</text:p>
          </table:table-cell>
          <table:table-cell office:value-type="float" office:value="0.76858577" calcext:value-type="float">
            <text:p>0.7685857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477930302739" calcext:value-type="float">
            <text:p>0.477930302739</text:p>
          </table:table-cell>
          <table:table-cell office:value-type="float" office:value="0.679449407634" calcext:value-type="float">
            <text:p>0.679449407634</text:p>
          </table:table-cell>
          <table:table-cell office:value-type="float" office:value="0.708447360429" calcext:value-type="float">
            <text:p>0.708447360429</text:p>
          </table:table-cell>
          <table:table-cell office:value-type="float" office:value="0.704884724318" calcext:value-type="float">
            <text:p>0.704884724318</text:p>
          </table:table-cell>
          <table:table-cell office:value-type="float" office:value="0.746822585678" calcext:value-type="float">
            <text:p>0.746822585678</text:p>
          </table:table-cell>
          <table:table-cell office:value-type="float" office:value="0.800717811994" calcext:value-type="float">
            <text:p>0.80071781199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R4R5R6</text:p>
          </table:table-cell>
          <table:table-cell table:style-name="ce7" office:value-type="string" calcext:value-type="string">
            <text:p>269.50-285.22</text:p>
          </table:table-cell>
          <table:table-cell table:style-name="ce13" office:value-type="float" office:value="0.272666666667" calcext:value-type="float">
            <text:p>0.272666666667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3" office:value-type="float" office:value="0.286666666667" calcext:value-type="float">
            <text:p>0.286666666667</text:p>
          </table:table-cell>
          <table:table-cell table:style-name="ce13" office:value-type="float" office:value="0.233333333333" calcext:value-type="float">
            <text:p>0.233333333333</text:p>
          </table:table-cell>
          <table:table-cell table:style-name="ce13" office:value-type="float" office:value="0.262666666667" calcext:value-type="float">
            <text:p>0.262666666667</text:p>
          </table:table-cell>
          <table:table-cell table:style-name="ce13" office:value-type="float" office:value="0.178666666667" calcext:value-type="float">
            <text:p>0.178666666667</text:p>
          </table:table-cell>
          <table:table-cell/>
          <table:table-cell table:style-name="ce7" office:value-type="float" office:value="0.435625129972" calcext:value-type="float">
            <text:p>0.435625129972</text:p>
          </table:table-cell>
          <table:table-cell table:style-name="ce7" office:value-type="float" office:value="0.710911506927" calcext:value-type="float">
            <text:p>0.710911506927</text:p>
          </table:table-cell>
          <table:table-cell table:style-name="ce7" office:value-type="float" office:value="0.704239838601" calcext:value-type="float">
            <text:p>0.704239838601</text:p>
          </table:table-cell>
          <table:table-cell table:style-name="ce7" office:value-type="float" office:value="0.682545402614" calcext:value-type="float">
            <text:p>0.682545402614</text:p>
          </table:table-cell>
          <table:table-cell table:style-name="ce7" office:value-type="float" office:value="0.801083740661" calcext:value-type="float">
            <text:p>0.801083740661</text:p>
          </table:table-cell>
          <table:table-cell table:style-name="ce7" office:value-type="float" office:value="0.615783246175" calcext:value-type="float">
            <text:p>0.615783246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-REMD</text:p>
          </table:table-cell>
          <table:table-cell table:style-name="ce7" office:value-type="string" calcext:value-type="string">
            <text:p>285.22-301.66</text:p>
          </table:table-cell>
          <table:table-cell table:style-name="ce13" office:value-type="float" office:value="0.345333333333" calcext:value-type="float">
            <text:p>0.345333333333</text:p>
          </table:table-cell>
          <table:table-cell table:style-name="ce13" office:value-type="float" office:value="0.314666666667" calcext:value-type="float">
            <text:p>0.314666666667</text:p>
          </table:table-cell>
          <table:table-cell table:style-name="ce13" office:value-type="float" office:value="0.272" calcext:value-type="float">
            <text:p>0.272</text:p>
          </table:table-cell>
          <table:table-cell table:style-name="ce13" office:value-type="float" office:value="0.289333333333" calcext:value-type="float">
            <text:p>0.289333333333</text:p>
          </table:table-cell>
          <table:table-cell table:style-name="ce13" office:value-type="float" office:value="0.216" calcext:value-type="float">
            <text:p>0.216</text:p>
          </table:table-cell>
          <table:table-cell table:style-name="ce13" office:value-type="float" office:value="0.169333333333" calcext:value-type="float">
            <text:p>0.169333333333</text:p>
          </table:table-cell>
          <table:table-cell/>
          <table:table-cell table:style-name="ce7" office:value-type="float" office:value="0.43048497681" calcext:value-type="float">
            <text:p>0.43048497681</text:p>
          </table:table-cell>
          <table:table-cell table:style-name="ce7" office:value-type="float" office:value="0.779833034142" calcext:value-type="float">
            <text:p>0.779833034142</text:p>
          </table:table-cell>
          <table:table-cell table:style-name="ce7" office:value-type="float" office:value="0.758590852766" calcext:value-type="float">
            <text:p>0.758590852766</text:p>
          </table:table-cell>
          <table:table-cell table:style-name="ce7" office:value-type="float" office:value="0.763000525881" calcext:value-type="float">
            <text:p>0.763000525881</text:p>
          </table:table-cell>
          <table:table-cell table:style-name="ce7" office:value-type="float" office:value="0.833118880594" calcext:value-type="float">
            <text:p>0.833118880594</text:p>
          </table:table-cell>
          <table:table-cell table:style-name="ce7" office:value-type="float" office:value="0.536854221184" calcext:value-type="float">
            <text:p>0.536854221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s</text:p>
          </table:table-cell>
          <table:table-cell table:style-name="ce7" office:value-type="string" calcext:value-type="string">
            <text:p>301.66-318.76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0.318" calcext:value-type="float">
            <text:p>0.318</text:p>
          </table:table-cell>
          <table:table-cell table:style-name="ce13" office:value-type="float" office:value="0.248" calcext:value-type="float">
            <text:p>0.248</text:p>
          </table:table-cell>
          <table:table-cell table:style-name="ce13" office:value-type="float" office:value="0.269333333333" calcext:value-type="float">
            <text:p>0.269333333333</text:p>
          </table:table-cell>
          <table:table-cell table:style-name="ce13" office:value-type="float" office:value="0.279333333333" calcext:value-type="float">
            <text:p>0.279333333333</text:p>
          </table:table-cell>
          <table:table-cell table:style-name="ce13" office:value-type="float" office:value="0.178666666667" calcext:value-type="float">
            <text:p>0.178666666667</text:p>
          </table:table-cell>
          <table:table-cell/>
          <table:table-cell table:style-name="ce7" office:value-type="float" office:value="0.475584782278" calcext:value-type="float">
            <text:p>0.475584782278</text:p>
          </table:table-cell>
          <table:table-cell table:style-name="ce7" office:value-type="float" office:value="0.672720828434" calcext:value-type="float">
            <text:p>0.672720828434</text:p>
          </table:table-cell>
          <table:table-cell table:style-name="ce7" office:value-type="float" office:value="0.684889978986" calcext:value-type="float">
            <text:p>0.684889978986</text:p>
          </table:table-cell>
          <table:table-cell table:style-name="ce7" office:value-type="float" office:value="0.776661881725" calcext:value-type="float">
            <text:p>0.776661881725</text:p>
          </table:table-cell>
          <table:table-cell table:style-name="ce7" office:value-type="float" office:value="0.733657869928" calcext:value-type="float">
            <text:p>0.733657869928</text:p>
          </table:table-cell>
          <table:table-cell table:style-name="ce7" office:value-type="float" office:value="0.518496061814" calcext:value-type="float">
            <text:p>0.518496061814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318.76-336.61</text:p>
          </table:table-cell>
          <table:table-cell table:style-name="ce13" office:value-type="float" office:value="0.391333333333" calcext:value-type="float">
            <text:p>0.391333333333</text:p>
          </table:table-cell>
          <table:table-cell table:style-name="ce13" office:value-type="float" office:value="0.319333333333" calcext:value-type="float">
            <text:p>0.319333333333</text:p>
          </table:table-cell>
          <table:table-cell table:style-name="ce13" office:value-type="float" office:value="0.267333333333" calcext:value-type="float">
            <text:p>0.267333333333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314" calcext:value-type="float">
            <text:p>0.314</text:p>
          </table:table-cell>
          <table:table-cell table:style-name="ce13" office:value-type="float" office:value="0.184" calcext:value-type="float">
            <text:p>0.184</text:p>
          </table:table-cell>
          <table:table-cell/>
          <table:table-cell table:style-name="ce7" office:value-type="float" office:value="0.452680808829" calcext:value-type="float">
            <text:p>0.452680808829</text:p>
          </table:table-cell>
          <table:table-cell table:style-name="ce7" office:value-type="float" office:value="0.720058504619" calcext:value-type="float">
            <text:p>0.720058504619</text:p>
          </table:table-cell>
          <table:table-cell table:style-name="ce7" office:value-type="float" office:value="0.714207739752" calcext:value-type="float">
            <text:p>0.714207739752</text:p>
          </table:table-cell>
          <table:table-cell table:style-name="ce7" office:value-type="float" office:value="0.709918357449" calcext:value-type="float">
            <text:p>0.709918357449</text:p>
          </table:table-cell>
          <table:table-cell table:style-name="ce7" office:value-type="float" office:value="0.749142564676" calcext:value-type="float">
            <text:p>0.749142564676</text:p>
          </table:table-cell>
          <table:table-cell table:style-name="ce7" office:value-type="float" office:value="0.595943040429" calcext:value-type="float">
            <text:p>0.595943040429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336.61-355.26</text:p>
          </table:table-cell>
          <table:table-cell table:style-name="ce13" office:value-type="float" office:value="0.372" calcext:value-type="float">
            <text:p>0.372</text:p>
          </table:table-cell>
          <table:table-cell table:style-name="ce13" office:value-type="float" office:value="0.346666666667" calcext:value-type="float">
            <text:p>0.346666666667</text:p>
          </table:table-cell>
          <table:table-cell table:style-name="ce13" office:value-type="float" office:value="0.274" calcext:value-type="float">
            <text:p>0.274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0.260666666667" calcext:value-type="float">
            <text:p>0.260666666667</text:p>
          </table:table-cell>
          <table:table-cell table:style-name="ce13" office:value-type="float" office:value="0.164" calcext:value-type="float">
            <text:p>0.164</text:p>
          </table:table-cell>
          <table:table-cell/>
          <table:table-cell table:style-name="ce7" office:value-type="float" office:value="0.46633063413" calcext:value-type="float">
            <text:p>0.46633063413</text:p>
          </table:table-cell>
          <table:table-cell table:style-name="ce7" office:value-type="float" office:value="0.697331498735" calcext:value-type="float">
            <text:p>0.697331498735</text:p>
          </table:table-cell>
          <table:table-cell table:style-name="ce7" office:value-type="float" office:value="0.742676963249" calcext:value-type="float">
            <text:p>0.742676963249</text:p>
          </table:table-cell>
          <table:table-cell table:style-name="ce7" office:value-type="float" office:value="0.704127383418" calcext:value-type="float">
            <text:p>0.704127383418</text:p>
          </table:table-cell>
          <table:table-cell table:style-name="ce7" office:value-type="float" office:value="0.740458984767" calcext:value-type="float">
            <text:p>0.740458984767</text:p>
          </table:table-cell>
          <table:table-cell table:style-name="ce7" office:value-type="float" office:value="0.57633329859" calcext:value-type="float">
            <text:p>0.57633329859</text:p>
          </table:table-cell>
          <table:table-cell table:number-columns-repeated="2"/>
          <table:table-cell office:value-type="string" calcext:value-type="string">
            <text:p>somos</text:p>
          </table:table-cell>
          <table:table-cell office:value-type="string" calcext:value-type="string">
            <text:p>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0.3</text:p>
          </table:table-cell>
        </table:table-row>
        <table:table-row table:style-name="ro1">
          <table:table-cell/>
          <table:table-cell table:style-name="ce7" office:value-type="string" calcext:value-type="string">
            <text:p>355.26-374.74</text:p>
          </table:table-cell>
          <table:table-cell table:style-name="ce13" office:value-type="float" office:value="0.411333333333" calcext:value-type="float">
            <text:p>0.411333333333</text:p>
          </table:table-cell>
          <table:table-cell table:style-name="ce13" office:value-type="float" office:value="0.383333333333" calcext:value-type="float">
            <text:p>0.383333333333</text:p>
          </table:table-cell>
          <table:table-cell table:style-name="ce13" office:value-type="float" office:value="0.280666666667" calcext:value-type="float">
            <text:p>0.280666666667</text:p>
          </table:table-cell>
          <table:table-cell table:style-name="ce13" office:value-type="float" office:value="0.283333333333" calcext:value-type="float">
            <text:p>0.28333333333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138" calcext:value-type="float">
            <text:p>0.138</text:p>
          </table:table-cell>
          <table:table-cell/>
          <table:table-cell table:style-name="ce7" office:value-type="float" office:value="0.474437317172" calcext:value-type="float">
            <text:p>0.474437317172</text:p>
          </table:table-cell>
          <table:table-cell table:style-name="ce7" office:value-type="float" office:value="0.670765678917" calcext:value-type="float">
            <text:p>0.670765678917</text:p>
          </table:table-cell>
          <table:table-cell table:style-name="ce7" office:value-type="float" office:value="0.702420281244" calcext:value-type="float">
            <text:p>0.702420281244</text:p>
          </table:table-cell>
          <table:table-cell table:style-name="ce7" office:value-type="float" office:value="0.729562179486" calcext:value-type="float">
            <text:p>0.729562179486</text:p>
          </table:table-cell>
          <table:table-cell table:style-name="ce7" office:value-type="float" office:value="0.73108182667" calcext:value-type="float">
            <text:p>0.73108182667</text:p>
          </table:table-cell>
          <table:table-cell table:style-name="ce7" office:value-type="float" office:value="0.523666885509" calcext:value-type="float">
            <text:p>0.523666885509</text:p>
          </table:table-cell>
          <table:table-cell table:number-columns-repeated="2"/>
          <table:table-cell office:value-type="string" calcext:value-type="string">
            <text:p>valor</text:p>
          </table:table-cell>
          <table:table-cell office:value-type="string" calcext:value-type="string">
            <text:p>=</text:p>
          </table:table-cell>
          <table:table-cell office:value-type="float" office:value="0.246844444444" calcext:value-type="float">
            <text:p>0.246844444444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374.74-395.07</text:p>
          </table:table-cell>
          <table:table-cell table:style-name="ce13" office:value-type="float" office:value="0.415333333333" calcext:value-type="float">
            <text:p>0.415333333333</text:p>
          </table:table-cell>
          <table:table-cell table:style-name="ce13" office:value-type="float" office:value="0.353333333333" calcext:value-type="float">
            <text:p>0.353333333333</text:p>
          </table:table-cell>
          <table:table-cell table:style-name="ce13" office:value-type="float" office:value="0.322" calcext:value-type="float">
            <text:p>0.322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3" office:value-type="float" office:value="0.315333333333" calcext:value-type="float">
            <text:p>0.315333333333</text:p>
          </table:table-cell>
          <table:table-cell table:style-name="ce13" office:value-type="float" office:value="0.181333333333" calcext:value-type="float">
            <text:p>0.181333333333</text:p>
          </table:table-cell>
          <table:table-cell/>
          <table:table-cell table:style-name="ce7" office:value-type="float" office:value="0.489216984855" calcext:value-type="float">
            <text:p>0.489216984855</text:p>
          </table:table-cell>
          <table:table-cell table:style-name="ce7" office:value-type="float" office:value="0.626711128034" calcext:value-type="float">
            <text:p>0.626711128034</text:p>
          </table:table-cell>
          <table:table-cell table:style-name="ce7" office:value-type="float" office:value="0.724395100204" calcext:value-type="float">
            <text:p>0.724395100204</text:p>
          </table:table-cell>
          <table:table-cell table:style-name="ce7" office:value-type="float" office:value="0.72853185908" calcext:value-type="float">
            <text:p>0.72853185908</text:p>
          </table:table-cell>
          <table:table-cell table:style-name="ce7" office:value-type="float" office:value="0.695669762116" calcext:value-type="float">
            <text:p>0.695669762116</text:p>
          </table:table-cell>
          <table:table-cell table:style-name="ce7" office:value-type="float" office:value="0.525768489878" calcext:value-type="float">
            <text:p>0.525768489878</text:p>
          </table:table-cell>
          <table:table-cell table:number-columns-repeated="2"/>
          <table:table-cell office:value-type="float" office:value="0.246844444444" calcext:value-type="float">
            <text:p>0.246844444444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395.07-416.32</text:p>
          </table:table-cell>
          <table:table-cell table:style-name="ce13" office:value-type="float" office:value="0.429333333333" calcext:value-type="float">
            <text:p>0.429333333333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3" office:value-type="float" office:value="0.328" calcext:value-type="float">
            <text:p>0.328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177333333333" calcext:value-type="float">
            <text:p>0.177333333333</text:p>
          </table:table-cell>
          <table:table-cell/>
          <table:table-cell table:style-name="ce7" office:value-type="float" office:value="0.464123818118" calcext:value-type="float">
            <text:p>0.464123818118</text:p>
          </table:table-cell>
          <table:table-cell table:style-name="ce7" office:value-type="float" office:value="0.682440491037" calcext:value-type="float">
            <text:p>0.682440491037</text:p>
          </table:table-cell>
          <table:table-cell table:style-name="ce7" office:value-type="float" office:value="0.751424281251" calcext:value-type="float">
            <text:p>0.751424281251</text:p>
          </table:table-cell>
          <table:table-cell table:style-name="ce7" office:value-type="float" office:value="0.721605956138" calcext:value-type="float">
            <text:p>0.721605956138</text:p>
          </table:table-cell>
          <table:table-cell table:style-name="ce7" office:value-type="float" office:value="0.755185135242" calcext:value-type="float">
            <text:p>0.755185135242</text:p>
          </table:table-cell>
          <table:table-cell table:style-name="ce7" office:value-type="float" office:value="0.590605772235" calcext:value-type="float">
            <text:p>0.5906057722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416.32-438.50</text:p>
          </table:table-cell>
          <table:table-cell table:style-name="ce13" office:value-type="float" office:value="0.42" calcext:value-type="float">
            <text:p>0.42</text:p>
          </table:table-cell>
          <table:table-cell table:style-name="ce13" office:value-type="float" office:value="0.380666666667" calcext:value-type="float">
            <text:p>0.380666666667</text:p>
          </table:table-cell>
          <table:table-cell table:style-name="ce13" office:value-type="float" office:value="0.317333333333" calcext:value-type="float">
            <text:p>0.317333333333</text:p>
          </table:table-cell>
          <table:table-cell table:style-name="ce13" office:value-type="float" office:value="0.402" calcext:value-type="float">
            <text:p>0.402</text:p>
          </table:table-cell>
          <table:table-cell table:style-name="ce13" office:value-type="float" office:value="0.322666666667" calcext:value-type="float">
            <text:p>0.322666666667</text:p>
          </table:table-cell>
          <table:table-cell table:style-name="ce13" office:value-type="float" office:value="0.19" calcext:value-type="float">
            <text:p>0.19</text:p>
          </table:table-cell>
          <table:table-cell/>
          <table:table-cell table:style-name="ce7" office:value-type="float" office:value="0.448321960267" calcext:value-type="float">
            <text:p>0.448321960267</text:p>
          </table:table-cell>
          <table:table-cell table:style-name="ce7" office:value-type="float" office:value="0.692588633266" calcext:value-type="float">
            <text:p>0.692588633266</text:p>
          </table:table-cell>
          <table:table-cell table:style-name="ce7" office:value-type="float" office:value="0.723607937368" calcext:value-type="float">
            <text:p>0.723607937368</text:p>
          </table:table-cell>
          <table:table-cell table:style-name="ce7" office:value-type="float" office:value="0.72750722722" calcext:value-type="float">
            <text:p>0.72750722722</text:p>
          </table:table-cell>
          <table:table-cell table:style-name="ce7" office:value-type="float" office:value="0.760682617699" calcext:value-type="float">
            <text:p>0.760682617699</text:p>
          </table:table-cell>
          <table:table-cell table:style-name="ce7" office:value-type="float" office:value="0.547561994985" calcext:value-type="float">
            <text:p>0.547561994985</text:p>
          </table:table-cell>
          <table:table-cell table:number-columns-repeated="2"/>
          <table:table-cell office:value-type="string" calcext:value-type="string">
            <text:p>somos</text:p>
          </table:table-cell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0.246844444444</text:p>
          </table:table-cell>
        </table:table-row>
        <table:table-row table:style-name="ro1">
          <table:table-cell/>
          <table:table-cell table:style-name="ce7" office:value-type="string" calcext:value-type="string">
            <text:p>438.50-461.67</text:p>
          </table:table-cell>
          <table:table-cell table:style-name="ce13" office:value-type="float" office:value="0.45" calcext:value-type="float">
            <text:p>0.45</text:p>
          </table:table-cell>
          <table:table-cell table:style-name="ce13" office:value-type="float" office:value="0.390666666667" calcext:value-type="float">
            <text:p>0.390666666667</text:p>
          </table:table-cell>
          <table:table-cell table:number-columns-repeated="2" table:style-name="ce13" office:value-type="float" office:value="0.376" calcext:value-type="float">
            <text:p>0.376</text:p>
          </table:table-cell>
          <table:table-cell table:style-name="ce13" office:value-type="float" office:value="0.35" calcext:value-type="float">
            <text:p>0.35</text:p>
          </table:table-cell>
          <table:table-cell table:style-name="ce13" office:value-type="float" office:value="0.205333333333" calcext:value-type="float">
            <text:p>0.205333333333</text:p>
          </table:table-cell>
          <table:table-cell/>
          <table:table-cell table:style-name="ce7" office:value-type="float" office:value="0.460651000328" calcext:value-type="float">
            <text:p>0.460651000328</text:p>
          </table:table-cell>
          <table:table-cell table:style-name="ce7" office:value-type="float" office:value="0.667891932477" calcext:value-type="float">
            <text:p>0.667891932477</text:p>
          </table:table-cell>
          <table:table-cell table:style-name="ce7" office:value-type="float" office:value="0.734216276335" calcext:value-type="float">
            <text:p>0.734216276335</text:p>
          </table:table-cell>
          <table:table-cell table:style-name="ce7" office:value-type="float" office:value="0.798937455579" calcext:value-type="float">
            <text:p>0.798937455579</text:p>
          </table:table-cell>
          <table:table-cell table:style-name="ce7" office:value-type="float" office:value="0.820860154571" calcext:value-type="float">
            <text:p>0.820860154571</text:p>
          </table:table-cell>
          <table:table-cell table:style-name="ce7" office:value-type="float" office:value="0.554822219265" calcext:value-type="float">
            <text:p>0.55482221926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461.67-485.87</text:p>
          </table:table-cell>
          <table:table-cell table:style-name="ce13" office:value-type="float" office:value="0.424" calcext:value-type="float">
            <text:p>0.424</text:p>
          </table:table-cell>
          <table:table-cell table:style-name="ce13" office:value-type="float" office:value="0.394666666667" calcext:value-type="float">
            <text:p>0.394666666667</text:p>
          </table:table-cell>
          <table:table-cell table:style-name="ce13" office:value-type="float" office:value="0.35" calcext:value-type="float">
            <text:p>0.35</text:p>
          </table:table-cell>
          <table:table-cell table:style-name="ce13" office:value-type="float" office:value="0.356666666667" calcext:value-type="float">
            <text:p>0.356666666667</text:p>
          </table:table-cell>
          <table:table-cell table:style-name="ce13" office:value-type="float" office:value="0.303333333333" calcext:value-type="float">
            <text:p>0.303333333333</text:p>
          </table:table-cell>
          <table:table-cell table:style-name="ce13" office:value-type="float" office:value="0.212666666667" calcext:value-type="float">
            <text:p>0.212666666667</text:p>
          </table:table-cell>
          <table:table-cell/>
          <table:table-cell table:style-name="ce7" office:value-type="float" office:value="0.494560880816" calcext:value-type="float">
            <text:p>0.494560880816</text:p>
          </table:table-cell>
          <table:table-cell table:style-name="ce7" office:value-type="float" office:value="0.693805343944" calcext:value-type="float">
            <text:p>0.693805343944</text:p>
          </table:table-cell>
          <table:table-cell table:style-name="ce7" office:value-type="float" office:value="0.688487665543" calcext:value-type="float">
            <text:p>0.688487665543</text:p>
          </table:table-cell>
          <table:table-cell table:style-name="ce7" office:value-type="float" office:value="0.736894315579" calcext:value-type="float">
            <text:p>0.736894315579</text:p>
          </table:table-cell>
          <table:table-cell table:style-name="ce7" office:value-type="float" office:value="0.775924728971" calcext:value-type="float">
            <text:p>0.775924728971</text:p>
          </table:table-cell>
          <table:table-cell table:style-name="ce7" office:value-type="float" office:value="0.574894330926" calcext:value-type="float">
            <text:p>0.574894330926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485.87-511.14</text:p>
          </table:table-cell>
          <table:table-cell table:style-name="ce13" office:value-type="float" office:value="0.400666666667" calcext:value-type="float">
            <text:p>0.400666666667</text:p>
          </table:table-cell>
          <table:table-cell table:style-name="ce13" office:value-type="float" office:value="0.379333333333" calcext:value-type="float">
            <text:p>0.379333333333</text:p>
          </table:table-cell>
          <table:table-cell table:style-name="ce13" office:value-type="float" office:value="0.363333333333" calcext:value-type="float">
            <text:p>0.363333333333</text:p>
          </table:table-cell>
          <table:table-cell table:style-name="ce13" office:value-type="float" office:value="0.404666666667" calcext:value-type="float">
            <text:p>0.404666666667</text:p>
          </table:table-cell>
          <table:table-cell table:style-name="ce13" office:value-type="float" office:value="0.353333333333" calcext:value-type="float">
            <text:p>0.353333333333</text:p>
          </table:table-cell>
          <table:table-cell table:style-name="ce13" office:value-type="float" office:value="0.225333333333" calcext:value-type="float">
            <text:p>0.225333333333</text:p>
          </table:table-cell>
          <table:table-cell/>
          <table:table-cell table:style-name="ce7" office:value-type="float" office:value="0.465549935894" calcext:value-type="float">
            <text:p>0.465549935894</text:p>
          </table:table-cell>
          <table:table-cell table:style-name="ce7" office:value-type="float" office:value="0.7076414801" calcext:value-type="float">
            <text:p>0.7076414801</text:p>
          </table:table-cell>
          <table:table-cell table:style-name="ce7" office:value-type="float" office:value="0.688060165763" calcext:value-type="float">
            <text:p>0.688060165763</text:p>
          </table:table-cell>
          <table:table-cell table:style-name="ce7" office:value-type="float" office:value="0.761403658697" calcext:value-type="float">
            <text:p>0.761403658697</text:p>
          </table:table-cell>
          <table:table-cell table:style-name="ce7" office:value-type="float" office:value="0.741796406793" calcext:value-type="float">
            <text:p>0.741796406793</text:p>
          </table:table-cell>
          <table:table-cell table:style-name="ce7" office:value-type="float" office:value="0.552462840505" calcext:value-type="float">
            <text:p>0.55246284050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511.14-537.54</text:p>
          </table:table-cell>
          <table:table-cell table:style-name="ce13" office:value-type="float" office:value="0.367333333333" calcext:value-type="float">
            <text:p>0.367333333333</text:p>
          </table:table-cell>
          <table:table-cell table:style-name="ce13" office:value-type="float" office:value="0.446" calcext:value-type="float">
            <text:p>0.446</text:p>
          </table:table-cell>
          <table:table-cell table:style-name="ce13" office:value-type="float" office:value="0.419333333333" calcext:value-type="float">
            <text:p>0.419333333333</text:p>
          </table:table-cell>
          <table:table-cell table:style-name="ce13" office:value-type="float" office:value="0.472" calcext:value-type="float">
            <text:p>0.472</text:p>
          </table:table-cell>
          <table:table-cell table:style-name="ce13" office:value-type="float" office:value="0.418666666667" calcext:value-type="float">
            <text:p>0.418666666667</text:p>
          </table:table-cell>
          <table:table-cell table:style-name="ce13" office:value-type="float" office:value="0.243333333333" calcext:value-type="float">
            <text:p>0.243333333333</text:p>
          </table:table-cell>
          <table:table-cell/>
          <table:table-cell table:style-name="ce7" office:value-type="float" office:value="0.460903149138" calcext:value-type="float">
            <text:p>0.460903149138</text:p>
          </table:table-cell>
          <table:table-cell table:style-name="ce7" office:value-type="float" office:value="0.678104072446" calcext:value-type="float">
            <text:p>0.678104072446</text:p>
          </table:table-cell>
          <table:table-cell table:style-name="ce7" office:value-type="float" office:value="0.652244593104" calcext:value-type="float">
            <text:p>0.652244593104</text:p>
          </table:table-cell>
          <table:table-cell table:style-name="ce7" office:value-type="float" office:value="0.739491017904" calcext:value-type="float">
            <text:p>0.739491017904</text:p>
          </table:table-cell>
          <table:table-cell table:style-name="ce7" office:value-type="float" office:value="0.748118375929" calcext:value-type="float">
            <text:p>0.748118375929</text:p>
          </table:table-cell>
          <table:table-cell table:style-name="ce7" office:value-type="float" office:value="0.564903272625" calcext:value-type="float">
            <text:p>0.564903272625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7" office:value-type="float" office:value="0.477667475248" calcext:value-type="float">
            <text:p>0.477667475248</text:p>
          </table:table-cell>
          <table:table-cell table:style-name="ce7" office:value-type="float" office:value="0.692113257371" calcext:value-type="float">
            <text:p>0.692113257371</text:p>
          </table:table-cell>
          <table:table-cell table:style-name="ce7" office:value-type="float" office:value="0.775557541709" calcext:value-type="float">
            <text:p>0.775557541709</text:p>
          </table:table-cell>
          <table:table-cell table:style-name="ce7" office:value-type="float" office:value="0.819400372611" calcext:value-type="float">
            <text:p>0.819400372611</text:p>
          </table:table-cell>
          <table:table-cell table:style-name="ce7" office:value-type="float" office:value="0.74466582694" calcext:value-type="float">
            <text:p>0.74466582694</text:p>
          </table:table-cell>
          <table:table-cell table:style-name="ce7" office:value-type="float" office:value="0.544406322554" calcext:value-type="float">
            <text:p>0.544406322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R2R3</text:p>
          </table:table-cell>
          <table:table-cell table:style-name="ce8" office:value-type="string" calcext:value-type="string">
            <text:p>269.50-285.22</text:p>
          </table:table-cell>
          <table:table-cell table:style-name="ce18" office:value-type="float" office:value="0.214666666667" calcext:value-type="float">
            <text:p>0.214666666667</text:p>
          </table:table-cell>
          <table:table-cell table:style-name="ce18" office:value-type="float" office:value="0.219333333333" calcext:value-type="float">
            <text:p>0.219333333333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239333333333" calcext:value-type="float">
            <text:p>0.239333333333</text:p>
          </table:table-cell>
          <table:table-cell table:style-name="ce18" office:value-type="float" office:value="0.264666666667" calcext:value-type="float">
            <text:p>0.264666666667</text:p>
          </table:table-cell>
          <table:table-cell table:style-name="ce18" office:value-type="float" office:value="0.225333333333" calcext:value-type="float">
            <text:p>0.225333333333</text:p>
          </table:table-cell>
          <table:table-cell office:value-type="string" calcext:value-type="string">
            <text:p>AVG ETR123</text:p>
          </table:table-cell>
          <table:table-cell table:style-name="ce8" office:value-type="float" office:value="0.770793861638" calcext:value-type="float">
            <text:p>0.770793861638</text:p>
          </table:table-cell>
          <table:table-cell table:style-name="ce8" office:value-type="float" office:value="0.70796966855" calcext:value-type="float">
            <text:p>0.70796966855</text:p>
          </table:table-cell>
          <table:table-cell table:style-name="ce8" office:value-type="float" office:value="0.718053238479" calcext:value-type="float">
            <text:p>0.718053238479</text:p>
          </table:table-cell>
          <table:table-cell table:style-name="ce8" office:value-type="float" office:value="0.721891357155" calcext:value-type="float">
            <text:p>0.721891357155</text:p>
          </table:table-cell>
          <table:table-cell table:style-name="ce8" office:value-type="float" office:value="0.731900788423" calcext:value-type="float">
            <text:p>0.731900788423</text:p>
          </table:table-cell>
          <table:table-cell table:style-name="ce8" office:value-type="float" office:value="0.782491767951" calcext:value-type="float">
            <text:p>0.782491767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-REMD</text:p>
          </table:table-cell>
          <table:table-cell table:style-name="ce8" office:value-type="string" calcext:value-type="string">
            <text:p>285.22-301.66</text:p>
          </table:table-cell>
          <table:table-cell table:style-name="ce18" office:value-type="float" office:value="0.242666666667" calcext:value-type="float">
            <text:p>0.242666666667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0.229333333333" calcext:value-type="float">
            <text:p>0.229333333333</text:p>
          </table:table-cell>
          <table:table-cell table:style-name="ce18" office:value-type="float" office:value="0.190666666667" calcext:value-type="float">
            <text:p>0.190666666667</text:p>
          </table:table-cell>
          <table:table-cell table:style-name="ce18" office:value-type="float" office:value="0.158666666667" calcext:value-type="float">
            <text:p>0.158666666667</text:p>
          </table:table-cell>
          <table:table-cell table:style-name="ce18" office:value-type="float" office:value="0.189733333333" calcext:value-type="float">
            <text:p>0.189733333333</text:p>
          </table:table-cell>
          <table:table-cell/>
          <table:table-cell table:style-name="ce8" office:value-type="float" office:value="0.744093237444" calcext:value-type="float">
            <text:p>0.744093237444</text:p>
          </table:table-cell>
          <table:table-cell table:style-name="ce8" office:value-type="float" office:value="0.733888403524" calcext:value-type="float">
            <text:p>0.733888403524</text:p>
          </table:table-cell>
          <table:table-cell table:style-name="ce8" office:value-type="float" office:value="0.739778144481" calcext:value-type="float">
            <text:p>0.739778144481</text:p>
          </table:table-cell>
          <table:table-cell table:style-name="ce8" office:value-type="float" office:value="0.725982721664" calcext:value-type="float">
            <text:p>0.725982721664</text:p>
          </table:table-cell>
          <table:table-cell table:style-name="ce8" office:value-type="float" office:value="0.753453298198" calcext:value-type="float">
            <text:p>0.753453298198</text:p>
          </table:table-cell>
          <table:table-cell table:style-name="ce8" office:value-type="float" office:value="0.7700357551" calcext:value-type="float">
            <text:p>0.7700357551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301.66-318.76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18" office:value-type="float" office:value="0.182" calcext:value-type="float">
            <text:p>0.182</text:p>
          </table:table-cell>
          <table:table-cell table:style-name="ce18" office:value-type="float" office:value="0.200666666667" calcext:value-type="float">
            <text:p>0.200666666667</text:p>
          </table:table-cell>
          <table:table-cell table:style-name="ce18" office:value-type="float" office:value="0.234" calcext:value-type="float">
            <text:p>0.234</text:p>
          </table:table-cell>
          <table:table-cell table:style-name="ce18" office:value-type="float" office:value="0.240666666667" calcext:value-type="float">
            <text:p>0.240666666667</text:p>
          </table:table-cell>
          <table:table-cell table:style-name="ce18" office:value-type="float" office:value="0.189066666666" calcext:value-type="float">
            <text:p>0.189066666666</text:p>
          </table:table-cell>
          <table:table-cell/>
          <table:table-cell table:style-name="ce8" office:value-type="float" office:value="0.712246449716" calcext:value-type="float">
            <text:p>0.712246449716</text:p>
          </table:table-cell>
          <table:table-cell table:style-name="ce8" office:value-type="float" office:value="0.770415600795" calcext:value-type="float">
            <text:p>0.770415600795</text:p>
          </table:table-cell>
          <table:table-cell table:style-name="ce8" office:value-type="float" office:value="0.748351623973" calcext:value-type="float">
            <text:p>0.748351623973</text:p>
          </table:table-cell>
          <table:table-cell table:style-name="ce8" office:value-type="float" office:value="0.717152402168" calcext:value-type="float">
            <text:p>0.717152402168</text:p>
          </table:table-cell>
          <table:table-cell table:style-name="ce8" office:value-type="float" office:value="0.725416101114" calcext:value-type="float">
            <text:p>0.725416101114</text:p>
          </table:table-cell>
          <table:table-cell table:style-name="ce8" office:value-type="float" office:value="0.767865948618" calcext:value-type="float">
            <text:p>0.767865948618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318.76-336.61</text:p>
          </table:table-cell>
          <table:table-cell table:style-name="ce18" office:value-type="float" office:value="0.251333333333" calcext:value-type="float">
            <text:p>0.251333333333</text:p>
          </table:table-cell>
          <table:table-cell table:style-name="ce18" office:value-type="float" office:value="0.252666666667" calcext:value-type="float">
            <text:p>0.252666666667</text:p>
          </table:table-cell>
          <table:table-cell table:style-name="ce18" office:value-type="float" office:value="0.202" calcext:value-type="float">
            <text:p>0.202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8" office:value-type="float" office:value="0.199259259259" calcext:value-type="float">
            <text:p>0.199259259259</text:p>
          </table:table-cell>
          <table:table-cell/>
          <table:table-cell table:style-name="ce8" office:value-type="float" office:value="0.745047344846" calcext:value-type="float">
            <text:p>0.745047344846</text:p>
          </table:table-cell>
          <table:table-cell table:style-name="ce8" office:value-type="float" office:value="0.70625" calcext:value-type="float">
            <text:p>0.70625</text:p>
          </table:table-cell>
          <table:table-cell table:style-name="ce8" office:value-type="float" office:value="0.738854347407" calcext:value-type="float">
            <text:p>0.738854347407</text:p>
          </table:table-cell>
          <table:table-cell table:style-name="ce8" office:value-type="float" office:value="0.759951831738" calcext:value-type="float">
            <text:p>0.759951831738</text:p>
          </table:table-cell>
          <table:table-cell table:style-name="ce8" office:value-type="float" office:value="0.756271073599" calcext:value-type="float">
            <text:p>0.756271073599</text:p>
          </table:table-cell>
          <table:table-cell table:style-name="ce8" office:value-type="float" office:value="0.766938928039" calcext:value-type="float">
            <text:p>0.76693892803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336.61-355.26</text:p>
          </table:table-cell>
          <table:table-cell table:style-name="ce18" office:value-type="float" office:value="0.220666666667" calcext:value-type="float">
            <text:p>0.220666666667</text:p>
          </table:table-cell>
          <table:table-cell table:style-name="ce18" office:value-type="float" office:value="0.267333333333" calcext:value-type="float">
            <text:p>0.267333333333</text:p>
          </table:table-cell>
          <table:table-cell table:style-name="ce18" office:value-type="float" office:value="0.208" calcext:value-type="float">
            <text:p>0.208</text:p>
          </table:table-cell>
          <table:table-cell table:style-name="ce18" office:value-type="float" office:value="0.229333333333" calcext:value-type="float">
            <text:p>0.229333333333</text:p>
          </table:table-cell>
          <table:table-cell table:style-name="ce18" office:value-type="float" office:value="0.196666666667" calcext:value-type="float">
            <text:p>0.196666666667</text:p>
          </table:table-cell>
          <table:table-cell table:style-name="ce18" office:value-type="float" office:value="0.184503703704" calcext:value-type="float">
            <text:p>0.184503703704</text:p>
          </table:table-cell>
          <table:table-cell/>
          <table:table-cell table:style-name="ce8" office:value-type="float" office:value="0.68780809152" calcext:value-type="float">
            <text:p>0.68780809152</text:p>
          </table:table-cell>
          <table:table-cell table:style-name="ce8" office:value-type="float" office:value="0.74766955407" calcext:value-type="float">
            <text:p>0.74766955407</text:p>
          </table:table-cell>
          <table:table-cell table:style-name="ce8" office:value-type="float" office:value="0.717251883919" calcext:value-type="float">
            <text:p>0.717251883919</text:p>
          </table:table-cell>
          <table:table-cell table:style-name="ce8" office:value-type="float" office:value="0.756086644291" calcext:value-type="float">
            <text:p>0.756086644291</text:p>
          </table:table-cell>
          <table:table-cell table:style-name="ce8" office:value-type="float" office:value="0.752426553998" calcext:value-type="float">
            <text:p>0.752426553998</text:p>
          </table:table-cell>
          <table:table-cell table:style-name="ce8" office:value-type="float" office:value="0.770485640655" calcext:value-type="float">
            <text:p>0.77048564065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355.26-374.74</text:p>
          </table:table-cell>
          <table:table-cell table:style-name="ce18" office:value-type="float" office:value="0.236666666667" calcext:value-type="float">
            <text:p>0.236666666667</text:p>
          </table:table-cell>
          <table:table-cell table:style-name="ce18" office:value-type="float" office:value="0.203333333333" calcext:value-type="float">
            <text:p>0.203333333333</text:p>
          </table:table-cell>
          <table:table-cell table:style-name="ce18" office:value-type="float" office:value="0.226666666667" calcext:value-type="float">
            <text:p>0.226666666667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18" office:value-type="float" office:value="0.182666666667" calcext:value-type="float">
            <text:p>0.182666666667</text:p>
          </table:table-cell>
          <table:table-cell table:style-name="ce18" office:value-type="float" office:value="0.182355555556" calcext:value-type="float">
            <text:p>0.182355555556</text:p>
          </table:table-cell>
          <table:table-cell/>
          <table:table-cell table:style-name="ce8" office:value-type="float" office:value="0.703448798501" calcext:value-type="float">
            <text:p>0.703448798501</text:p>
          </table:table-cell>
          <table:table-cell table:style-name="ce8" office:value-type="float" office:value="0.71298584981" calcext:value-type="float">
            <text:p>0.71298584981</text:p>
          </table:table-cell>
          <table:table-cell table:style-name="ce8" office:value-type="float" office:value="0.719921794215" calcext:value-type="float">
            <text:p>0.719921794215</text:p>
          </table:table-cell>
          <table:table-cell table:style-name="ce8" office:value-type="float" office:value="0.786974721185" calcext:value-type="float">
            <text:p>0.786974721185</text:p>
          </table:table-cell>
          <table:table-cell table:style-name="ce8" office:value-type="float" office:value="0.804655870445" calcext:value-type="float">
            <text:p>0.804655870445</text:p>
          </table:table-cell>
          <table:table-cell table:style-name="ce8" office:value-type="float" office:value="0.771667589794" calcext:value-type="float">
            <text:p>0.77166758979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374.74-395.07</text:p>
          </table:table-cell>
          <table:table-cell table:style-name="ce18" office:value-type="float" office:value="0.264666666667" calcext:value-type="float">
            <text:p>0.264666666667</text:p>
          </table:table-cell>
          <table:table-cell table:style-name="ce18" office:value-type="float" office:value="0.256" calcext:value-type="float">
            <text:p>0.256</text:p>
          </table:table-cell>
          <table:table-cell table:style-name="ce18" office:value-type="float" office:value="0.193333333333" calcext:value-type="float">
            <text:p>0.193333333333</text:p>
          </table:table-cell>
          <table:table-cell table:style-name="ce18" office:value-type="float" office:value="0.243333333333" calcext:value-type="float">
            <text:p>0.243333333333</text:p>
          </table:table-cell>
          <table:table-cell table:style-name="ce18" office:value-type="float" office:value="0.195333333333" calcext:value-type="float">
            <text:p>0.195333333333</text:p>
          </table:table-cell>
          <table:table-cell table:style-name="ce18" office:value-type="float" office:value="0.189214814815" calcext:value-type="float">
            <text:p>0.189214814815</text:p>
          </table:table-cell>
          <table:table-cell/>
          <table:table-cell table:style-name="ce8" office:value-type="float" office:value="0.688215318281" calcext:value-type="float">
            <text:p>0.688215318281</text:p>
          </table:table-cell>
          <table:table-cell table:style-name="ce8" office:value-type="float" office:value="0.777732766724" calcext:value-type="float">
            <text:p>0.777732766724</text:p>
          </table:table-cell>
          <table:table-cell table:style-name="ce8" office:value-type="float" office:value="0.741389381189" calcext:value-type="float">
            <text:p>0.741389381189</text:p>
          </table:table-cell>
          <table:table-cell table:style-name="ce8" office:value-type="float" office:value="0.758126964174" calcext:value-type="float">
            <text:p>0.758126964174</text:p>
          </table:table-cell>
          <table:table-cell table:style-name="ce8" office:value-type="float" office:value="0.746425682748" calcext:value-type="float">
            <text:p>0.746425682748</text:p>
          </table:table-cell>
          <table:table-cell table:style-name="ce8" office:value-type="float" office:value="0.792455625916" calcext:value-type="float">
            <text:p>0.792455625916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395.07-416.32</text:p>
          </table:table-cell>
          <table:table-cell table:style-name="ce18" office:value-type="float" office:value="0.282" calcext:value-type="float">
            <text:p>0.282</text:p>
          </table:table-cell>
          <table:table-cell table:style-name="ce18" office:value-type="float" office:value="0.263333333333" calcext:value-type="float">
            <text:p>0.263333333333</text:p>
          </table:table-cell>
          <table:table-cell table:style-name="ce18" office:value-type="float" office:value="0.227333333333" calcext:value-type="float">
            <text:p>0.227333333333</text:p>
          </table:table-cell>
          <table:table-cell table:style-name="ce18" office:value-type="float" office:value="0.207333333333" calcext:value-type="float">
            <text:p>0.207333333333</text:p>
          </table:table-cell>
          <table:table-cell table:style-name="ce18" office:value-type="float" office:value="0.232" calcext:value-type="float">
            <text:p>0.232</text:p>
          </table:table-cell>
          <table:table-cell table:style-name="ce18" office:value-type="float" office:value="0.209481481481" calcext:value-type="float">
            <text:p>0.209481481481</text:p>
          </table:table-cell>
          <table:table-cell/>
          <table:table-cell table:style-name="ce8" office:value-type="float" office:value="0.722399984315" calcext:value-type="float">
            <text:p>0.722399984315</text:p>
          </table:table-cell>
          <table:table-cell table:style-name="ce8" office:value-type="float" office:value="0.785170935955" calcext:value-type="float">
            <text:p>0.785170935955</text:p>
          </table:table-cell>
          <table:table-cell table:style-name="ce8" office:value-type="float" office:value="0.762872936204" calcext:value-type="float">
            <text:p>0.762872936204</text:p>
          </table:table-cell>
          <table:table-cell table:style-name="ce8" office:value-type="float" office:value="0.785098466509" calcext:value-type="float">
            <text:p>0.785098466509</text:p>
          </table:table-cell>
          <table:table-cell table:style-name="ce8" office:value-type="float" office:value="0.778622048777" calcext:value-type="float">
            <text:p>0.778622048777</text:p>
          </table:table-cell>
          <table:table-cell table:style-name="ce8" office:value-type="float" office:value="0.765441124963" calcext:value-type="float">
            <text:p>0.765441124963</text:p>
          </table:table-cell>
          <table:table-cell/>
          <table:table-cell table:style-name="ce23" office:value-type="string" calcext:value-type="string">
            <text:p>diferenca consideravel entre os de cutoff alto e baixo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416.32-438.50</text:p>
          </table:table-cell>
          <table:table-cell table:style-name="ce18" office:value-type="float" office:value="0.216" calcext:value-type="float">
            <text:p>0.216</text:p>
          </table:table-cell>
          <table:table-cell table:style-name="ce18" office:value-type="float" office:value="0.268666666667" calcext:value-type="float">
            <text:p>0.268666666667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18" office:value-type="float" office:value="0.195333333333" calcext:value-type="float">
            <text:p>0.195333333333</text:p>
          </table:table-cell>
          <table:table-cell table:style-name="ce18" office:value-type="float" office:value="0.236" calcext:value-type="float">
            <text:p>0.236</text:p>
          </table:table-cell>
          <table:table-cell table:style-name="ce18" office:value-type="float" office:value="0.219288888889" calcext:value-type="float">
            <text:p>0.219288888889</text:p>
          </table:table-cell>
          <table:table-cell/>
          <table:table-cell table:style-name="ce8" office:value-type="float" office:value="0.73528893177" calcext:value-type="float">
            <text:p>0.73528893177</text:p>
          </table:table-cell>
          <table:table-cell table:style-name="ce8" office:value-type="float" office:value="0.740235211046" calcext:value-type="float">
            <text:p>0.740235211046</text:p>
          </table:table-cell>
          <table:table-cell table:style-name="ce8" office:value-type="float" office:value="0.726295067031" calcext:value-type="float">
            <text:p>0.726295067031</text:p>
          </table:table-cell>
          <table:table-cell table:style-name="ce8" office:value-type="float" office:value="0.755149831213" calcext:value-type="float">
            <text:p>0.755149831213</text:p>
          </table:table-cell>
          <table:table-cell table:style-name="ce8" office:value-type="float" office:value="0.719023762076" calcext:value-type="float">
            <text:p>0.719023762076</text:p>
          </table:table-cell>
          <table:table-cell table:style-name="ce8" office:value-type="float" office:value="0.770894353272" calcext:value-type="float">
            <text:p>0.770894353272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438.50-461.67</text:p>
          </table:table-cell>
          <table:table-cell table:style-name="ce18" office:value-type="float" office:value="0.263333333333" calcext:value-type="float">
            <text:p>0.263333333333</text:p>
          </table:table-cell>
          <table:table-cell table:style-name="ce18" office:value-type="float" office:value="0.230666666667" calcext:value-type="float">
            <text:p>0.230666666667</text:p>
          </table:table-cell>
          <table:table-cell table:style-name="ce18" office:value-type="float" office:value="0.264666666667" calcext:value-type="float">
            <text:p>0.264666666667</text:p>
          </table:table-cell>
          <table:table-cell table:style-name="ce18" office:value-type="float" office:value="0.254666666667" calcext:value-type="float">
            <text:p>0.254666666667</text:p>
          </table:table-cell>
          <table:table-cell table:style-name="ce18" office:value-type="float" office:value="0.224666666667" calcext:value-type="float">
            <text:p>0.224666666667</text:p>
          </table:table-cell>
          <table:table-cell table:style-name="ce18" office:value-type="float" office:value="0.232044444444" calcext:value-type="float">
            <text:p>0.232044444444</text:p>
          </table:table-cell>
          <table:table-cell/>
          <table:table-cell table:style-name="ce8" office:value-type="float" office:value="0.736732379369" calcext:value-type="float">
            <text:p>0.736732379369</text:p>
          </table:table-cell>
          <table:table-cell table:style-name="ce8" office:value-type="float" office:value="0.712401711188" calcext:value-type="float">
            <text:p>0.712401711188</text:p>
          </table:table-cell>
          <table:table-cell table:style-name="ce8" office:value-type="float" office:value="0.772228430905" calcext:value-type="float">
            <text:p>0.772228430905</text:p>
          </table:table-cell>
          <table:table-cell table:style-name="ce8" office:value-type="float" office:value="0.741765982568" calcext:value-type="float">
            <text:p>0.741765982568</text:p>
          </table:table-cell>
          <table:table-cell table:style-name="ce8" office:value-type="float" office:value="0.749840511165" calcext:value-type="float">
            <text:p>0.749840511165</text:p>
          </table:table-cell>
          <table:table-cell table:style-name="ce8" office:value-type="float" office:value="0.780525770289" calcext:value-type="float">
            <text:p>0.78052577028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461.67-485.87</text:p>
          </table:table-cell>
          <table:table-cell table:style-name="ce18" office:value-type="float" office:value="0.309333333333" calcext:value-type="float">
            <text:p>0.309333333333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0.247333333333" calcext:value-type="float">
            <text:p>0.247333333333</text:p>
          </table:table-cell>
          <table:table-cell table:style-name="ce18" office:value-type="float" office:value="0.230666666667" calcext:value-type="float">
            <text:p>0.230666666667</text:p>
          </table:table-cell>
          <table:table-cell table:style-name="ce18" office:value-type="float" office:value="0.257333333333" calcext:value-type="float">
            <text:p>0.257333333333</text:p>
          </table:table-cell>
          <table:table-cell table:style-name="ce18" office:value-type="float" office:value="0.237007407408" calcext:value-type="float">
            <text:p>0.237007407408</text:p>
          </table:table-cell>
          <table:table-cell/>
          <table:table-cell table:style-name="ce8" office:value-type="float" office:value="0.678843203929" calcext:value-type="float">
            <text:p>0.678843203929</text:p>
          </table:table-cell>
          <table:table-cell table:style-name="ce8" office:value-type="float" office:value="0.736716492062" calcext:value-type="float">
            <text:p>0.736716492062</text:p>
          </table:table-cell>
          <table:table-cell table:style-name="ce8" office:value-type="float" office:value="0.769007881526" calcext:value-type="float">
            <text:p>0.769007881526</text:p>
          </table:table-cell>
          <table:table-cell table:style-name="ce8" office:value-type="float" office:value="0.77945220562" calcext:value-type="float">
            <text:p>0.77945220562</text:p>
          </table:table-cell>
          <table:table-cell table:style-name="ce8" office:value-type="float" office:value="0.760059902498" calcext:value-type="float">
            <text:p>0.760059902498</text:p>
          </table:table-cell>
          <table:table-cell table:style-name="ce8" office:value-type="float" office:value="0.794099760122" calcext:value-type="float">
            <text:p>0.794099760122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485.87-511.14</text:p>
          </table:table-cell>
          <table:table-cell table:style-name="ce18" office:value-type="float" office:value="0.240666666667" calcext:value-type="float">
            <text:p>0.240666666667</text:p>
          </table:table-cell>
          <table:table-cell table:style-name="ce18" office:value-type="float" office:value="0.261333333333" calcext:value-type="float">
            <text:p>0.261333333333</text:p>
          </table:table-cell>
          <table:table-cell table:style-name="ce18" office:value-type="float" office:value="0.252" calcext:value-type="float">
            <text:p>0.252</text:p>
          </table:table-cell>
          <table:table-cell table:style-name="ce18" office:value-type="float" office:value="0.259333333333" calcext:value-type="float">
            <text:p>0.259333333333</text:p>
          </table:table-cell>
          <table:table-cell table:style-name="ce18" office:value-type="float" office:value="0.265333333333" calcext:value-type="float">
            <text:p>0.265333333333</text:p>
          </table:table-cell>
          <table:table-cell table:style-name="ce18" office:value-type="float" office:value="0.251288888889" calcext:value-type="float">
            <text:p>0.251288888889</text:p>
          </table:table-cell>
          <table:table-cell/>
          <table:table-cell table:style-name="ce8" office:value-type="float" office:value="0.769522934437" calcext:value-type="float">
            <text:p>0.769522934437</text:p>
          </table:table-cell>
          <table:table-cell table:style-name="ce8" office:value-type="float" office:value="0.827586734247" calcext:value-type="float">
            <text:p>0.827586734247</text:p>
          </table:table-cell>
          <table:table-cell table:style-name="ce8" office:value-type="float" office:value="0.832199112811" calcext:value-type="float">
            <text:p>0.832199112811</text:p>
          </table:table-cell>
          <table:table-cell table:style-name="ce8" office:value-type="float" office:value="0.789731186611" calcext:value-type="float">
            <text:p>0.789731186611</text:p>
          </table:table-cell>
          <table:table-cell table:style-name="ce8" office:value-type="float" office:value="0.754769880378" calcext:value-type="float">
            <text:p>0.754769880378</text:p>
          </table:table-cell>
          <table:table-cell table:style-name="ce8" office:value-type="float" office:value="0.773048667754" calcext:value-type="float">
            <text:p>0.77304866775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511.14-537.54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0.366" calcext:value-type="float">
            <text:p>0.366</text:p>
          </table:table-cell>
          <table:table-cell table:style-name="ce18" office:value-type="float" office:value="0.313333333333" calcext:value-type="float">
            <text:p>0.313333333333</text:p>
          </table:table-cell>
          <table:table-cell table:style-name="ce18" office:value-type="float" office:value="0.330666666667" calcext:value-type="float">
            <text:p>0.330666666667</text:p>
          </table:table-cell>
          <table:table-cell table:style-name="ce18" office:value-type="float" office:value="0.342" calcext:value-type="float">
            <text:p>0.342</text:p>
          </table:table-cell>
          <table:table-cell table:style-name="ce18" office:value-type="float" office:value="0.323540740741" calcext:value-type="float">
            <text:p>0.323540740741</text:p>
          </table:table-cell>
          <table:table-cell/>
          <table:table-cell table:style-name="ce8" office:value-type="float" office:value="0.711183418195" calcext:value-type="float">
            <text:p>0.711183418195</text:p>
          </table:table-cell>
          <table:table-cell table:style-name="ce8" office:value-type="float" office:value="0.742905215945" calcext:value-type="float">
            <text:p>0.742905215945</text:p>
          </table:table-cell>
          <table:table-cell table:style-name="ce8" office:value-type="float" office:value="0.706088303036" calcext:value-type="float">
            <text:p>0.706088303036</text:p>
          </table:table-cell>
          <table:table-cell table:style-name="ce8" office:value-type="float" office:value="0.745225880757" calcext:value-type="float">
            <text:p>0.745225880757</text:p>
          </table:table-cell>
          <table:table-cell table:style-name="ce8" office:value-type="float" office:value="0.79690256533" calcext:value-type="float">
            <text:p>0.79690256533</text:p>
          </table:table-cell>
          <table:table-cell table:style-name="ce8" office:value-type="float" office:value="0.782885112738" calcext:value-type="float">
            <text:p>0.78288511273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8" office:value-type="float" office:value="0.756265228544" calcext:value-type="float">
            <text:p>0.756265228544</text:p>
          </table:table-cell>
          <table:table-cell table:style-name="ce8" office:value-type="float" office:value="0.705315449578" calcext:value-type="float">
            <text:p>0.705315449578</text:p>
          </table:table-cell>
          <table:table-cell table:style-name="ce8" office:value-type="float" office:value="0.695445326305" calcext:value-type="float">
            <text:p>0.695445326305</text:p>
          </table:table-cell>
          <table:table-cell table:style-name="ce8" office:value-type="float" office:value="0.750297005053" calcext:value-type="float">
            <text:p>0.750297005053</text:p>
          </table:table-cell>
          <table:table-cell table:style-name="ce8" office:value-type="float" office:value="0.776712513484" calcext:value-type="float">
            <text:p>0.776712513484</text:p>
          </table:table-cell>
          <table:table-cell table:style-name="ce8" office:value-type="float" office:value="0.765448441952" calcext:value-type="float">
            <text:p>0.7654484419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am calculados os ACC.RATIOS entre todos os pares de temperaturas, para cada diferente cutoff, para os diferentes RUNS.</text:p>
          </table:table-cell>
          <table:table-cell table:number-columns-repeated="7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R4R5R6</text:p>
          </table:table-cell>
          <table:table-cell table:number-columns-repeated="8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T-REMD</text:p>
          </table:table-cell>
          <table:table-cell table:style-name="ce9" office:value-type="string" calcext:value-type="string">
            <text:p>269.50-285.22</text:p>
          </table:table-cell>
          <table:table-cell table:style-name="ce19" office:value-type="float" office:value="0.204" calcext:value-type="float">
            <text:p>0.204</text:p>
          </table:table-cell>
          <table:table-cell table:style-name="ce19" office:value-type="float" office:value="0.251333333333" calcext:value-type="float">
            <text:p>0.251333333333</text:p>
          </table:table-cell>
          <table:table-cell table:style-name="ce19" office:value-type="float" office:value="0.236" calcext:value-type="float">
            <text:p>0.236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218" calcext:value-type="float">
            <text:p>0.218</text:p>
          </table:table-cell>
          <table:table-cell table:style-name="ce19" office:value-type="float" office:value="0.159333333333" calcext:value-type="float">
            <text:p>0.159333333333</text:p>
          </table:table-cell>
          <table:table-cell/>
          <table:table-cell table:style-name="ce9" office:value-type="float" office:value="0.708094319955" calcext:value-type="float">
            <text:p>0.708094319955</text:p>
          </table:table-cell>
          <table:table-cell table:style-name="ce9" office:value-type="float" office:value="0.765236258823" calcext:value-type="float">
            <text:p>0.765236258823</text:p>
          </table:table-cell>
          <table:table-cell table:style-name="ce9" office:value-type="float" office:value="0.748092493289" calcext:value-type="float">
            <text:p>0.748092493289</text:p>
          </table:table-cell>
          <table:table-cell table:style-name="ce9" office:value-type="float" office:value="0.771969714446" calcext:value-type="float">
            <text:p>0.771969714446</text:p>
          </table:table-cell>
          <table:table-cell table:style-name="ce9" office:value-type="float" office:value="0.761068266069" calcext:value-type="float">
            <text:p>0.761068266069</text:p>
          </table:table-cell>
          <table:table-cell table:style-name="ce9" office:value-type="float" office:value="0.549876920465" calcext:value-type="float">
            <text:p>0.54987692046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285.22-301.66</text:p>
          </table:table-cell>
          <table:table-cell table:style-name="ce19" office:value-type="float" office:value="0.243333333333" calcext:value-type="float">
            <text:p>0.243333333333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216" calcext:value-type="float">
            <text:p>0.216</text:p>
          </table:table-cell>
          <table:table-cell table:style-name="ce19" office:value-type="float" office:value="0.175333333333" calcext:value-type="float">
            <text:p>0.175333333333</text:p>
          </table:table-cell>
          <table:table-cell table:style-name="ce19" office:value-type="float" office:value="0.186666666667" calcext:value-type="float">
            <text:p>0.186666666667</text:p>
          </table:table-cell>
          <table:table-cell table:style-name="ce19" office:value-type="float" office:value="0.171333333333" calcext:value-type="float">
            <text:p>0.171333333333</text:p>
          </table:table-cell>
          <table:table-cell/>
          <table:table-cell table:style-name="ce9" office:value-type="float" office:value="0.704126160156" calcext:value-type="float">
            <text:p>0.704126160156</text:p>
          </table:table-cell>
          <table:table-cell table:style-name="ce9" office:value-type="float" office:value="0.771938938361" calcext:value-type="float">
            <text:p>0.771938938361</text:p>
          </table:table-cell>
          <table:table-cell table:style-name="ce9" office:value-type="float" office:value="0.748643544927" calcext:value-type="float">
            <text:p>0.748643544927</text:p>
          </table:table-cell>
          <table:table-cell table:style-name="ce9" office:value-type="float" office:value="0.753289428552" calcext:value-type="float">
            <text:p>0.753289428552</text:p>
          </table:table-cell>
          <table:table-cell table:style-name="ce9" office:value-type="float" office:value="0.723337181733" calcext:value-type="float">
            <text:p>0.723337181733</text:p>
          </table:table-cell>
          <table:table-cell table:style-name="ce9" office:value-type="float" office:value="0.549896351575" calcext:value-type="float">
            <text:p>0.54989635157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301.66-318.76</text:p>
          </table:table-cell>
          <table:table-cell table:style-name="ce19" office:value-type="float" office:value="0.256666666667" calcext:value-type="float">
            <text:p>0.256666666667</text:p>
          </table:table-cell>
          <table:table-cell table:style-name="ce19" office:value-type="float" office:value="0.156" calcext:value-type="float">
            <text:p>0.156</text:p>
          </table:table-cell>
          <table:table-cell table:style-name="ce19" office:value-type="float" office:value="0.198666666667" calcext:value-type="float">
            <text:p>0.198666666667</text:p>
          </table:table-cell>
          <table:table-cell table:style-name="ce19" office:value-type="float" office:value="0.222" calcext:value-type="float">
            <text:p>0.222</text:p>
          </table:table-cell>
          <table:table-cell table:style-name="ce19" office:value-type="float" office:value="0.200666666667" calcext:value-type="float">
            <text:p>0.200666666667</text:p>
          </table:table-cell>
          <table:table-cell table:style-name="ce19" office:value-type="float" office:value="0.183333333333" calcext:value-type="float">
            <text:p>0.183333333333</text:p>
          </table:table-cell>
          <table:table-cell/>
          <table:table-cell table:style-name="ce9" office:value-type="float" office:value="0.70797029659" calcext:value-type="float">
            <text:p>0.70797029659</text:p>
          </table:table-cell>
          <table:table-cell table:style-name="ce9" office:value-type="float" office:value="0.703746956097" calcext:value-type="float">
            <text:p>0.703746956097</text:p>
          </table:table-cell>
          <table:table-cell table:style-name="ce9" office:value-type="float" office:value="0.738480852718" calcext:value-type="float">
            <text:p>0.738480852718</text:p>
          </table:table-cell>
          <table:table-cell table:style-name="ce9" office:value-type="float" office:value="0.766233240167" calcext:value-type="float">
            <text:p>0.766233240167</text:p>
          </table:table-cell>
          <table:table-cell table:style-name="ce9" office:value-type="float" office:value="0.732459677419" calcext:value-type="float">
            <text:p>0.732459677419</text:p>
          </table:table-cell>
          <table:table-cell table:style-name="ce9" office:value-type="float" office:value="0.525565917818" calcext:value-type="float">
            <text:p>0.525565917818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318.76-336.61</text:p>
          </table:table-cell>
          <table:table-cell table:style-name="ce19" office:value-type="float" office:value="0.232" calcext:value-type="float">
            <text:p>0.232</text:p>
          </table:table-cell>
          <table:table-cell table:style-name="ce19" office:value-type="float" office:value="0.219333333333" calcext:value-type="float">
            <text:p>0.219333333333</text:p>
          </table:table-cell>
          <table:table-cell table:style-name="ce19" office:value-type="float" office:value="0.201333333333" calcext:value-type="float">
            <text:p>0.201333333333</text:p>
          </table:table-cell>
          <table:table-cell table:style-name="ce19" office:value-type="float" office:value="0.185333333333" calcext:value-type="float">
            <text:p>0.185333333333</text:p>
          </table:table-cell>
          <table:table-cell table:style-name="ce19" office:value-type="float" office:value="0.187333333333" calcext:value-type="float">
            <text:p>0.187333333333</text:p>
          </table:table-cell>
          <table:table-cell table:style-name="ce19" office:value-type="float" office:value="0.168" calcext:value-type="float">
            <text:p>0.168</text:p>
          </table:table-cell>
          <table:table-cell/>
          <table:table-cell table:style-name="ce9" office:value-type="float" office:value="0.687990334201" calcext:value-type="float">
            <text:p>0.687990334201</text:p>
          </table:table-cell>
          <table:table-cell table:style-name="ce9" office:value-type="float" office:value="0.755634214183" calcext:value-type="float">
            <text:p>0.755634214183</text:p>
          </table:table-cell>
          <table:table-cell table:style-name="ce9" office:value-type="float" office:value="0.778355098638" calcext:value-type="float">
            <text:p>0.778355098638</text:p>
          </table:table-cell>
          <table:table-cell table:style-name="ce9" office:value-type="float" office:value="0.740546108377" calcext:value-type="float">
            <text:p>0.740546108377</text:p>
          </table:table-cell>
          <table:table-cell table:style-name="ce9" office:value-type="float" office:value="0.796292896503" calcext:value-type="float">
            <text:p>0.796292896503</text:p>
          </table:table-cell>
          <table:table-cell table:style-name="ce9" office:value-type="float" office:value="0.515705580623" calcext:value-type="float">
            <text:p>0.51570558062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336.61-355.26</text:p>
          </table:table-cell>
          <table:table-cell table:style-name="ce19" office:value-type="float" office:value="0.259333333333" calcext:value-type="float">
            <text:p>0.259333333333</text:p>
          </table:table-cell>
          <table:table-cell table:style-name="ce19" office:value-type="float" office:value="0.166666666667" calcext:value-type="float">
            <text:p>0.166666666667</text:p>
          </table:table-cell>
          <table:table-cell table:style-name="ce19" office:value-type="float" office:value="0.210666666667" calcext:value-type="float">
            <text:p>0.210666666667</text:p>
          </table:table-cell>
          <table:table-cell table:style-name="ce19" office:value-type="float" office:value="0.184" calcext:value-type="float">
            <text:p>0.184</text:p>
          </table:table-cell>
          <table:table-cell table:style-name="ce19" office:value-type="float" office:value="0.152" calcext:value-type="float">
            <text:p>0.152</text:p>
          </table:table-cell>
          <table:table-cell table:style-name="ce19" office:value-type="float" office:value="0.143333333333" calcext:value-type="float">
            <text:p>0.143333333333</text:p>
          </table:table-cell>
          <table:table-cell/>
          <table:table-cell table:style-name="ce9" office:value-type="float" office:value="0.678543817719" calcext:value-type="float">
            <text:p>0.678543817719</text:p>
          </table:table-cell>
          <table:table-cell table:style-name="ce9" office:value-type="float" office:value="0.730760713674" calcext:value-type="float">
            <text:p>0.730760713674</text:p>
          </table:table-cell>
          <table:table-cell table:style-name="ce9" office:value-type="float" office:value="0.756284711697" calcext:value-type="float">
            <text:p>0.756284711697</text:p>
          </table:table-cell>
          <table:table-cell table:style-name="ce9" office:value-type="float" office:value="0.778829946252" calcext:value-type="float">
            <text:p>0.778829946252</text:p>
          </table:table-cell>
          <table:table-cell table:style-name="ce9" office:value-type="float" office:value="0.79315370355" calcext:value-type="float">
            <text:p>0.79315370355</text:p>
          </table:table-cell>
          <table:table-cell table:style-name="ce9" office:value-type="float" office:value="0.565099905796" calcext:value-type="float">
            <text:p>0.565099905796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355.26-374.74</text:p>
          </table:table-cell>
          <table:table-cell table:style-name="ce19" office:value-type="float" office:value="0.251333333333" calcext:value-type="float">
            <text:p>0.251333333333</text:p>
          </table:table-cell>
          <table:table-cell table:style-name="ce19" office:value-type="float" office:value="0.215333333333" calcext:value-type="float">
            <text:p>0.215333333333</text:p>
          </table:table-cell>
          <table:table-cell table:style-name="ce19" office:value-type="float" office:value="0.148666666667" calcext:value-type="float">
            <text:p>0.148666666667</text:p>
          </table:table-cell>
          <table:table-cell table:style-name="ce19" office:value-type="float" office:value="0.190666666667" calcext:value-type="float">
            <text:p>0.190666666667</text:p>
          </table:table-cell>
          <table:table-cell table:style-name="ce19" office:value-type="float" office:value="0.238666666667" calcext:value-type="float">
            <text:p>0.238666666667</text:p>
          </table:table-cell>
          <table:table-cell table:style-name="ce19" office:value-type="float" office:value="0.183333333333" calcext:value-type="float">
            <text:p>0.183333333333</text:p>
          </table:table-cell>
          <table:table-cell/>
          <table:table-cell table:style-name="ce9" office:value-type="float" office:value="0.692903601412" calcext:value-type="float">
            <text:p>0.692903601412</text:p>
          </table:table-cell>
          <table:table-cell table:style-name="ce9" office:value-type="float" office:value="0.727326426243" calcext:value-type="float">
            <text:p>0.727326426243</text:p>
          </table:table-cell>
          <table:table-cell table:style-name="ce9" office:value-type="float" office:value="0.742628304135" calcext:value-type="float">
            <text:p>0.742628304135</text:p>
          </table:table-cell>
          <table:table-cell table:style-name="ce9" office:value-type="float" office:value="0.787024205232" calcext:value-type="float">
            <text:p>0.787024205232</text:p>
          </table:table-cell>
          <table:table-cell table:style-name="ce9" office:value-type="float" office:value="0.763854642314" calcext:value-type="float">
            <text:p>0.763854642314</text:p>
          </table:table-cell>
          <table:table-cell table:style-name="ce9" office:value-type="float" office:value="0.564581800343" calcext:value-type="float">
            <text:p>0.56458180034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374.74-395.07</text:p>
          </table:table-cell>
          <table:table-cell table:style-name="ce19" office:value-type="float" office:value="0.256" calcext:value-type="float">
            <text:p>0.256</text:p>
          </table:table-cell>
          <table:table-cell table:style-name="ce19" office:value-type="float" office:value="0.208666666667" calcext:value-type="float">
            <text:p>0.208666666667</text:p>
          </table:table-cell>
          <table:table-cell table:style-name="ce19" office:value-type="float" office:value="0.188666666667" calcext:value-type="float">
            <text:p>0.188666666667</text:p>
          </table:table-cell>
          <table:table-cell table:style-name="ce19" office:value-type="float" office:value="0.189333333333" calcext:value-type="float">
            <text:p>0.189333333333</text:p>
          </table:table-cell>
          <table:table-cell table:style-name="ce19" office:value-type="float" office:value="0.226666666667" calcext:value-type="float">
            <text:p>0.226666666667</text:p>
          </table:table-cell>
          <table:table-cell table:style-name="ce19" office:value-type="float" office:value="0.162666666667" calcext:value-type="float">
            <text:p>0.162666666667</text:p>
          </table:table-cell>
          <table:table-cell/>
          <table:table-cell table:style-name="ce9" office:value-type="float" office:value="0.693359600932" calcext:value-type="float">
            <text:p>0.693359600932</text:p>
          </table:table-cell>
          <table:table-cell table:style-name="ce9" office:value-type="float" office:value="0.729709019936" calcext:value-type="float">
            <text:p>0.729709019936</text:p>
          </table:table-cell>
          <table:table-cell table:style-name="ce9" office:value-type="float" office:value="0.745082620041" calcext:value-type="float">
            <text:p>0.745082620041</text:p>
          </table:table-cell>
          <table:table-cell table:style-name="ce9" office:value-type="float" office:value="0.807983368142" calcext:value-type="float">
            <text:p>0.807983368142</text:p>
          </table:table-cell>
          <table:table-cell table:style-name="ce9" office:value-type="float" office:value="0.831976187812" calcext:value-type="float">
            <text:p>0.831976187812</text:p>
          </table:table-cell>
          <table:table-cell table:style-name="ce9" office:value-type="float" office:value="0.587778781409" calcext:value-type="float">
            <text:p>0.58777878140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395.07-416.32</text:p>
          </table:table-cell>
          <table:table-cell table:style-name="ce19" office:value-type="float" office:value="0.206" calcext:value-type="float">
            <text:p>0.206</text:p>
          </table:table-cell>
          <table:table-cell table:style-name="ce19" office:value-type="float" office:value="0.224" calcext:value-type="float">
            <text:p>0.224</text:p>
          </table:table-cell>
          <table:table-cell table:style-name="ce19" office:value-type="float" office:value="0.231333333333" calcext:value-type="float">
            <text:p>0.231333333333</text:p>
          </table:table-cell>
          <table:table-cell table:style-name="ce19" office:value-type="float" office:value="0.232666666667" calcext:value-type="float">
            <text:p>0.232666666667</text:p>
          </table:table-cell>
          <table:table-cell table:style-name="ce19" office:value-type="float" office:value="0.218666666667" calcext:value-type="float">
            <text:p>0.218666666667</text:p>
          </table:table-cell>
          <table:table-cell table:style-name="ce19" office:value-type="float" office:value="0.188666666667" calcext:value-type="float">
            <text:p>0.188666666667</text:p>
          </table:table-cell>
          <table:table-cell/>
          <table:table-cell table:style-name="ce9" office:value-type="float" office:value="0.696824875772" calcext:value-type="float">
            <text:p>0.696824875772</text:p>
          </table:table-cell>
          <table:table-cell table:style-name="ce9" office:value-type="float" office:value="0.759654542309" calcext:value-type="float">
            <text:p>0.759654542309</text:p>
          </table:table-cell>
          <table:table-cell table:style-name="ce9" office:value-type="float" office:value="0.772172540813" calcext:value-type="float">
            <text:p>0.772172540813</text:p>
          </table:table-cell>
          <table:table-cell table:style-name="ce9" office:value-type="float" office:value="0.761842930967" calcext:value-type="float">
            <text:p>0.761842930967</text:p>
          </table:table-cell>
          <table:table-cell table:style-name="ce9" office:value-type="float" office:value="0.741365258544" calcext:value-type="float">
            <text:p>0.741365258544</text:p>
          </table:table-cell>
          <table:table-cell table:style-name="ce9" office:value-type="float" office:value="0.577167937488" calcext:value-type="float">
            <text:p>0.577167937488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416.32-438.50</text:p>
          </table:table-cell>
          <table:table-cell table:style-name="ce19" office:value-type="float" office:value="0.282666666667" calcext:value-type="float">
            <text:p>0.282666666667</text:p>
          </table:table-cell>
          <table:table-cell table:style-name="ce19" office:value-type="float" office:value="0.249333333333" calcext:value-type="float">
            <text:p>0.249333333333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228" calcext:value-type="float">
            <text:p>0.228</text:p>
          </table:table-cell>
          <table:table-cell table:style-name="ce19" office:value-type="float" office:value="0.191333333333" calcext:value-type="float">
            <text:p>0.191333333333</text:p>
          </table:table-cell>
          <table:table-cell table:style-name="ce19" office:value-type="float" office:value="0.198" calcext:value-type="float">
            <text:p>0.198</text:p>
          </table:table-cell>
          <table:table-cell/>
          <table:table-cell table:style-name="ce9" office:value-type="float" office:value="0.687806655254" calcext:value-type="float">
            <text:p>0.687806655254</text:p>
          </table:table-cell>
          <table:table-cell table:style-name="ce9" office:value-type="float" office:value="0.705354282497" calcext:value-type="float">
            <text:p>0.705354282497</text:p>
          </table:table-cell>
          <table:table-cell table:style-name="ce9" office:value-type="float" office:value="0.78052087061" calcext:value-type="float">
            <text:p>0.78052087061</text:p>
          </table:table-cell>
          <table:table-cell table:style-name="ce9" office:value-type="float" office:value="0.752575059093" calcext:value-type="float">
            <text:p>0.752575059093</text:p>
          </table:table-cell>
          <table:table-cell table:style-name="ce9" office:value-type="float" office:value="0.758846657929" calcext:value-type="float">
            <text:p>0.758846657929</text:p>
          </table:table-cell>
          <table:table-cell table:style-name="ce9" office:value-type="float" office:value="0.542141595214" calcext:value-type="float">
            <text:p>0.542141595214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438.50-461.67</text:p>
          </table:table-cell>
          <table:table-cell table:style-name="ce19" office:value-type="float" office:value="0.297333333333" calcext:value-type="float">
            <text:p>0.297333333333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.254666666667" calcext:value-type="float">
            <text:p>0.254666666667</text:p>
          </table:table-cell>
          <table:table-cell table:style-name="ce19" office:value-type="float" office:value="0.249333333333" calcext:value-type="float">
            <text:p>0.249333333333</text:p>
          </table:table-cell>
          <table:table-cell table:style-name="ce19" office:value-type="float" office:value="0.201333333333" calcext:value-type="float">
            <text:p>0.201333333333</text:p>
          </table:table-cell>
          <table:table-cell/>
          <table:table-cell table:style-name="ce9" office:value-type="float" office:value="0.671996823313" calcext:value-type="float">
            <text:p>0.671996823313</text:p>
          </table:table-cell>
          <table:table-cell table:style-name="ce9" office:value-type="float" office:value="0.703718638117" calcext:value-type="float">
            <text:p>0.703718638117</text:p>
          </table:table-cell>
          <table:table-cell table:style-name="ce9" office:value-type="float" office:value="0.741500188049" calcext:value-type="float">
            <text:p>0.741500188049</text:p>
          </table:table-cell>
          <table:table-cell table:style-name="ce9" office:value-type="float" office:value="0.74917889963" calcext:value-type="float">
            <text:p>0.74917889963</text:p>
          </table:table-cell>
          <table:table-cell table:style-name="ce9" office:value-type="float" office:value="0.748687351375" calcext:value-type="float">
            <text:p>0.748687351375</text:p>
          </table:table-cell>
          <table:table-cell table:style-name="ce9" office:value-type="float" office:value="0.553306663225" calcext:value-type="float">
            <text:p>0.55330666322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461.67-485.87</text:p>
          </table:table-cell>
          <table:table-cell table:style-name="ce19" office:value-type="float" office:value="0.283333333333" calcext:value-type="float">
            <text:p>0.283333333333</text:p>
          </table:table-cell>
          <table:table-cell table:style-name="ce19" office:value-type="float" office:value="0.235333333333" calcext:value-type="float">
            <text:p>0.235333333333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199333333333" calcext:value-type="float">
            <text:p>0.199333333333</text:p>
          </table:table-cell>
          <table:table-cell table:style-name="ce19" office:value-type="float" office:value="0.242" calcext:value-type="float">
            <text:p>0.242</text:p>
          </table:table-cell>
          <table:table-cell table:style-name="ce19" office:value-type="float" office:value="0.243333333333" calcext:value-type="float">
            <text:p>0.243333333333</text:p>
          </table:table-cell>
          <table:table-cell/>
          <table:table-cell table:style-name="ce9" office:value-type="float" office:value="0.6676556212" calcext:value-type="float">
            <text:p>0.6676556212</text:p>
          </table:table-cell>
          <table:table-cell table:style-name="ce9" office:value-type="float" office:value="0.753296327494" calcext:value-type="float">
            <text:p>0.753296327494</text:p>
          </table:table-cell>
          <table:table-cell table:style-name="ce9" office:value-type="float" office:value="0.728707108062" calcext:value-type="float">
            <text:p>0.728707108062</text:p>
          </table:table-cell>
          <table:table-cell table:style-name="ce9" office:value-type="float" office:value="0.757163385734" calcext:value-type="float">
            <text:p>0.757163385734</text:p>
          </table:table-cell>
          <table:table-cell table:style-name="ce9" office:value-type="float" office:value="0.720870877809" calcext:value-type="float">
            <text:p>0.720870877809</text:p>
          </table:table-cell>
          <table:table-cell table:style-name="ce9" office:value-type="float" office:value="0.547758682657" calcext:value-type="float">
            <text:p>0.54775868265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485.87-511.14</text:p>
          </table:table-cell>
          <table:table-cell table:style-name="ce19" office:value-type="float" office:value="0.34" calcext:value-type="float">
            <text:p>0.34</text:p>
          </table:table-cell>
          <table:table-cell table:style-name="ce19" office:value-type="float" office:value="0.266" calcext:value-type="float">
            <text:p>0.266</text:p>
          </table:table-cell>
          <table:table-cell table:style-name="ce19" office:value-type="float" office:value="0.293333333333" calcext:value-type="float">
            <text:p>0.293333333333</text:p>
          </table:table-cell>
          <table:table-cell table:style-name="ce19" office:value-type="float" office:value="0.274666666667" calcext:value-type="float">
            <text:p>0.274666666667</text:p>
          </table:table-cell>
          <table:table-cell table:style-name="ce19" office:value-type="float" office:value="0.248666666667" calcext:value-type="float">
            <text:p>0.248666666667</text:p>
          </table:table-cell>
          <table:table-cell table:style-name="ce19" office:value-type="float" office:value="0.232" calcext:value-type="float">
            <text:p>0.232</text:p>
          </table:table-cell>
          <table:table-cell/>
          <table:table-cell table:style-name="ce9" office:value-type="float" office:value="0.675243800066" calcext:value-type="float">
            <text:p>0.675243800066</text:p>
          </table:table-cell>
          <table:table-cell table:style-name="ce9" office:value-type="float" office:value="0.756496108435" calcext:value-type="float">
            <text:p>0.756496108435</text:p>
          </table:table-cell>
          <table:table-cell table:style-name="ce9" office:value-type="float" office:value="0.786667177863" calcext:value-type="float">
            <text:p>0.786667177863</text:p>
          </table:table-cell>
          <table:table-cell table:style-name="ce9" office:value-type="float" office:value="0.774375187128" calcext:value-type="float">
            <text:p>0.774375187128</text:p>
          </table:table-cell>
          <table:table-cell table:style-name="ce9" office:value-type="float" office:value="0.726525377788" calcext:value-type="float">
            <text:p>0.726525377788</text:p>
          </table:table-cell>
          <table:table-cell table:style-name="ce9" office:value-type="float" office:value="0.537305508867" calcext:value-type="float">
            <text:p>0.53730550886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511.14-537.54</text:p>
          </table:table-cell>
          <table:table-cell table:style-name="ce19" office:value-type="float" office:value="0.348666666667" calcext:value-type="float">
            <text:p>0.348666666667</text:p>
          </table:table-cell>
          <table:table-cell table:style-name="ce19" office:value-type="float" office:value="0.322" calcext:value-type="float">
            <text:p>0.322</text:p>
          </table:table-cell>
          <table:table-cell table:style-name="ce19" office:value-type="float" office:value="0.316" calcext:value-type="float">
            <text:p>0.316</text:p>
          </table:table-cell>
          <table:table-cell table:style-name="ce19" office:value-type="float" office:value="0.298" calcext:value-type="float">
            <text:p>0.298</text:p>
          </table:table-cell>
          <table:table-cell table:style-name="ce19" office:value-type="float" office:value="0.292666666667" calcext:value-type="float">
            <text:p>0.292666666667</text:p>
          </table:table-cell>
          <table:table-cell table:style-name="ce19" office:value-type="float" office:value="0.231333333333" calcext:value-type="float">
            <text:p>0.231333333333</text:p>
          </table:table-cell>
          <table:table-cell/>
          <table:table-cell table:style-name="ce9" office:value-type="float" office:value="0.637311246551" calcext:value-type="float">
            <text:p>0.637311246551</text:p>
          </table:table-cell>
          <table:table-cell table:style-name="ce9" office:value-type="float" office:value="0.771406653274" calcext:value-type="float">
            <text:p>0.771406653274</text:p>
          </table:table-cell>
          <table:table-cell table:style-name="ce9" office:value-type="float" office:value="0.757423266157" calcext:value-type="float">
            <text:p>0.757423266157</text:p>
          </table:table-cell>
          <table:table-cell table:style-name="ce9" office:value-type="float" office:value="0.753254829748" calcext:value-type="float">
            <text:p>0.753254829748</text:p>
          </table:table-cell>
          <table:table-cell table:style-name="ce9" office:value-type="float" office:value="0.721226742624" calcext:value-type="float">
            <text:p>0.721226742624</text:p>
          </table:table-cell>
          <table:table-cell table:style-name="ce9" office:value-type="float" office:value="0.552975718858" calcext:value-type="float">
            <text:p>0.55297571885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9" office:value-type="float" office:value="0.686717596596" calcext:value-type="float">
            <text:p>0.686717596596</text:p>
          </table:table-cell>
          <table:table-cell table:style-name="ce9" office:value-type="float" office:value="0.789566287648" calcext:value-type="float">
            <text:p>0.789566287648</text:p>
          </table:table-cell>
          <table:table-cell table:style-name="ce9" office:value-type="float" office:value="0.740753952134" calcext:value-type="float">
            <text:p>0.740753952134</text:p>
          </table:table-cell>
          <table:table-cell table:style-name="ce9" office:value-type="float" office:value="0.766157005473" calcext:value-type="float">
            <text:p>0.766157005473</text:p>
          </table:table-cell>
          <table:table-cell table:style-name="ce9" office:value-type="float" office:value="0.746753871673" calcext:value-type="float">
            <text:p>0.746753871673</text:p>
          </table:table-cell>
          <table:table-cell table:style-name="ce9" office:value-type="float" office:value="0.566669513682" calcext:value-type="float">
            <text:p>0.56666951368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CT-REMD</text:p>
          </table:table-cell>
          <table:table-cell table:number-columns-repeated="8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R1R2R3</text:p>
          </table:table-cell>
          <table:table-cell table:style-name="ce10" office:value-type="string" calcext:value-type="string">
            <text:p>269.50-285.22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20" office:value-type="float" office:value="0.444666666667" calcext:value-type="float">
            <text:p>0.444666666667</text:p>
          </table:table-cell>
          <table:table-cell table:style-name="ce20" office:value-type="float" office:value="0.494666666667" calcext:value-type="float">
            <text:p>0.494666666667</text:p>
          </table:table-cell>
          <table:table-cell table:style-name="ce20" office:value-type="float" office:value="0.466" calcext:value-type="float">
            <text:p>0.466</text:p>
          </table:table-cell>
          <table:table-cell table:style-name="ce20" office:value-type="float" office:value="0.453333333333" calcext:value-type="float">
            <text:p>0.453333333333</text:p>
          </table:table-cell>
          <table:table-cell table:style-name="ce20" office:value-type="float" office:value="0.202948148148" calcext:value-type="float">
            <text:p>0.202948148148</text:p>
          </table:table-cell>
          <table:table-cell/>
          <table:table-cell table:style-name="ce10" office:value-type="float" office:value="0.456658443178" calcext:value-type="float">
            <text:p>0.456658443178</text:p>
          </table:table-cell>
          <table:table-cell table:style-name="ce10" office:value-type="float" office:value="0.678782855253" calcext:value-type="float">
            <text:p>0.678782855253</text:p>
          </table:table-cell>
          <table:table-cell table:style-name="ce10" office:value-type="float" office:value="0.717474720647" calcext:value-type="float">
            <text:p>0.717474720647</text:p>
          </table:table-cell>
          <table:table-cell table:style-name="ce10" office:value-type="float" office:value="0.791791527588" calcext:value-type="float">
            <text:p>0.791791527588</text:p>
          </table:table-cell>
          <table:table-cell table:style-name="ce10" office:value-type="float" office:value="0.859734772145" calcext:value-type="float">
            <text:p>0.859734772145</text:p>
          </table:table-cell>
          <table:table-cell table:style-name="ce10" office:value-type="float" office:value="0.776498009324" calcext:value-type="float">
            <text:p>0.776498009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s</text:p>
          </table:table-cell>
          <table:table-cell table:style-name="ce10" office:value-type="string" calcext:value-type="string">
            <text:p>285.22-301.66</text:p>
          </table:table-cell>
          <table:table-cell table:style-name="ce20" office:value-type="float" office:value="0.609333333333" calcext:value-type="float">
            <text:p>0.609333333333</text:p>
          </table:table-cell>
          <table:table-cell table:style-name="ce20" office:value-type="float" office:value="0.542" calcext:value-type="float">
            <text:p>0.542</text:p>
          </table:table-cell>
          <table:table-cell table:style-name="ce20" office:value-type="float" office:value="0.430666666667" calcext:value-type="float">
            <text:p>0.430666666667</text:p>
          </table:table-cell>
          <table:table-cell table:style-name="ce20" office:value-type="float" office:value="0.354666666667" calcext:value-type="float">
            <text:p>0.354666666667</text:p>
          </table:table-cell>
          <table:table-cell table:style-name="ce20" office:value-type="float" office:value="0.43" calcext:value-type="float">
            <text:p>0.43</text:p>
          </table:table-cell>
          <table:table-cell table:style-name="ce20" office:value-type="float" office:value="0.181718518519" calcext:value-type="float">
            <text:p>0.181718518519</text:p>
          </table:table-cell>
          <table:table-cell/>
          <table:table-cell table:style-name="ce10" office:value-type="float" office:value="0.47176962363" calcext:value-type="float">
            <text:p>0.47176962363</text:p>
          </table:table-cell>
          <table:table-cell table:style-name="ce10" office:value-type="float" office:value="0.737171657998" calcext:value-type="float">
            <text:p>0.737171657998</text:p>
          </table:table-cell>
          <table:table-cell table:style-name="ce10" office:value-type="float" office:value="0.724826981135" calcext:value-type="float">
            <text:p>0.724826981135</text:p>
          </table:table-cell>
          <table:table-cell table:style-name="ce10" office:value-type="float" office:value="0.72134005233" calcext:value-type="float">
            <text:p>0.72134005233</text:p>
          </table:table-cell>
          <table:table-cell table:style-name="ce10" office:value-type="float" office:value="0.745143025364" calcext:value-type="float">
            <text:p>0.745143025364</text:p>
          </table:table-cell>
          <table:table-cell table:style-name="ce10" office:value-type="float" office:value="0.761471166759" calcext:value-type="float">
            <text:p>0.76147116675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301.66-318.76</text:p>
          </table:table-cell>
          <table:table-cell table:style-name="ce20" office:value-type="float" office:value="0.691333333333" calcext:value-type="float">
            <text:p>0.691333333333</text:p>
          </table:table-cell>
          <table:table-cell table:style-name="ce20" office:value-type="float" office:value="0.554" calcext:value-type="float">
            <text:p>0.554</text:p>
          </table:table-cell>
          <table:table-cell table:style-name="ce20" office:value-type="float" office:value="0.471333333333" calcext:value-type="float">
            <text:p>0.471333333333</text:p>
          </table:table-cell>
          <table:table-cell table:style-name="ce20" office:value-type="float" office:value="0.397333333333" calcext:value-type="float">
            <text:p>0.397333333333</text:p>
          </table:table-cell>
          <table:table-cell table:style-name="ce20" office:value-type="float" office:value="0.418666666667" calcext:value-type="float">
            <text:p>0.418666666667</text:p>
          </table:table-cell>
          <table:table-cell table:style-name="ce20" office:value-type="float" office:value="0.18082962963" calcext:value-type="float">
            <text:p>0.18082962963</text:p>
          </table:table-cell>
          <table:table-cell/>
          <table:table-cell table:style-name="ce10" office:value-type="float" office:value="0.47857221685" calcext:value-type="float">
            <text:p>0.47857221685</text:p>
          </table:table-cell>
          <table:table-cell table:style-name="ce10" office:value-type="float" office:value="0.707852494577" calcext:value-type="float">
            <text:p>0.707852494577</text:p>
          </table:table-cell>
          <table:table-cell table:style-name="ce10" office:value-type="float" office:value="0.711391795614" calcext:value-type="float">
            <text:p>0.711391795614</text:p>
          </table:table-cell>
          <table:table-cell table:style-name="ce10" office:value-type="float" office:value="0.780115143511" calcext:value-type="float">
            <text:p>0.780115143511</text:p>
          </table:table-cell>
          <table:table-cell table:style-name="ce10" office:value-type="float" office:value="0.737443483785" calcext:value-type="float">
            <text:p>0.737443483785</text:p>
          </table:table-cell>
          <table:table-cell table:style-name="ce10" office:value-type="float" office:value="0.769231284812" calcext:value-type="float">
            <text:p>0.769231284812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318.76-336.61</text:p>
          </table:table-cell>
          <table:table-cell table:style-name="ce20" office:value-type="float" office:value="0.724666666667" calcext:value-type="float">
            <text:p>0.724666666667</text:p>
          </table:table-cell>
          <table:table-cell table:style-name="ce20" office:value-type="float" office:value="0.566" calcext:value-type="float">
            <text:p>0.566</text:p>
          </table:table-cell>
          <table:table-cell table:style-name="ce20" office:value-type="float" office:value="0.539333333333" calcext:value-type="float">
            <text:p>0.539333333333</text:p>
          </table:table-cell>
          <table:table-cell table:style-name="ce20" office:value-type="float" office:value="0.462" calcext:value-type="float">
            <text:p>0.462</text:p>
          </table:table-cell>
          <table:table-cell table:style-name="ce20" office:value-type="float" office:value="0.497333333333" calcext:value-type="float">
            <text:p>0.497333333333</text:p>
          </table:table-cell>
          <table:table-cell table:style-name="ce20" office:value-type="float" office:value="0.176192592593" calcext:value-type="float">
            <text:p>0.176192592593</text:p>
          </table:table-cell>
          <table:table-cell/>
          <table:table-cell table:style-name="ce10" office:value-type="float" office:value="0.473204126531" calcext:value-type="float">
            <text:p>0.473204126531</text:p>
          </table:table-cell>
          <table:table-cell table:style-name="ce10" office:value-type="float" office:value="0.688452327458" calcext:value-type="float">
            <text:p>0.688452327458</text:p>
          </table:table-cell>
          <table:table-cell table:style-name="ce10" office:value-type="float" office:value="0.709456080267" calcext:value-type="float">
            <text:p>0.709456080267</text:p>
          </table:table-cell>
          <table:table-cell table:style-name="ce10" office:value-type="float" office:value="0.796920502406" calcext:value-type="float">
            <text:p>0.796920502406</text:p>
          </table:table-cell>
          <table:table-cell table:style-name="ce10" office:value-type="float" office:value="0.750468196961" calcext:value-type="float">
            <text:p>0.750468196961</text:p>
          </table:table-cell>
          <table:table-cell table:style-name="ce10" office:value-type="float" office:value="0.766294935064" calcext:value-type="float">
            <text:p>0.76629493506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336.61-355.26</text:p>
          </table:table-cell>
          <table:table-cell table:style-name="ce20" office:value-type="float" office:value="0.750666666667" calcext:value-type="float">
            <text:p>0.750666666667</text:p>
          </table:table-cell>
          <table:table-cell table:style-name="ce20" office:value-type="float" office:value="0.579333333333" calcext:value-type="float">
            <text:p>0.579333333333</text:p>
          </table:table-cell>
          <table:table-cell table:style-name="ce20" office:value-type="float" office:value="0.525333333333" calcext:value-type="float">
            <text:p>0.525333333333</text:p>
          </table:table-cell>
          <table:table-cell table:style-name="ce20" office:value-type="float" office:value="0.445333333333" calcext:value-type="float">
            <text:p>0.445333333333</text:p>
          </table:table-cell>
          <table:table-cell table:style-name="ce20" office:value-type="float" office:value="0.412666666667" calcext:value-type="float">
            <text:p>0.412666666667</text:p>
          </table:table-cell>
          <table:table-cell table:style-name="ce20" office:value-type="float" office:value="0.162518518519" calcext:value-type="float">
            <text:p>0.162518518519</text:p>
          </table:table-cell>
          <table:table-cell/>
          <table:table-cell table:style-name="ce10" office:value-type="float" office:value="0.462822931682" calcext:value-type="float">
            <text:p>0.462822931682</text:p>
          </table:table-cell>
          <table:table-cell table:style-name="ce10" office:value-type="float" office:value="0.707868748124" calcext:value-type="float">
            <text:p>0.707868748124</text:p>
          </table:table-cell>
          <table:table-cell table:style-name="ce10" office:value-type="float" office:value="0.726784246334" calcext:value-type="float">
            <text:p>0.726784246334</text:p>
          </table:table-cell>
          <table:table-cell table:style-name="ce10" office:value-type="float" office:value="0.726783500386" calcext:value-type="float">
            <text:p>0.726783500386</text:p>
          </table:table-cell>
          <table:table-cell table:style-name="ce10" office:value-type="float" office:value="0.754624155839" calcext:value-type="float">
            <text:p>0.754624155839</text:p>
          </table:table-cell>
          <table:table-cell table:style-name="ce10" office:value-type="float" office:value="0.76359013834" calcext:value-type="float">
            <text:p>0.7635901383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355.26-374.74</text:p>
          </table:table-cell>
          <table:table-cell table:style-name="ce20" office:value-type="float" office:value="0.797333333333" calcext:value-type="float">
            <text:p>0.797333333333</text:p>
          </table:table-cell>
          <table:table-cell table:style-name="ce20" office:value-type="float" office:value="0.641333333333" calcext:value-type="float">
            <text:p>0.641333333333</text:p>
          </table:table-cell>
          <table:table-cell table:style-name="ce20" office:value-type="float" office:value="0.517333333333" calcext:value-type="float">
            <text:p>0.517333333333</text:p>
          </table:table-cell>
          <table:table-cell table:style-name="ce20" office:value-type="float" office:value="0.492" calcext:value-type="float">
            <text:p>0.492</text:p>
          </table:table-cell>
          <table:table-cell table:style-name="ce20" office:value-type="float" office:value="0.454" calcext:value-type="float">
            <text:p>0.454</text:p>
          </table:table-cell>
          <table:table-cell table:style-name="ce20" office:value-type="float" office:value="0.153155555556" calcext:value-type="float">
            <text:p>0.153155555556</text:p>
          </table:table-cell>
          <table:table-cell/>
          <table:table-cell table:style-name="ce10" office:value-type="float" office:value="0.468741452475" calcext:value-type="float">
            <text:p>0.468741452475</text:p>
          </table:table-cell>
          <table:table-cell table:style-name="ce10" office:value-type="float" office:value="0.655068334026" calcext:value-type="float">
            <text:p>0.655068334026</text:p>
          </table:table-cell>
          <table:table-cell table:style-name="ce10" office:value-type="float" office:value="0.699432392357" calcext:value-type="float">
            <text:p>0.699432392357</text:p>
          </table:table-cell>
          <table:table-cell table:style-name="ce10" office:value-type="float" office:value="0.748783187547" calcext:value-type="float">
            <text:p>0.748783187547</text:p>
          </table:table-cell>
          <table:table-cell table:style-name="ce10" office:value-type="float" office:value="0.77388099562" calcext:value-type="float">
            <text:p>0.77388099562</text:p>
          </table:table-cell>
          <table:table-cell table:style-name="ce10" office:value-type="float" office:value="0.769439767154" calcext:value-type="float">
            <text:p>0.76943976715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374.74-395.07</text:p>
          </table:table-cell>
          <table:table-cell table:style-name="ce20" office:value-type="float" office:value="0.822666666667" calcext:value-type="float">
            <text:p>0.822666666667</text:p>
          </table:table-cell>
          <table:table-cell table:style-name="ce20" office:value-type="float" office:value="0.603333333333" calcext:value-type="float">
            <text:p>0.603333333333</text:p>
          </table:table-cell>
          <table:table-cell table:style-name="ce20" office:value-type="float" office:value="0.561333333333" calcext:value-type="float">
            <text:p>0.561333333333</text:p>
          </table:table-cell>
          <table:table-cell table:style-name="ce20" office:value-type="float" office:value="0.446" calcext:value-type="float">
            <text:p>0.446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168903703704" calcext:value-type="float">
            <text:p>0.168903703704</text:p>
          </table:table-cell>
          <table:table-cell/>
          <table:table-cell table:style-name="ce10" office:value-type="float" office:value="0.479570511376" calcext:value-type="float">
            <text:p>0.479570511376</text:p>
          </table:table-cell>
          <table:table-cell table:style-name="ce10" office:value-type="float" office:value="0.69560691182" calcext:value-type="float">
            <text:p>0.69560691182</text:p>
          </table:table-cell>
          <table:table-cell table:style-name="ce10" office:value-type="float" office:value="0.759738176681" calcext:value-type="float">
            <text:p>0.759738176681</text:p>
          </table:table-cell>
          <table:table-cell table:style-name="ce10" office:value-type="float" office:value="0.744104864846" calcext:value-type="float">
            <text:p>0.744104864846</text:p>
          </table:table-cell>
          <table:table-cell table:style-name="ce10" office:value-type="float" office:value="0.7651063757" calcext:value-type="float">
            <text:p>0.7651063757</text:p>
          </table:table-cell>
          <table:table-cell table:style-name="ce10" office:value-type="float" office:value="0.793047849372" calcext:value-type="float">
            <text:p>0.793047849372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395.07-416.32</text:p>
          </table:table-cell>
          <table:table-cell table:style-name="ce20" office:value-type="float" office:value="0.811333333333" calcext:value-type="float">
            <text:p>0.811333333333</text:p>
          </table:table-cell>
          <table:table-cell table:style-name="ce20" office:value-type="float" office:value="0.635333333333" calcext:value-type="float">
            <text:p>0.635333333333</text:p>
          </table:table-cell>
          <table:table-cell table:style-name="ce20" office:value-type="float" office:value="0.628666666667" calcext:value-type="float">
            <text:p>0.628666666667</text:p>
          </table:table-cell>
          <table:table-cell table:number-columns-repeated="2" table:style-name="ce20" office:value-type="float" office:value="0.506666666667" calcext:value-type="float">
            <text:p>0.506666666667</text:p>
          </table:table-cell>
          <table:table-cell table:style-name="ce20" office:value-type="float" office:value="0.185318518519" calcext:value-type="float">
            <text:p>0.185318518519</text:p>
          </table:table-cell>
          <table:table-cell/>
          <table:table-cell table:style-name="ce10" office:value-type="float" office:value="0.463679551181" calcext:value-type="float">
            <text:p>0.463679551181</text:p>
          </table:table-cell>
          <table:table-cell table:style-name="ce10" office:value-type="float" office:value="0.675014358702" calcext:value-type="float">
            <text:p>0.675014358702</text:p>
          </table:table-cell>
          <table:table-cell table:style-name="ce10" office:value-type="float" office:value="0.703142930943" calcext:value-type="float">
            <text:p>0.703142930943</text:p>
          </table:table-cell>
          <table:table-cell table:style-name="ce10" office:value-type="float" office:value="0.730245921237" calcext:value-type="float">
            <text:p>0.730245921237</text:p>
          </table:table-cell>
          <table:table-cell table:style-name="ce10" office:value-type="float" office:value="0.750552098436" calcext:value-type="float">
            <text:p>0.750552098436</text:p>
          </table:table-cell>
          <table:table-cell table:style-name="ce10" office:value-type="float" office:value="0.770254797619" calcext:value-type="float">
            <text:p>0.77025479761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416.32-438.50</text:p>
          </table:table-cell>
          <table:table-cell table:style-name="ce20" office:value-type="float" office:value="0.832" calcext:value-type="float">
            <text:p>0.832</text:p>
          </table:table-cell>
          <table:table-cell table:style-name="ce20" office:value-type="float" office:value="0.706666666667" calcext:value-type="float">
            <text:p>0.706666666667</text:p>
          </table:table-cell>
          <table:table-cell table:style-name="ce20" office:value-type="float" office:value="0.564" calcext:value-type="float">
            <text:p>0.564</text:p>
          </table:table-cell>
          <table:table-cell table:style-name="ce20" office:value-type="float" office:value="0.568" calcext:value-type="float">
            <text:p>0.568</text:p>
          </table:table-cell>
          <table:table-cell table:style-name="ce20" office:value-type="float" office:value="0.452" calcext:value-type="float">
            <text:p>0.452</text:p>
          </table:table-cell>
          <table:table-cell table:style-name="ce20" office:value-type="float" office:value="0.200948148148" calcext:value-type="float">
            <text:p>0.200948148148</text:p>
          </table:table-cell>
          <table:table-cell/>
          <table:table-cell table:style-name="ce10" office:value-type="float" office:value="0.527133702795" calcext:value-type="float">
            <text:p>0.527133702795</text:p>
          </table:table-cell>
          <table:table-cell table:style-name="ce10" office:value-type="float" office:value="0.691012647495" calcext:value-type="float">
            <text:p>0.691012647495</text:p>
          </table:table-cell>
          <table:table-cell table:style-name="ce10" office:value-type="float" office:value="0.687614335332" calcext:value-type="float">
            <text:p>0.687614335332</text:p>
          </table:table-cell>
          <table:table-cell table:style-name="ce10" office:value-type="float" office:value="0.740014064286" calcext:value-type="float">
            <text:p>0.740014064286</text:p>
          </table:table-cell>
          <table:table-cell table:style-name="ce10" office:value-type="float" office:value="0.754111994917" calcext:value-type="float">
            <text:p>0.754111994917</text:p>
          </table:table-cell>
          <table:table-cell table:style-name="ce10" office:value-type="float" office:value="0.773760755556" calcext:value-type="float">
            <text:p>0.773760755556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438.50-461.67</text:p>
          </table:table-cell>
          <table:table-cell table:style-name="ce20" office:value-type="float" office:value="0.834" calcext:value-type="float">
            <text:p>0.834</text:p>
          </table:table-cell>
          <table:table-cell table:style-name="ce20" office:value-type="float" office:value="0.620666666667" calcext:value-type="float">
            <text:p>0.620666666667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20" office:value-type="float" office:value="0.562" calcext:value-type="float">
            <text:p>0.562</text:p>
          </table:table-cell>
          <table:table-cell table:style-name="ce20" office:value-type="float" office:value="0.54" calcext:value-type="float">
            <text:p>0.54</text:p>
          </table:table-cell>
          <table:table-cell table:style-name="ce20" office:value-type="float" office:value="0.204311111111" calcext:value-type="float">
            <text:p>0.204311111111</text:p>
          </table:table-cell>
          <table:table-cell/>
          <table:table-cell table:style-name="ce10" office:value-type="float" office:value="0.463033797779" calcext:value-type="float">
            <text:p>0.463033797779</text:p>
          </table:table-cell>
          <table:table-cell table:style-name="ce10" office:value-type="float" office:value="0.677434902435" calcext:value-type="float">
            <text:p>0.677434902435</text:p>
          </table:table-cell>
          <table:table-cell table:style-name="ce10" office:value-type="float" office:value="0.707200141802" calcext:value-type="float">
            <text:p>0.707200141802</text:p>
          </table:table-cell>
          <table:table-cell table:style-name="ce10" office:value-type="float" office:value="0.753293917185" calcext:value-type="float">
            <text:p>0.753293917185</text:p>
          </table:table-cell>
          <table:table-cell table:style-name="ce10" office:value-type="float" office:value="0.719863492465" calcext:value-type="float">
            <text:p>0.719863492465</text:p>
          </table:table-cell>
          <table:table-cell table:style-name="ce10" office:value-type="float" office:value="0.76809341165" calcext:value-type="float">
            <text:p>0.76809341165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461.67-485.87</text:p>
          </table:table-cell>
          <table:table-cell table:style-name="ce20" office:value-type="float" office:value="0.847333333333" calcext:value-type="float">
            <text:p>0.847333333333</text:p>
          </table:table-cell>
          <table:table-cell table:style-name="ce20" office:value-type="float" office:value="0.670666666667" calcext:value-type="float">
            <text:p>0.670666666667</text:p>
          </table:table-cell>
          <table:table-cell table:style-name="ce20" office:value-type="float" office:value="0.648" calcext:value-type="float">
            <text:p>0.648</text:p>
          </table:table-cell>
          <table:table-cell table:style-name="ce20" office:value-type="float" office:value="0.561333333333" calcext:value-type="float">
            <text:p>0.561333333333</text:p>
          </table:table-cell>
          <table:table-cell table:style-name="ce20" office:value-type="float" office:value="0.538" calcext:value-type="float">
            <text:p>0.538</text:p>
          </table:table-cell>
          <table:table-cell table:style-name="ce20" office:value-type="float" office:value="0.2148" calcext:value-type="float">
            <text:p>0.2148</text:p>
          </table:table-cell>
          <table:table-cell/>
          <table:table-cell table:style-name="ce10" office:value-type="float" office:value="0.494347013863" calcext:value-type="float">
            <text:p>0.494347013863</text:p>
          </table:table-cell>
          <table:table-cell table:style-name="ce10" office:value-type="float" office:value="0.693544374396" calcext:value-type="float">
            <text:p>0.693544374396</text:p>
          </table:table-cell>
          <table:table-cell table:style-name="ce10" office:value-type="float" office:value="0.669476341386" calcext:value-type="float">
            <text:p>0.669476341386</text:p>
          </table:table-cell>
          <table:table-cell table:style-name="ce10" office:value-type="float" office:value="0.753342840551" calcext:value-type="float">
            <text:p>0.753342840551</text:p>
          </table:table-cell>
          <table:table-cell table:style-name="ce10" office:value-type="float" office:value="0.788365713205" calcext:value-type="float">
            <text:p>0.788365713205</text:p>
          </table:table-cell>
          <table:table-cell table:style-name="ce10" office:value-type="float" office:value="0.802231218759" calcext:value-type="float">
            <text:p>0.80223121875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485.87-511.14</text:p>
          </table:table-cell>
          <table:table-cell table:style-name="ce20" office:value-type="float" office:value="0.770666666667" calcext:value-type="float">
            <text:p>0.770666666667</text:p>
          </table:table-cell>
          <table:table-cell table:style-name="ce20" office:value-type="float" office:value="0.728666666667" calcext:value-type="float">
            <text:p>0.728666666667</text:p>
          </table:table-cell>
          <table:table-cell table:style-name="ce20" office:value-type="float" office:value="0.652666666667" calcext:value-type="float">
            <text:p>0.652666666667</text:p>
          </table:table-cell>
          <table:table-cell table:style-name="ce20" office:value-type="float" office:value="0.642666666667" calcext:value-type="float">
            <text:p>0.642666666667</text:p>
          </table:table-cell>
          <table:table-cell table:style-name="ce20" office:value-type="float" office:value="0.55" calcext:value-type="float">
            <text:p>0.55</text:p>
          </table:table-cell>
          <table:table-cell table:style-name="ce20" office:value-type="float" office:value="0.229940740741" calcext:value-type="float">
            <text:p>0.229940740741</text:p>
          </table:table-cell>
          <table:table-cell/>
          <table:table-cell table:style-name="ce10" office:value-type="float" office:value="0.482164271526" calcext:value-type="float">
            <text:p>0.482164271526</text:p>
          </table:table-cell>
          <table:table-cell table:style-name="ce10" office:value-type="float" office:value="0.673826006109" calcext:value-type="float">
            <text:p>0.673826006109</text:p>
          </table:table-cell>
          <table:table-cell table:style-name="ce10" office:value-type="float" office:value="0.6855111915" calcext:value-type="float">
            <text:p>0.6855111915</text:p>
          </table:table-cell>
          <table:table-cell table:style-name="ce10" office:value-type="float" office:value="0.757392668115" calcext:value-type="float">
            <text:p>0.757392668115</text:p>
          </table:table-cell>
          <table:table-cell table:style-name="ce10" office:value-type="float" office:value="0.796752479565" calcext:value-type="float">
            <text:p>0.796752479565</text:p>
          </table:table-cell>
          <table:table-cell table:style-name="ce10" office:value-type="float" office:value="0.766972997477" calcext:value-type="float">
            <text:p>0.766972997477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511.14-537.54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842666666667" calcext:value-type="float">
            <text:p>0.842666666667</text:p>
          </table:table-cell>
          <table:table-cell table:style-name="ce20" office:value-type="float" office:value="0.816" calcext:value-type="float">
            <text:p>0.816</text:p>
          </table:table-cell>
          <table:table-cell table:style-name="ce20" office:value-type="float" office:value="0.758" calcext:value-type="float">
            <text:p>0.758</text:p>
          </table:table-cell>
          <table:table-cell table:style-name="ce20" office:value-type="float" office:value="0.72" calcext:value-type="float">
            <text:p>0.72</text:p>
          </table:table-cell>
          <table:table-cell table:style-name="ce20" office:value-type="float" office:value="0.286340740741" calcext:value-type="float">
            <text:p>0.286340740741</text:p>
          </table:table-cell>
          <table:table-cell/>
          <table:table-cell table:style-name="ce10" office:value-type="float" office:value="0.47273730858" calcext:value-type="float">
            <text:p>0.47273730858</text:p>
          </table:table-cell>
          <table:table-cell table:style-name="ce10" office:value-type="float" office:value="0.691960987979" calcext:value-type="float">
            <text:p>0.691960987979</text:p>
          </table:table-cell>
          <table:table-cell table:style-name="ce10" office:value-type="float" office:value="0.732309723298" calcext:value-type="float">
            <text:p>0.732309723298</text:p>
          </table:table-cell>
          <table:table-cell table:style-name="ce10" office:value-type="float" office:value="0.731410744088" calcext:value-type="float">
            <text:p>0.731410744088</text:p>
          </table:table-cell>
          <table:table-cell table:style-name="ce10" office:value-type="float" office:value="0.788239118702" calcext:value-type="float">
            <text:p>0.788239118702</text:p>
          </table:table-cell>
          <table:table-cell table:style-name="ce10" office:value-type="float" office:value="0.797147133804" calcext:value-type="float">
            <text:p>0.79714713380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0" office:value-type="float" office:value="0.472998396343" calcext:value-type="float">
            <text:p>0.472998396343</text:p>
          </table:table-cell>
          <table:table-cell table:style-name="ce10" office:value-type="float" office:value="0.694599051742" calcext:value-type="float">
            <text:p>0.694599051742</text:p>
          </table:table-cell>
          <table:table-cell table:style-name="ce10" office:value-type="float" office:value="0.755454806048" calcext:value-type="float">
            <text:p>0.755454806048</text:p>
          </table:table-cell>
          <table:table-cell table:style-name="ce10" office:value-type="float" office:value="0.799282465187" calcext:value-type="float">
            <text:p>0.799282465187</text:p>
          </table:table-cell>
          <table:table-cell table:style-name="ce10" office:value-type="float" office:value="0.760968552942" calcext:value-type="float">
            <text:p>0.760968552942</text:p>
          </table:table-cell>
          <table:table-cell table:style-name="ce10" office:value-type="float" office:value="0.778122910641" calcext:value-type="float">
            <text:p>0.77812291064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CT-REMD</text:p>
          </table:table-cell>
          <table:table-cell table:number-columns-repeated="8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R4R5R6</text:p>
          </table:table-cell>
          <table:table-cell table:style-name="ce11" office:value-type="string" calcext:value-type="string">
            <text:p>269.50-285.22</text:p>
          </table:table-cell>
          <table:table-cell table:style-name="ce21" office:value-type="float" office:value="0.594666666667" calcext:value-type="float">
            <text:p>0.594666666667</text:p>
          </table:table-cell>
          <table:table-cell table:style-name="ce21" office:value-type="float" office:value="0.406666666667" calcext:value-type="float">
            <text:p>0.406666666667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448" calcext:value-type="float">
            <text:p>0.448</text:p>
          </table:table-cell>
          <table:table-cell table:style-name="ce21" office:value-type="float" office:value="0.490666666667" calcext:value-type="float">
            <text:p>0.490666666667</text:p>
          </table:table-cell>
          <table:table-cell table:style-name="ce21" office:value-type="float" office:value="0.209333333333" calcext:value-type="float">
            <text:p>0.209333333333</text:p>
          </table:table-cell>
          <table:table-cell/>
          <table:table-cell table:style-name="ce22" office:value-type="float" office:value="0.47598191298" calcext:value-type="float">
            <text:p>0.47598191298</text:p>
          </table:table-cell>
          <table:table-cell table:style-name="ce22" office:value-type="float" office:value="0.695566237938" calcext:value-type="float">
            <text:p>0.695566237938</text:p>
          </table:table-cell>
          <table:table-cell table:style-name="ce22" office:value-type="float" office:value="0.712274229574" calcext:value-type="float">
            <text:p>0.712274229574</text:p>
          </table:table-cell>
          <table:table-cell table:style-name="ce22" office:value-type="float" office:value="0.756218495463" calcext:value-type="float">
            <text:p>0.756218495463</text:p>
          </table:table-cell>
          <table:table-cell table:style-name="ce22" office:value-type="float" office:value="0.726913603499" calcext:value-type="float">
            <text:p>0.726913603499</text:p>
          </table:table-cell>
          <table:table-cell table:style-name="ce22" office:value-type="float" office:value="0.564867103491" calcext:value-type="float">
            <text:p>0.564867103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s</text:p>
          </table:table-cell>
          <table:table-cell table:style-name="ce11" office:value-type="string" calcext:value-type="string">
            <text:p>285.22-301.66</text:p>
          </table:table-cell>
          <table:table-cell table:style-name="ce21" office:value-type="float" office:value="0.596666666667" calcext:value-type="float">
            <text:p>0.596666666667</text:p>
          </table:table-cell>
          <table:table-cell table:style-name="ce21" office:value-type="float" office:value="0.496666666667" calcext:value-type="float">
            <text:p>0.496666666667</text:p>
          </table:table-cell>
          <table:table-cell table:style-name="ce21" office:value-type="float" office:value="0.399333333333" calcext:value-type="float">
            <text:p>0.399333333333</text:p>
          </table:table-cell>
          <table:table-cell table:style-name="ce21" office:value-type="float" office:value="0.356" calcext:value-type="float">
            <text:p>0.356</text:p>
          </table:table-cell>
          <table:table-cell table:style-name="ce21" office:value-type="float" office:value="0.346666666667" calcext:value-type="float">
            <text:p>0.346666666667</text:p>
          </table:table-cell>
          <table:table-cell table:style-name="ce21" office:value-type="float" office:value="0.163333333333" calcext:value-type="float">
            <text:p>0.163333333333</text:p>
          </table:table-cell>
          <table:table-cell/>
          <table:table-cell table:style-name="ce22" office:value-type="float" office:value="0.468919991544" calcext:value-type="float">
            <text:p>0.468919991544</text:p>
          </table:table-cell>
          <table:table-cell table:style-name="ce22" office:value-type="float" office:value="0.665970152189" calcext:value-type="float">
            <text:p>0.665970152189</text:p>
          </table:table-cell>
          <table:table-cell table:style-name="ce22" office:value-type="float" office:value="0.700964297618" calcext:value-type="float">
            <text:p>0.700964297618</text:p>
          </table:table-cell>
          <table:table-cell table:style-name="ce22" office:value-type="float" office:value="0.741306533605" calcext:value-type="float">
            <text:p>0.741306533605</text:p>
          </table:table-cell>
          <table:table-cell table:style-name="ce22" office:value-type="float" office:value="0.734368250464" calcext:value-type="float">
            <text:p>0.734368250464</text:p>
          </table:table-cell>
          <table:table-cell table:style-name="ce22" office:value-type="float" office:value="0.589741410126" calcext:value-type="float">
            <text:p>0.589741410126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301.66-318.76</text:p>
          </table:table-cell>
          <table:table-cell table:style-name="ce21" office:value-type="float" office:value="0.654666666667" calcext:value-type="float">
            <text:p>0.654666666667</text:p>
          </table:table-cell>
          <table:table-cell table:style-name="ce21" office:value-type="float" office:value="0.486" calcext:value-type="float">
            <text:p>0.486</text:p>
          </table:table-cell>
          <table:table-cell table:style-name="ce21" office:value-type="float" office:value="0.438" calcext:value-type="float">
            <text:p>0.438</text:p>
          </table:table-cell>
          <table:table-cell table:style-name="ce21" office:value-type="float" office:value="0.428666666667" calcext:value-type="float">
            <text:p>0.428666666667</text:p>
          </table:table-cell>
          <table:table-cell table:style-name="ce21" office:value-type="float" office:value="0.458666666667" calcext:value-type="float">
            <text:p>0.458666666667</text:p>
          </table:table-cell>
          <table:table-cell table:style-name="ce21" office:value-type="float" office:value="0.192" calcext:value-type="float">
            <text:p>0.192</text:p>
          </table:table-cell>
          <table:table-cell/>
          <table:table-cell table:style-name="ce22" office:value-type="float" office:value="0.463402521202" calcext:value-type="float">
            <text:p>0.463402521202</text:p>
          </table:table-cell>
          <table:table-cell table:style-name="ce22" office:value-type="float" office:value="0.700113497708" calcext:value-type="float">
            <text:p>0.700113497708</text:p>
          </table:table-cell>
          <table:table-cell table:style-name="ce22" office:value-type="float" office:value="0.791789362247" calcext:value-type="float">
            <text:p>0.791789362247</text:p>
          </table:table-cell>
          <table:table-cell table:style-name="ce22" office:value-type="float" office:value="0.740094649816" calcext:value-type="float">
            <text:p>0.740094649816</text:p>
          </table:table-cell>
          <table:table-cell table:style-name="ce22" office:value-type="float" office:value="0.743366404464" calcext:value-type="float">
            <text:p>0.743366404464</text:p>
          </table:table-cell>
          <table:table-cell table:style-name="ce22" office:value-type="float" office:value="0.567683881064" calcext:value-type="float">
            <text:p>0.567683881064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318.76-336.61</text:p>
          </table:table-cell>
          <table:table-cell table:style-name="ce21" office:value-type="float" office:value="0.734666666667" calcext:value-type="float">
            <text:p>0.734666666667</text:p>
          </table:table-cell>
          <table:table-cell table:style-name="ce21" office:value-type="float" office:value="0.55" calcext:value-type="float">
            <text:p>0.55</text:p>
          </table:table-cell>
          <table:table-cell table:style-name="ce21" office:value-type="float" office:value="0.489333333333" calcext:value-type="float">
            <text:p>0.489333333333</text:p>
          </table:table-cell>
          <table:table-cell table:style-name="ce21" office:value-type="float" office:value="0.464" calcext:value-type="float">
            <text:p>0.464</text:p>
          </table:table-cell>
          <table:table-cell table:style-name="ce21" office:value-type="float" office:value="0.374" calcext:value-type="float">
            <text:p>0.374</text:p>
          </table:table-cell>
          <table:table-cell table:style-name="ce21" office:value-type="float" office:value="0.209333333333" calcext:value-type="float">
            <text:p>0.209333333333</text:p>
          </table:table-cell>
          <table:table-cell/>
          <table:table-cell table:style-name="ce22" office:value-type="float" office:value="0.470375801696" calcext:value-type="float">
            <text:p>0.470375801696</text:p>
          </table:table-cell>
          <table:table-cell table:style-name="ce22" office:value-type="float" office:value="0.669508481964" calcext:value-type="float">
            <text:p>0.669508481964</text:p>
          </table:table-cell>
          <table:table-cell table:style-name="ce22" office:value-type="float" office:value="0.728718928847" calcext:value-type="float">
            <text:p>0.728718928847</text:p>
          </table:table-cell>
          <table:table-cell table:style-name="ce22" office:value-type="float" office:value="0.751189222652" calcext:value-type="float">
            <text:p>0.751189222652</text:p>
          </table:table-cell>
          <table:table-cell table:style-name="ce22" office:value-type="float" office:value="0.744516258813" calcext:value-type="float">
            <text:p>0.744516258813</text:p>
          </table:table-cell>
          <table:table-cell table:style-name="ce22" office:value-type="float" office:value="0.529989407103" calcext:value-type="float">
            <text:p>0.529989407103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336.61-355.26</text:p>
          </table:table-cell>
          <table:table-cell table:style-name="ce21" office:value-type="float" office:value="0.766666666667" calcext:value-type="float">
            <text:p>0.766666666667</text:p>
          </table:table-cell>
          <table:table-cell table:style-name="ce21" office:value-type="float" office:value="0.556" calcext:value-type="float">
            <text:p>0.556</text:p>
          </table:table-cell>
          <table:table-cell table:style-name="ce21" office:value-type="float" office:value="0.489333333333" calcext:value-type="float">
            <text:p>0.489333333333</text:p>
          </table:table-cell>
          <table:table-cell table:style-name="ce21" office:value-type="float" office:value="0.415333333333" calcext:value-type="float">
            <text:p>0.415333333333</text:p>
          </table:table-cell>
          <table:table-cell table:style-name="ce21" office:value-type="float" office:value="0.476666666667" calcext:value-type="float">
            <text:p>0.476666666667</text:p>
          </table:table-cell>
          <table:table-cell table:style-name="ce21" office:value-type="float" office:value="0.194" calcext:value-type="float">
            <text:p>0.194</text:p>
          </table:table-cell>
          <table:table-cell/>
          <table:table-cell table:style-name="ce22" office:value-type="float" office:value="0.477585886112" calcext:value-type="float">
            <text:p>0.477585886112</text:p>
          </table:table-cell>
          <table:table-cell table:style-name="ce22" office:value-type="float" office:value="0.690509287164" calcext:value-type="float">
            <text:p>0.690509287164</text:p>
          </table:table-cell>
          <table:table-cell table:style-name="ce22" office:value-type="float" office:value="0.722781751839" calcext:value-type="float">
            <text:p>0.722781751839</text:p>
          </table:table-cell>
          <table:table-cell table:style-name="ce22" office:value-type="float" office:value="0.817424630083" calcext:value-type="float">
            <text:p>0.817424630083</text:p>
          </table:table-cell>
          <table:table-cell table:style-name="ce22" office:value-type="float" office:value="0.829063721442" calcext:value-type="float">
            <text:p>0.829063721442</text:p>
          </table:table-cell>
          <table:table-cell table:style-name="ce22" office:value-type="float" office:value="0.568451785119" calcext:value-type="float">
            <text:p>0.56845178511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355.26-374.74</text:p>
          </table:table-cell>
          <table:table-cell table:style-name="ce21" office:value-type="float" office:value="0.807333333333" calcext:value-type="float">
            <text:p>0.807333333333</text:p>
          </table:table-cell>
          <table:table-cell table:style-name="ce21" office:value-type="float" office:value="0.524666666667" calcext:value-type="float">
            <text:p>0.524666666667</text:p>
          </table:table-cell>
          <table:table-cell table:style-name="ce21" office:value-type="float" office:value="0.474666666667" calcext:value-type="float">
            <text:p>0.474666666667</text:p>
          </table:table-cell>
          <table:table-cell table:style-name="ce21" office:value-type="float" office:value="0.481333333333" calcext:value-type="float">
            <text:p>0.481333333333</text:p>
          </table:table-cell>
          <table:table-cell table:style-name="ce21" office:value-type="float" office:value="0.415333333333" calcext:value-type="float">
            <text:p>0.415333333333</text:p>
          </table:table-cell>
          <table:table-cell table:style-name="ce21" office:value-type="float" office:value="0.187333333333" calcext:value-type="float">
            <text:p>0.187333333333</text:p>
          </table:table-cell>
          <table:table-cell/>
          <table:table-cell table:style-name="ce22" office:value-type="float" office:value="0.455484657665" calcext:value-type="float">
            <text:p>0.455484657665</text:p>
          </table:table-cell>
          <table:table-cell table:style-name="ce22" office:value-type="float" office:value="0.661616980326" calcext:value-type="float">
            <text:p>0.661616980326</text:p>
          </table:table-cell>
          <table:table-cell table:style-name="ce22" office:value-type="float" office:value="0.676915352904" calcext:value-type="float">
            <text:p>0.676915352904</text:p>
          </table:table-cell>
          <table:table-cell table:style-name="ce22" office:value-type="float" office:value="0.713642127649" calcext:value-type="float">
            <text:p>0.713642127649</text:p>
          </table:table-cell>
          <table:table-cell table:style-name="ce22" office:value-type="float" office:value="0.7505842618" calcext:value-type="float">
            <text:p>0.7505842618</text:p>
          </table:table-cell>
          <table:table-cell table:style-name="ce22" office:value-type="float" office:value="0.55381746958" calcext:value-type="float">
            <text:p>0.5538174695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374.74-395.07</text:p>
          </table:table-cell>
          <table:table-cell table:style-name="ce21" office:value-type="float" office:value="0.778" calcext:value-type="float">
            <text:p>0.778</text:p>
          </table:table-cell>
          <table:table-cell table:style-name="ce21" office:value-type="float" office:value="0.588" calcext:value-type="float">
            <text:p>0.588</text:p>
          </table:table-cell>
          <table:table-cell table:style-name="ce21" office:value-type="float" office:value="0.552666666667" calcext:value-type="float">
            <text:p>0.552666666667</text:p>
          </table:table-cell>
          <table:table-cell table:style-name="ce21" office:value-type="float" office:value="0.459333333333" calcext:value-type="float">
            <text:p>0.459333333333</text:p>
          </table:table-cell>
          <table:table-cell table:style-name="ce21" office:value-type="float" office:value="0.492666666667" calcext:value-type="float">
            <text:p>0.492666666667</text:p>
          </table:table-cell>
          <table:table-cell table:style-name="ce21" office:value-type="float" office:value="0.212" calcext:value-type="float">
            <text:p>0.212</text:p>
          </table:table-cell>
          <table:table-cell/>
          <table:table-cell table:style-name="ce22" office:value-type="float" office:value="0.473432841243" calcext:value-type="float">
            <text:p>0.473432841243</text:p>
          </table:table-cell>
          <table:table-cell table:style-name="ce22" office:value-type="float" office:value="0.672037415586" calcext:value-type="float">
            <text:p>0.672037415586</text:p>
          </table:table-cell>
          <table:table-cell table:style-name="ce22" office:value-type="float" office:value="0.696203015554" calcext:value-type="float">
            <text:p>0.696203015554</text:p>
          </table:table-cell>
          <table:table-cell table:style-name="ce22" office:value-type="float" office:value="0.741721591704" calcext:value-type="float">
            <text:p>0.741721591704</text:p>
          </table:table-cell>
          <table:table-cell table:style-name="ce22" office:value-type="float" office:value="0.758907588727" calcext:value-type="float">
            <text:p>0.758907588727</text:p>
          </table:table-cell>
          <table:table-cell table:style-name="ce22" office:value-type="float" office:value="0.604621437181" calcext:value-type="float">
            <text:p>0.60462143718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395.07-416.32</text:p>
          </table:table-cell>
          <table:table-cell table:style-name="ce21" office:value-type="float" office:value="0.853333333333" calcext:value-type="float">
            <text:p>0.853333333333</text:p>
          </table:table-cell>
          <table:table-cell table:style-name="ce21" office:value-type="float" office:value="0.616666666667" calcext:value-type="float">
            <text:p>0.616666666667</text:p>
          </table:table-cell>
          <table:table-cell table:style-name="ce21" office:value-type="float" office:value="0.583333333333" calcext:value-type="float">
            <text:p>0.583333333333</text:p>
          </table:table-cell>
          <table:table-cell table:style-name="ce21" office:value-type="float" office:value="0.461333333333" calcext:value-type="float">
            <text:p>0.461333333333</text:p>
          </table:table-cell>
          <table:table-cell table:style-name="ce21" office:value-type="float" office:value="0.433333333333" calcext:value-type="float">
            <text:p>0.433333333333</text:p>
          </table:table-cell>
          <table:table-cell table:style-name="ce21" office:value-type="float" office:value="0.247333333333" calcext:value-type="float">
            <text:p>0.247333333333</text:p>
          </table:table-cell>
          <table:table-cell/>
          <table:table-cell table:style-name="ce22" office:value-type="float" office:value="0.474098981173" calcext:value-type="float">
            <text:p>0.474098981173</text:p>
          </table:table-cell>
          <table:table-cell table:style-name="ce22" office:value-type="float" office:value="0.706124452058" calcext:value-type="float">
            <text:p>0.706124452058</text:p>
          </table:table-cell>
          <table:table-cell table:style-name="ce22" office:value-type="float" office:value="0.685813056184" calcext:value-type="float">
            <text:p>0.685813056184</text:p>
          </table:table-cell>
          <table:table-cell table:style-name="ce22" office:value-type="float" office:value="0.730246847362" calcext:value-type="float">
            <text:p>0.730246847362</text:p>
          </table:table-cell>
          <table:table-cell table:style-name="ce22" office:value-type="float" office:value="0.712862654694" calcext:value-type="float">
            <text:p>0.712862654694</text:p>
          </table:table-cell>
          <table:table-cell table:style-name="ce22" office:value-type="float" office:value="0.557497827937" calcext:value-type="float">
            <text:p>0.557497827937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416.32-438.50</text:p>
          </table:table-cell>
          <table:table-cell table:style-name="ce21" office:value-type="float" office:value="0.828" calcext:value-type="float">
            <text:p>0.828</text:p>
          </table:table-cell>
          <table:table-cell table:style-name="ce21" office:value-type="float" office:value="0.620666666667" calcext:value-type="float">
            <text:p>0.620666666667</text:p>
          </table:table-cell>
          <table:table-cell table:style-name="ce21" office:value-type="float" office:value="0.569333333333" calcext:value-type="float">
            <text:p>0.569333333333</text:p>
          </table:table-cell>
          <table:table-cell table:style-name="ce21" office:value-type="float" office:value="0.488" calcext:value-type="float">
            <text:p>0.488</text:p>
          </table:table-cell>
          <table:table-cell table:style-name="ce21" office:value-type="float" office:value="0.522" calcext:value-type="float">
            <text:p>0.522</text:p>
          </table:table-cell>
          <table:table-cell table:style-name="ce21" office:value-type="float" office:value="0.221333333333" calcext:value-type="float">
            <text:p>0.221333333333</text:p>
          </table:table-cell>
          <table:table-cell/>
          <table:table-cell table:style-name="ce22" office:value-type="float" office:value="0.475705189382" calcext:value-type="float">
            <text:p>0.475705189382</text:p>
          </table:table-cell>
          <table:table-cell table:style-name="ce22" office:value-type="float" office:value="0.703893030999" calcext:value-type="float">
            <text:p>0.703893030999</text:p>
          </table:table-cell>
          <table:table-cell table:style-name="ce22" office:value-type="float" office:value="0.719844239145" calcext:value-type="float">
            <text:p>0.719844239145</text:p>
          </table:table-cell>
          <table:table-cell table:style-name="ce22" office:value-type="float" office:value="0.771401256487" calcext:value-type="float">
            <text:p>0.771401256487</text:p>
          </table:table-cell>
          <table:table-cell table:style-name="ce22" office:value-type="float" office:value="0.761266690299" calcext:value-type="float">
            <text:p>0.761266690299</text:p>
          </table:table-cell>
          <table:table-cell table:style-name="ce22" office:value-type="float" office:value="0.547035962162" calcext:value-type="float">
            <text:p>0.54703596216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438.50-461.67</text:p>
          </table:table-cell>
          <table:table-cell table:style-name="ce21" office:value-type="float" office:value="0.815333333333" calcext:value-type="float">
            <text:p>0.815333333333</text:p>
          </table:table-cell>
          <table:table-cell table:style-name="ce21" office:value-type="float" office:value="0.582666666667" calcext:value-type="float">
            <text:p>0.582666666667</text:p>
          </table:table-cell>
          <table:table-cell table:style-name="ce21" office:value-type="float" office:value="0.596666666667" calcext:value-type="float">
            <text:p>0.596666666667</text:p>
          </table:table-cell>
          <table:table-cell table:number-columns-repeated="2" table:style-name="ce21" office:value-type="float" office:value="0.524" calcext:value-type="float">
            <text:p>0.524</text:p>
          </table:table-cell>
          <table:table-cell table:style-name="ce21" office:value-type="float" office:value="0.253333333333" calcext:value-type="float">
            <text:p>0.253333333333</text:p>
          </table:table-cell>
          <table:table-cell/>
          <table:table-cell table:style-name="ce22" office:value-type="float" office:value="0.457333825458" calcext:value-type="float">
            <text:p>0.457333825458</text:p>
          </table:table-cell>
          <table:table-cell table:style-name="ce22" office:value-type="float" office:value="0.635509869822" calcext:value-type="float">
            <text:p>0.635509869822</text:p>
          </table:table-cell>
          <table:table-cell table:style-name="ce22" office:value-type="float" office:value="0.695910032141" calcext:value-type="float">
            <text:p>0.695910032141</text:p>
          </table:table-cell>
          <table:table-cell table:style-name="ce22" office:value-type="float" office:value="0.717798175566" calcext:value-type="float">
            <text:p>0.717798175566</text:p>
          </table:table-cell>
          <table:table-cell table:style-name="ce22" office:value-type="float" office:value="0.770166549551" calcext:value-type="float">
            <text:p>0.770166549551</text:p>
          </table:table-cell>
          <table:table-cell table:style-name="ce22" office:value-type="float" office:value="0.585226331736" calcext:value-type="float">
            <text:p>0.585226331736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461.67-485.87</text:p>
          </table:table-cell>
          <table:table-cell table:style-name="ce21" office:value-type="float" office:value="0.832" calcext:value-type="float">
            <text:p>0.832</text:p>
          </table:table-cell>
          <table:table-cell table:style-name="ce21" office:value-type="float" office:value="0.609333333333" calcext:value-type="float">
            <text:p>0.609333333333</text:p>
          </table:table-cell>
          <table:table-cell table:style-name="ce21" office:value-type="float" office:value="0.589333333333" calcext:value-type="float">
            <text:p>0.589333333333</text:p>
          </table:table-cell>
          <table:table-cell table:style-name="ce21" office:value-type="float" office:value="0.530666666667" calcext:value-type="float">
            <text:p>0.530666666667</text:p>
          </table:table-cell>
          <table:table-cell table:style-name="ce21" office:value-type="float" office:value="0.529333333333" calcext:value-type="float">
            <text:p>0.529333333333</text:p>
          </table:table-cell>
          <table:table-cell table:style-name="ce21" office:value-type="float" office:value="0.245333333333" calcext:value-type="float">
            <text:p>0.245333333333</text:p>
          </table:table-cell>
          <table:table-cell/>
          <table:table-cell table:style-name="ce22" office:value-type="float" office:value="0.488913953126" calcext:value-type="float">
            <text:p>0.488913953126</text:p>
          </table:table-cell>
          <table:table-cell table:style-name="ce22" office:value-type="float" office:value="0.738408695254" calcext:value-type="float">
            <text:p>0.738408695254</text:p>
          </table:table-cell>
          <table:table-cell table:style-name="ce22" office:value-type="float" office:value="0.737633592036" calcext:value-type="float">
            <text:p>0.737633592036</text:p>
          </table:table-cell>
          <table:table-cell table:style-name="ce22" office:value-type="float" office:value="0.732051182466" calcext:value-type="float">
            <text:p>0.732051182466</text:p>
          </table:table-cell>
          <table:table-cell table:style-name="ce22" office:value-type="float" office:value="0.714255205174" calcext:value-type="float">
            <text:p>0.714255205174</text:p>
          </table:table-cell>
          <table:table-cell table:style-name="ce22" office:value-type="float" office:value="0.552469875161" calcext:value-type="float">
            <text:p>0.5524698751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485.87-511.14</text:p>
          </table:table-cell>
          <table:table-cell table:style-name="ce21" office:value-type="float" office:value="0.760666666667" calcext:value-type="float">
            <text:p>0.760666666667</text:p>
          </table:table-cell>
          <table:table-cell table:style-name="ce21" office:value-type="float" office:value="0.658666666667" calcext:value-type="float">
            <text:p>0.658666666667</text:p>
          </table:table-cell>
          <table:table-cell table:style-name="ce21" office:value-type="float" office:value="0.657333333333" calcext:value-type="float">
            <text:p>0.657333333333</text:p>
          </table:table-cell>
          <table:table-cell table:style-name="ce21" office:value-type="float" office:value="0.636666666667" calcext:value-type="float">
            <text:p>0.636666666667</text:p>
          </table:table-cell>
          <table:table-cell table:style-name="ce21" office:value-type="float" office:value="0.538" calcext:value-type="float">
            <text:p>0.538</text:p>
          </table:table-cell>
          <table:table-cell table:style-name="ce21" office:value-type="float" office:value="0.273333333333" calcext:value-type="float">
            <text:p>0.273333333333</text:p>
          </table:table-cell>
          <table:table-cell/>
          <table:table-cell table:style-name="ce22" office:value-type="float" office:value="0.46110987245" calcext:value-type="float">
            <text:p>0.46110987245</text:p>
          </table:table-cell>
          <table:table-cell table:style-name="ce22" office:value-type="float" office:value="0.658148930946" calcext:value-type="float">
            <text:p>0.658148930946</text:p>
          </table:table-cell>
          <table:table-cell table:style-name="ce22" office:value-type="float" office:value="0.68364261268" calcext:value-type="float">
            <text:p>0.68364261268</text:p>
          </table:table-cell>
          <table:table-cell table:style-name="ce22" office:value-type="float" office:value="0.76226387171" calcext:value-type="float">
            <text:p>0.76226387171</text:p>
          </table:table-cell>
          <table:table-cell table:style-name="ce22" office:value-type="float" office:value="0.757038464338" calcext:value-type="float">
            <text:p>0.757038464338</text:p>
          </table:table-cell>
          <table:table-cell table:style-name="ce22" office:value-type="float" office:value="0.573448534005" calcext:value-type="float">
            <text:p>0.573448534005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511.14-537.54</text:p>
          </table:table-cell>
          <table:table-cell table:style-name="ce21" office:value-type="float" office:value="0.708" calcext:value-type="float">
            <text:p>0.708</text:p>
          </table:table-cell>
          <table:table-cell table:style-name="ce21" office:value-type="float" office:value="0.756" calcext:value-type="float">
            <text:p>0.756</text:p>
          </table:table-cell>
          <table:table-cell table:style-name="ce21" office:value-type="float" office:value="0.731333333333" calcext:value-type="float">
            <text:p>0.731333333333</text:p>
          </table:table-cell>
          <table:table-cell table:style-name="ce21" office:value-type="float" office:value="0.755333333333" calcext:value-type="float">
            <text:p>0.755333333333</text:p>
          </table:table-cell>
          <table:table-cell table:style-name="ce21" office:value-type="float" office:value="0.648666666667" calcext:value-type="float">
            <text:p>0.648666666667</text:p>
          </table:table-cell>
          <table:table-cell table:style-name="ce21" office:value-type="float" office:value="0.282666666667" calcext:value-type="float">
            <text:p>0.282666666667</text:p>
          </table:table-cell>
          <table:table-cell/>
          <table:table-cell table:style-name="ce22" office:value-type="float" office:value="0.490555897462" calcext:value-type="float">
            <text:p>0.490555897462</text:p>
          </table:table-cell>
          <table:table-cell table:style-name="ce22" office:value-type="float" office:value="0.713637678711" calcext:value-type="float">
            <text:p>0.713637678711</text:p>
          </table:table-cell>
          <table:table-cell table:style-name="ce22" office:value-type="float" office:value="0.788208580428" calcext:value-type="float">
            <text:p>0.788208580428</text:p>
          </table:table-cell>
          <table:table-cell table:style-name="ce22" office:value-type="float" office:value="0.794903994071" calcext:value-type="float">
            <text:p>0.794903994071</text:p>
          </table:table-cell>
          <table:table-cell table:style-name="ce22" office:value-type="float" office:value="0.820414594389" calcext:value-type="float">
            <text:p>0.820414594389</text:p>
          </table:table-cell>
          <table:table-cell table:style-name="ce22" office:value-type="float" office:value="0.60030072832" calcext:value-type="float">
            <text:p>0.6003007283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2" office:value-type="float" office:value="0.455099385918" calcext:value-type="float">
            <text:p>0.455099385918</text:p>
          </table:table-cell>
          <table:table-cell table:style-name="ce22" office:value-type="float" office:value="0.670342333391" calcext:value-type="float">
            <text:p>0.670342333391</text:p>
          </table:table-cell>
          <table:table-cell table:style-name="ce22" office:value-type="float" office:value="0.688709433224" calcext:value-type="float">
            <text:p>0.688709433224</text:p>
          </table:table-cell>
          <table:table-cell table:style-name="ce22" office:value-type="float" office:value="0.727674979054" calcext:value-type="float">
            <text:p>0.727674979054</text:p>
          </table:table-cell>
          <table:table-cell table:style-name="ce22" office:value-type="float" office:value="0.753562823641" calcext:value-type="float">
            <text:p>0.753562823641</text:p>
          </table:table-cell>
          <table:table-cell table:style-name="ce22" office:value-type="float" office:value="0.533139597029" calcext:value-type="float">
            <text:p>0.533139597029</text:p>
          </table:table-cell>
          <table:table-cell table:number-columns-repeated="6"/>
        </table:table-row>
      </table:table>
      <table:table table:name="backup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ce15"/>
        <table:table-column table:style-name="co3" table:default-cell-style-name="Default"/>
        <table:table-column table:style-name="co1" table:number-columns-repeated="6" table:default-cell-style-name="ce1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dos gerados pelo script</text:p>
          </table:table-cell>
          <table:table-cell/>
          <table:table-cell table:style-name="Default" office:value-type="string" calcext:value-type="string">
            <text:p>ex:</text:p>
          </table:table-cell>
          <table:table-cell table:style-name="Default" office:value-type="string" calcext:value-type="string">
            <text:p>bash compute_3_acc_ratio.sh /media/lipinski/FAAAT/PLANNED_SIMULATIONS/1UNC/1ns/OK/02-REMD/1UNC_1ns_2_RUN1 /media/lipinski/FAAAT/PLANNED_SIMULATIONS/1UNC/1ns/OK/02-REMD/1UNC_1ns_2_RUN2 /media/lipinski/FAAAT/PLANNED_SIMULATIONS/1UNC/1ns/OK/02-REMD/1UNC_1ns_2_RUN3 R1R2R3_t_ACCRATIO 1000 4500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CUTOFFS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odado de:</text:p>
          </table:table-cell>
          <table:table-cell table:style-name="Default" office:value-type="string" calcext:value-type="string">
            <text:p><text:s/>/media/lipinski/FAAAT/PLANNED_SIMULATIONS/1UNC/1ns/OK/01-CT-REMD 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R1R2R3</text:p>
          </table:table-cell>
          <table:table-cell office:value-type="string" calcext:value-type="string">
            <text:p>Adjacent Tem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table:style-name="Default" table:number-columns-repeated="6"/>
          <table:table-cell/>
          <table:table-cell table:style-name="ce14" office:value-type="string" calcext:value-type="string">
            <text:p>ETR</text:p>
          </table:table-cell>
        </table:table-row>
        <table:table-row table:style-name="ro1">
          <table:table-cell office:value-type="string" calcext:value-type="string">
            <text:p>CT-REMD</text:p>
          </table:table-cell>
          <table:table-cell office:value-type="string" calcext:value-type="string">
            <text:p>269.50-285.22</text:p>
          </table:table-cell>
          <table:table-cell office:value-type="float" office:value="0.267333333333" calcext:value-type="float">
            <text:p>0.267333333333</text:p>
          </table:table-cell>
          <table:table-cell office:value-type="float" office:value="0.231333333333" calcext:value-type="float">
            <text:p>0.231333333333</text:p>
          </table:table-cell>
          <table:table-cell office:value-type="float" office:value="0.227333333333" calcext:value-type="float">
            <text:p>0.227333333333</text:p>
          </table:table-cell>
          <table:table-cell office:value-type="float" office:value="0.156666666667" calcext:value-type="float">
            <text:p>0.156666666667</text:p>
          </table:table-cell>
          <table:table-cell office:value-type="float" office:value="0.228666666667" calcext:value-type="float">
            <text:p>0.228666666667</text:p>
          </table:table-cell>
          <table:table-cell office:value-type="float" office:value="0.222118518518" calcext:value-type="float">
            <text:p>0.222118518518</text:p>
          </table:table-cell>
          <table:table-cell/>
          <table:table-cell office:value-type="float" office:value="0.660361130046" calcext:value-type="float">
            <text:p>0.660361130046</text:p>
          </table:table-cell>
          <table:table-cell office:value-type="float" office:value="0.56565775727" calcext:value-type="float">
            <text:p>0.56565775727</text:p>
          </table:table-cell>
          <table:table-cell office:value-type="float" office:value="0.513761510702" calcext:value-type="float">
            <text:p>0.513761510702</text:p>
          </table:table-cell>
          <table:table-cell office:value-type="float" office:value="0.653366458524" calcext:value-type="float">
            <text:p>0.653366458524</text:p>
          </table:table-cell>
          <table:table-cell office:value-type="float" office:value="0.711648956306" calcext:value-type="float">
            <text:p>0.711648956306</text:p>
          </table:table-cell>
          <table:table-cell office:value-type="float" office:value="0.749865178536" calcext:value-type="float">
            <text:p>0.749865178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s</text:p>
          </table:table-cell>
          <table:table-cell office:value-type="string" calcext:value-type="string">
            <text:p>285.22-301.66</text:p>
          </table:table-cell>
          <table:table-cell office:value-type="float" office:value="0.322" calcext:value-type="float">
            <text:p>0.32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190666666667" calcext:value-type="float">
            <text:p>0.190666666667</text:p>
          </table:table-cell>
          <table:table-cell office:value-type="float" office:value="0.219333333333" calcext:value-type="float">
            <text:p>0.219333333333</text:p>
          </table:table-cell>
          <table:table-cell office:value-type="float" office:value="0.191955555556" calcext:value-type="float">
            <text:p>0.191955555556</text:p>
          </table:table-cell>
          <table:table-cell/>
          <table:table-cell office:value-type="float" office:value="0.635139506578" calcext:value-type="float">
            <text:p>0.635139506578</text:p>
          </table:table-cell>
          <table:table-cell office:value-type="float" office:value="0.546055985846" calcext:value-type="float">
            <text:p>0.546055985846</text:p>
          </table:table-cell>
          <table:table-cell office:value-type="float" office:value="0.486736845557" calcext:value-type="float">
            <text:p>0.486736845557</text:p>
          </table:table-cell>
          <table:table-cell office:value-type="float" office:value="0.644755577139" calcext:value-type="float">
            <text:p>0.644755577139</text:p>
          </table:table-cell>
          <table:table-cell office:value-type="float" office:value="0.734106977652" calcext:value-type="float">
            <text:p>0.734106977652</text:p>
          </table:table-cell>
          <table:table-cell office:value-type="float" office:value="0.756471343786" calcext:value-type="float">
            <text:p>0.7564713437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01.66-318.76</text:p>
          </table:table-cell>
          <table:table-cell office:value-type="float" office:value="0.356666666667" calcext:value-type="float">
            <text:p>0.356666666667</text:p>
          </table:table-cell>
          <table:table-cell office:value-type="float" office:value="0.217333333333" calcext:value-type="float">
            <text:p>0.217333333333</text:p>
          </table:table-cell>
          <table:table-cell office:value-type="float" office:value="0.231333333333" calcext:value-type="float">
            <text:p>0.23133333333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64" calcext:value-type="float">
            <text:p>0.2064</text:p>
          </table:table-cell>
          <table:table-cell/>
          <table:table-cell office:value-type="float" office:value="0.699815656673" calcext:value-type="float">
            <text:p>0.699815656673</text:p>
          </table:table-cell>
          <table:table-cell office:value-type="float" office:value="0.58284852574" calcext:value-type="float">
            <text:p>0.58284852574</text:p>
          </table:table-cell>
          <table:table-cell office:value-type="float" office:value="0.530975405323" calcext:value-type="float">
            <text:p>0.530975405323</text:p>
          </table:table-cell>
          <table:table-cell office:value-type="float" office:value="0.721064225683" calcext:value-type="float">
            <text:p>0.721064225683</text:p>
          </table:table-cell>
          <table:table-cell office:value-type="float" office:value="0.758063844925" calcext:value-type="float">
            <text:p>0.758063844925</text:p>
          </table:table-cell>
          <table:table-cell office:value-type="float" office:value="0.751085028149" calcext:value-type="float">
            <text:p>0.7510850281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18.76-336.61</text:p>
          </table:table-cell>
          <table:table-cell office:value-type="float" office:value="0.393333333333" calcext:value-type="float">
            <text:p>0.393333333333</text:p>
          </table:table-cell>
          <table:table-cell office:value-type="float" office:value="0.267333333333" calcext:value-type="float">
            <text:p>0.267333333333</text:p>
          </table:table-cell>
          <table:table-cell office:value-type="float" office:value="0.226" calcext:value-type="float">
            <text:p>0.226</text:p>
          </table:table-cell>
          <table:table-cell office:value-type="float" office:value="0.181333333333" calcext:value-type="float">
            <text:p>0.181333333333</text:p>
          </table:table-cell>
          <table:table-cell office:value-type="float" office:value="0.217333333333" calcext:value-type="float">
            <text:p>0.217333333333</text:p>
          </table:table-cell>
          <table:table-cell office:value-type="float" office:value="0.19882962963" calcext:value-type="float">
            <text:p>0.19882962963</text:p>
          </table:table-cell>
          <table:table-cell/>
          <table:table-cell office:value-type="float" office:value="0.702704923748" calcext:value-type="float">
            <text:p>0.702704923748</text:p>
          </table:table-cell>
          <table:table-cell office:value-type="float" office:value="0.617170332553" calcext:value-type="float">
            <text:p>0.617170332553</text:p>
          </table:table-cell>
          <table:table-cell office:value-type="float" office:value="0.550127001831" calcext:value-type="float">
            <text:p>0.550127001831</text:p>
          </table:table-cell>
          <table:table-cell office:value-type="float" office:value="0.671545126126" calcext:value-type="float">
            <text:p>0.671545126126</text:p>
          </table:table-cell>
          <table:table-cell office:value-type="float" office:value="0.726182409047" calcext:value-type="float">
            <text:p>0.726182409047</text:p>
          </table:table-cell>
          <table:table-cell office:value-type="float" office:value="0.812160726359" calcext:value-type="float">
            <text:p>0.8121607263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36.61-355.26</text:p>
          </table:table-cell>
          <table:table-cell office:value-type="float" office:value="0.383333333333" calcext:value-type="float">
            <text:p>0.383333333333</text:p>
          </table:table-cell>
          <table:table-cell office:value-type="float" office:value="0.296666666667" calcext:value-type="float">
            <text:p>0.296666666667</text:p>
          </table:table-cell>
          <table:table-cell office:value-type="float" office:value="0.217333333333" calcext:value-type="float">
            <text:p>0.217333333333</text:p>
          </table:table-cell>
          <table:table-cell table:number-columns-repeated="2" office:value-type="float" office:value="0.243333333333" calcext:value-type="float">
            <text:p>0.243333333333</text:p>
          </table:table-cell>
          <table:table-cell office:value-type="float" office:value="0.181407407407" calcext:value-type="float">
            <text:p>0.181407407407</text:p>
          </table:table-cell>
          <table:table-cell/>
          <table:table-cell office:value-type="float" office:value="0.662106024986" calcext:value-type="float">
            <text:p>0.662106024986</text:p>
          </table:table-cell>
          <table:table-cell office:value-type="float" office:value="0.531162132479" calcext:value-type="float">
            <text:p>0.531162132479</text:p>
          </table:table-cell>
          <table:table-cell office:value-type="float" office:value="0.514192688579" calcext:value-type="float">
            <text:p>0.514192688579</text:p>
          </table:table-cell>
          <table:table-cell office:value-type="float" office:value="0.704330680702" calcext:value-type="float">
            <text:p>0.704330680702</text:p>
          </table:table-cell>
          <table:table-cell office:value-type="float" office:value="0.718738562456" calcext:value-type="float">
            <text:p>0.718738562456</text:p>
          </table:table-cell>
          <table:table-cell office:value-type="float" office:value="0.733494933095" calcext:value-type="float">
            <text:p>0.7334949330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55.26-374.74</text:p>
          </table:table-cell>
          <table:table-cell office:value-type="float" office:value="0.416" calcext:value-type="float">
            <text:p>0.416</text:p>
          </table:table-cell>
          <table:table-cell office:value-type="float" office:value="0.255333333333" calcext:value-type="float">
            <text:p>0.255333333333</text:p>
          </table:table-cell>
          <table:table-cell office:value-type="float" office:value="0.241333333333" calcext:value-type="float">
            <text:p>0.241333333333</text:p>
          </table:table-cell>
          <table:table-cell office:value-type="float" office:value="0.212666666667" calcext:value-type="float">
            <text:p>0.2126666666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2844444444" calcext:value-type="float">
            <text:p>0.182844444444</text:p>
          </table:table-cell>
          <table:table-cell/>
          <table:table-cell office:value-type="float" office:value="0.628700675848" calcext:value-type="float">
            <text:p>0.628700675848</text:p>
          </table:table-cell>
          <table:table-cell office:value-type="float" office:value="0.553948388359" calcext:value-type="float">
            <text:p>0.553948388359</text:p>
          </table:table-cell>
          <table:table-cell office:value-type="float" office:value="0.50951375737" calcext:value-type="float">
            <text:p>0.50951375737</text:p>
          </table:table-cell>
          <table:table-cell office:value-type="float" office:value="0.675120438773" calcext:value-type="float">
            <text:p>0.675120438773</text:p>
          </table:table-cell>
          <table:table-cell office:value-type="float" office:value="0.711710644917" calcext:value-type="float">
            <text:p>0.711710644917</text:p>
          </table:table-cell>
          <table:table-cell office:value-type="float" office:value="0.712296697338" calcext:value-type="float">
            <text:p>0.7122966973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74.74-395.07</text:p>
          </table:table-cell>
          <table:table-cell office:value-type="float" office:value="0.414666666667" calcext:value-type="float">
            <text:p>0.414666666667</text:p>
          </table:table-cell>
          <table:table-cell office:value-type="float" office:value="0.278666666667" calcext:value-type="float">
            <text:p>0.278666666667</text:p>
          </table:table-cell>
          <table:table-cell office:value-type="float" office:value="0.241333333333" calcext:value-type="float">
            <text:p>0.241333333333</text:p>
          </table:table-cell>
          <table:table-cell office:value-type="float" office:value="0.247333333333" calcext:value-type="float">
            <text:p>0.2473333333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188888888889" calcext:value-type="float">
            <text:p>0.188888888889</text:p>
          </table:table-cell>
          <table:table-cell/>
          <table:table-cell office:value-type="float" office:value="0.6850240282" calcext:value-type="float">
            <text:p>0.6850240282</text:p>
          </table:table-cell>
          <table:table-cell office:value-type="float" office:value="0.589308742868" calcext:value-type="float">
            <text:p>0.589308742868</text:p>
          </table:table-cell>
          <table:table-cell office:value-type="float" office:value="0.558874059375" calcext:value-type="float">
            <text:p>0.558874059375</text:p>
          </table:table-cell>
          <table:table-cell office:value-type="float" office:value="0.74446998204" calcext:value-type="float">
            <text:p>0.74446998204</text:p>
          </table:table-cell>
          <table:table-cell office:value-type="float" office:value="0.765305633119" calcext:value-type="float">
            <text:p>0.765305633119</text:p>
          </table:table-cell>
          <table:table-cell office:value-type="float" office:value="0.758940376613" calcext:value-type="float">
            <text:p>0.7589403766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95.07-416.32</text:p>
          </table:table-cell>
          <table:table-cell office:value-type="float" office:value="0.433333333333" calcext:value-type="float">
            <text:p>0.43333333333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3333333333" calcext:value-type="float">
            <text:p>0.253333333333</text:p>
          </table:table-cell>
          <table:table-cell office:value-type="float" office:value="0.209437037037" calcext:value-type="float">
            <text:p>0.209437037037</text:p>
          </table:table-cell>
          <table:table-cell/>
          <table:table-cell office:value-type="float" office:value="0.64410050841" calcext:value-type="float">
            <text:p>0.64410050841</text:p>
          </table:table-cell>
          <table:table-cell office:value-type="float" office:value="0.55806717544" calcext:value-type="float">
            <text:p>0.55806717544</text:p>
          </table:table-cell>
          <table:table-cell office:value-type="float" office:value="0.489230022718" calcext:value-type="float">
            <text:p>0.489230022718</text:p>
          </table:table-cell>
          <table:table-cell office:value-type="float" office:value="0.668677722145" calcext:value-type="float">
            <text:p>0.668677722145</text:p>
          </table:table-cell>
          <table:table-cell office:value-type="float" office:value="0.71793918599" calcext:value-type="float">
            <text:p>0.71793918599</text:p>
          </table:table-cell>
          <table:table-cell office:value-type="float" office:value="0.746710730934" calcext:value-type="float">
            <text:p>0.7467107309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16.32-438.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321333333333" calcext:value-type="float">
            <text:p>0.321333333333</text:p>
          </table:table-cell>
          <table:table-cell office:value-type="float" office:value="0.272666666667" calcext:value-type="float">
            <text:p>0.272666666667</text:p>
          </table:table-cell>
          <table:table-cell office:value-type="float" office:value="0.245333333333" calcext:value-type="float">
            <text:p>0.245333333333</text:p>
          </table:table-cell>
          <table:table-cell office:value-type="float" office:value="0.185333333333" calcext:value-type="float">
            <text:p>0.185333333333</text:p>
          </table:table-cell>
          <table:table-cell office:value-type="float" office:value="0.219333333333" calcext:value-type="float">
            <text:p>0.219333333333</text:p>
          </table:table-cell>
          <table:table-cell/>
          <table:table-cell office:value-type="float" office:value="0.631982485799" calcext:value-type="float">
            <text:p>0.631982485799</text:p>
          </table:table-cell>
          <table:table-cell office:value-type="float" office:value="0.536784602559" calcext:value-type="float">
            <text:p>0.536784602559</text:p>
          </table:table-cell>
          <table:table-cell office:value-type="float" office:value="0.513873644385" calcext:value-type="float">
            <text:p>0.513873644385</text:p>
          </table:table-cell>
          <table:table-cell office:value-type="float" office:value="0.680743293107" calcext:value-type="float">
            <text:p>0.680743293107</text:p>
          </table:table-cell>
          <table:table-cell office:value-type="float" office:value="0.70269538147" calcext:value-type="float">
            <text:p>0.70269538147</text:p>
          </table:table-cell>
          <table:table-cell office:value-type="float" office:value="0.710943975264" calcext:value-type="float">
            <text:p>0.7109439752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38.50-461.67</text:p>
          </table:table-cell>
          <table:table-cell office:value-type="float" office:value="0.439333333333" calcext:value-type="float">
            <text:p>0.43933333333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8666666667" calcext:value-type="float">
            <text:p>0.298666666667</text:p>
          </table:table-cell>
          <table:table-cell office:value-type="float" office:value="0.191333333333" calcext:value-type="float">
            <text:p>0.191333333333</text:p>
          </table:table-cell>
          <table:table-cell office:value-type="float" office:value="0.279333333333" calcext:value-type="float">
            <text:p>0.279333333333</text:p>
          </table:table-cell>
          <table:table-cell office:value-type="float" office:value="0.230740740741" calcext:value-type="float">
            <text:p>0.230740740741</text:p>
          </table:table-cell>
          <table:table-cell/>
          <table:table-cell office:value-type="float" office:value="0.649692587688" calcext:value-type="float">
            <text:p>0.649692587688</text:p>
          </table:table-cell>
          <table:table-cell office:value-type="float" office:value="0.573796712097" calcext:value-type="float">
            <text:p>0.573796712097</text:p>
          </table:table-cell>
          <table:table-cell office:value-type="float" office:value="0.561363730851" calcext:value-type="float">
            <text:p>0.561363730851</text:p>
          </table:table-cell>
          <table:table-cell office:value-type="float" office:value="0.691625652486" calcext:value-type="float">
            <text:p>0.691625652486</text:p>
          </table:table-cell>
          <table:table-cell office:value-type="float" office:value="0.703664789758" calcext:value-type="float">
            <text:p>0.703664789758</text:p>
          </table:table-cell>
          <table:table-cell office:value-type="float" office:value="0.710523341933" calcext:value-type="float">
            <text:p>0.7105233419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61.67-485.87</text:p>
          </table:table-cell>
          <table:table-cell office:value-type="float" office:value="0.413333333333" calcext:value-type="float">
            <text:p>0.413333333333</text:p>
          </table:table-cell>
          <table:table-cell office:value-type="float" office:value="0.325333333333" calcext:value-type="float">
            <text:p>0.325333333333</text:p>
          </table:table-cell>
          <table:table-cell office:value-type="float" office:value="0.266" calcext:value-type="float">
            <text:p>0.266</text:p>
          </table:table-cell>
          <table:table-cell office:value-type="float" office:value="0.308666666667" calcext:value-type="float">
            <text:p>0.308666666667</text:p>
          </table:table-cell>
          <table:table-cell office:value-type="float" office:value="0.237333333333" calcext:value-type="float">
            <text:p>0.237333333333</text:p>
          </table:table-cell>
          <table:table-cell office:value-type="float" office:value="0.236888888889" calcext:value-type="float">
            <text:p>0.236888888889</text:p>
          </table:table-cell>
          <table:table-cell/>
          <table:table-cell office:value-type="float" office:value="0.650764804387" calcext:value-type="float">
            <text:p>0.650764804387</text:p>
          </table:table-cell>
          <table:table-cell office:value-type="float" office:value="0.553676923179" calcext:value-type="float">
            <text:p>0.553676923179</text:p>
          </table:table-cell>
          <table:table-cell office:value-type="float" office:value="0.533006062301" calcext:value-type="float">
            <text:p>0.533006062301</text:p>
          </table:table-cell>
          <table:table-cell office:value-type="float" office:value="0.67359167714" calcext:value-type="float">
            <text:p>0.67359167714</text:p>
          </table:table-cell>
          <table:table-cell office:value-type="float" office:value="0.745156093116" calcext:value-type="float">
            <text:p>0.745156093116</text:p>
          </table:table-cell>
          <table:table-cell office:value-type="float" office:value="0.72623303659" calcext:value-type="float">
            <text:p>0.726233036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85.87-511.14</text:p>
          </table:table-cell>
          <table:table-cell office:value-type="float" office:value="0.408666666667" calcext:value-type="float">
            <text:p>0.408666666667</text:p>
          </table:table-cell>
          <table:table-cell office:value-type="float" office:value="0.32" calcext:value-type="float">
            <text:p>0.32</text:p>
          </table:table-cell>
          <table:table-cell office:value-type="float" office:value="0.292666666667" calcext:value-type="float">
            <text:p>0.292666666667</text:p>
          </table:table-cell>
          <table:table-cell office:value-type="float" office:value="0.277333333333" calcext:value-type="float">
            <text:p>0.277333333333</text:p>
          </table:table-cell>
          <table:table-cell office:value-type="float" office:value="0.241333333333" calcext:value-type="float">
            <text:p>0.241333333333</text:p>
          </table:table-cell>
          <table:table-cell office:value-type="float" office:value="0.253748148148" calcext:value-type="float">
            <text:p>0.253748148148</text:p>
          </table:table-cell>
          <table:table-cell/>
          <table:table-cell office:value-type="float" office:value="0.671983050378" calcext:value-type="float">
            <text:p>0.671983050378</text:p>
          </table:table-cell>
          <table:table-cell office:value-type="float" office:value="0.593016767318" calcext:value-type="float">
            <text:p>0.593016767318</text:p>
          </table:table-cell>
          <table:table-cell office:value-type="float" office:value="0.571982752743" calcext:value-type="float">
            <text:p>0.571982752743</text:p>
          </table:table-cell>
          <table:table-cell office:value-type="float" office:value="0.734626003396" calcext:value-type="float">
            <text:p>0.734626003396</text:p>
          </table:table-cell>
          <table:table-cell office:value-type="float" office:value="0.706844024465" calcext:value-type="float">
            <text:p>0.706844024465</text:p>
          </table:table-cell>
          <table:table-cell office:value-type="float" office:value="0.707694409698" calcext:value-type="float">
            <text:p>0.707694409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11.14-537.54</text:p>
          </table:table-cell>
          <table:table-cell table:number-columns-repeated="2" office:value-type="float" office:value="0.367333333333" calcext:value-type="float">
            <text:p>0.36733333333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9333333333" calcext:value-type="float">
            <text:p>0.36933333333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1096296296" calcext:value-type="float">
            <text:p>0.321096296296</text:p>
          </table:table-cell>
          <table:table-cell/>
          <table:table-cell office:value-type="float" office:value="0.661776111994" calcext:value-type="float">
            <text:p>0.661776111994</text:p>
          </table:table-cell>
          <table:table-cell office:value-type="float" office:value="0.559106766179" calcext:value-type="float">
            <text:p>0.559106766179</text:p>
          </table:table-cell>
          <table:table-cell office:value-type="float" office:value="0.498381364945" calcext:value-type="float">
            <text:p>0.498381364945</text:p>
          </table:table-cell>
          <table:table-cell office:value-type="float" office:value="0.678620915527" calcext:value-type="float">
            <text:p>0.678620915527</text:p>
          </table:table-cell>
          <table:table-cell office:value-type="float" office:value="0.751237777904" calcext:value-type="float">
            <text:p>0.751237777904</text:p>
          </table:table-cell>
          <table:table-cell office:value-type="float" office:value="0.771202714837" calcext:value-type="float">
            <text:p>0.7712027148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float" office:value="0.65590807135" calcext:value-type="float">
            <text:p>0.65590807135</text:p>
          </table:table-cell>
          <table:table-cell office:value-type="float" office:value="0.544738156932" calcext:value-type="float">
            <text:p>0.544738156932</text:p>
          </table:table-cell>
          <table:table-cell office:value-type="float" office:value="0.515307686687" calcext:value-type="float">
            <text:p>0.515307686687</text:p>
          </table:table-cell>
          <table:table-cell office:value-type="float" office:value="0.692481434604" calcext:value-type="float">
            <text:p>0.692481434604</text:p>
          </table:table-cell>
          <table:table-cell office:value-type="float" office:value="0.699141311497" calcext:value-type="float">
            <text:p>0.699141311497</text:p>
          </table:table-cell>
          <table:table-cell office:value-type="float" office:value="0.727301318273" calcext:value-type="float">
            <text:p>0.7273013182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R4R5R6</text:p>
          </table:table-cell>
          <table:table-cell office:value-type="string" calcext:value-type="string">
            <text:p>269.50-285.22</text:p>
          </table:table-cell>
          <table:table-cell office:value-type="float" office:value="0.272666666667" calcext:value-type="float">
            <text:p>0.27266666666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2666666667" calcext:value-type="float">
            <text:p>0.242666666667</text:p>
          </table:table-cell>
          <table:table-cell office:value-type="float" office:value="0.157333333333" calcext:value-type="float">
            <text:p>0.157333333333</text:p>
          </table:table-cell>
          <table:table-cell office:value-type="float" office:value="0.212666666667" calcext:value-type="float">
            <text:p>0.212666666667</text:p>
          </table:table-cell>
          <table:table-cell office:value-type="float" office:value="0.178666666667" calcext:value-type="float">
            <text:p>0.178666666667</text:p>
          </table:table-cell>
          <table:table-cell/>
          <table:table-cell table:style-name="ce17" office:value-type="float" office:value="0.660361130046" calcext:value-type="float">
            <text:p>0.660361130046</text:p>
          </table:table-cell>
          <table:table-cell table:style-name="ce17" office:value-type="float" office:value="0.56565775727" calcext:value-type="float">
            <text:p>0.56565775727</text:p>
          </table:table-cell>
          <table:table-cell table:style-name="ce17" office:value-type="float" office:value="0.513761510702" calcext:value-type="float">
            <text:p>0.513761510702</text:p>
          </table:table-cell>
          <table:table-cell table:style-name="ce17" office:value-type="float" office:value="0.653366458524" calcext:value-type="float">
            <text:p>0.653366458524</text:p>
          </table:table-cell>
          <table:table-cell table:style-name="ce17" office:value-type="float" office:value="0.711648956306" calcext:value-type="float">
            <text:p>0.711648956306</text:p>
          </table:table-cell>
          <table:table-cell table:style-name="ce17" office:value-type="float" office:value="0.749865178536" calcext:value-type="float">
            <text:p>0.749865178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-REMD</text:p>
          </table:table-cell>
          <table:table-cell office:value-type="string" calcext:value-type="string">
            <text:p>285.22-301.66</text:p>
          </table:table-cell>
          <table:table-cell office:value-type="float" office:value="0.345333333333" calcext:value-type="float">
            <text:p>0.345333333333</text:p>
          </table:table-cell>
          <table:table-cell office:value-type="float" office:value="0.241333333333" calcext:value-type="float">
            <text:p>0.241333333333</text:p>
          </table:table-cell>
          <table:table-cell office:value-type="float" office:value="0.22" calcext:value-type="float">
            <text:p>0.22</text:p>
          </table:table-cell>
          <table:table-cell office:value-type="float" office:value="0.208666666667" calcext:value-type="float">
            <text:p>0.20866666666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9333333333" calcext:value-type="float">
            <text:p>0.169333333333</text:p>
          </table:table-cell>
          <table:table-cell/>
          <table:table-cell table:style-name="ce17" office:value-type="float" office:value="0.635139506578" calcext:value-type="float">
            <text:p>0.635139506578</text:p>
          </table:table-cell>
          <table:table-cell table:style-name="ce17" office:value-type="float" office:value="0.546055985846" calcext:value-type="float">
            <text:p>0.546055985846</text:p>
          </table:table-cell>
          <table:table-cell table:style-name="ce17" office:value-type="float" office:value="0.486736845557" calcext:value-type="float">
            <text:p>0.486736845557</text:p>
          </table:table-cell>
          <table:table-cell table:style-name="ce17" office:value-type="float" office:value="0.644755577139" calcext:value-type="float">
            <text:p>0.644755577139</text:p>
          </table:table-cell>
          <table:table-cell table:style-name="ce17" office:value-type="float" office:value="0.734106977652" calcext:value-type="float">
            <text:p>0.734106977652</text:p>
          </table:table-cell>
          <table:table-cell table:style-name="ce17" office:value-type="float" office:value="0.756471343786" calcext:value-type="float">
            <text:p>0.756471343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s</text:p>
          </table:table-cell>
          <table:table-cell office:value-type="string" calcext:value-type="string">
            <text:p>301.66-318.76</text:p>
          </table:table-cell>
          <table:table-cell office:value-type="float" office:value="0.33" calcext:value-type="float">
            <text:p>0.3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4666666667" calcext:value-type="float">
            <text:p>0.204666666667</text:p>
          </table:table-cell>
          <table:table-cell office:value-type="float" office:value="0.189333333333" calcext:value-type="float">
            <text:p>0.189333333333</text:p>
          </table:table-cell>
          <table:table-cell office:value-type="float" office:value="0.211333333333" calcext:value-type="float">
            <text:p>0.211333333333</text:p>
          </table:table-cell>
          <table:table-cell office:value-type="float" office:value="0.178666666667" calcext:value-type="float">
            <text:p>0.178666666667</text:p>
          </table:table-cell>
          <table:table-cell/>
          <table:table-cell table:style-name="ce17" office:value-type="float" office:value="0.699815656673" calcext:value-type="float">
            <text:p>0.699815656673</text:p>
          </table:table-cell>
          <table:table-cell table:style-name="ce17" office:value-type="float" office:value="0.58284852574" calcext:value-type="float">
            <text:p>0.58284852574</text:p>
          </table:table-cell>
          <table:table-cell table:style-name="ce17" office:value-type="float" office:value="0.530975405323" calcext:value-type="float">
            <text:p>0.530975405323</text:p>
          </table:table-cell>
          <table:table-cell table:style-name="ce17" office:value-type="float" office:value="0.721064225683" calcext:value-type="float">
            <text:p>0.721064225683</text:p>
          </table:table-cell>
          <table:table-cell table:style-name="ce17" office:value-type="float" office:value="0.758063844925" calcext:value-type="float">
            <text:p>0.758063844925</text:p>
          </table:table-cell>
          <table:table-cell table:style-name="ce17" office:value-type="float" office:value="0.751085028149" calcext:value-type="float">
            <text:p>0.7510850281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18.76-336.61</text:p>
          </table:table-cell>
          <table:table-cell office:value-type="float" office:value="0.391333333333" calcext:value-type="float">
            <text:p>0.391333333333</text:p>
          </table:table-cell>
          <table:table-cell office:value-type="float" office:value="0.233333333333" calcext:value-type="float">
            <text:p>0.233333333333</text:p>
          </table:table-cell>
          <table:table-cell office:value-type="float" office:value="0.217333333333" calcext:value-type="float">
            <text:p>0.217333333333</text:p>
          </table:table-cell>
          <table:table-cell office:value-type="float" office:value="0.222666666667" calcext:value-type="float">
            <text:p>0.222666666667</text:p>
          </table:table-cell>
          <table:table-cell office:value-type="float" office:value="0.24" calcext:value-type="float">
            <text:p>0.24</text:p>
          </table:table-cell>
          <table:table-cell office:value-type="float" office:value="0.184" calcext:value-type="float">
            <text:p>0.184</text:p>
          </table:table-cell>
          <table:table-cell/>
          <table:table-cell table:style-name="ce17" office:value-type="float" office:value="0.702704923748" calcext:value-type="float">
            <text:p>0.702704923748</text:p>
          </table:table-cell>
          <table:table-cell table:style-name="ce17" office:value-type="float" office:value="0.617170332553" calcext:value-type="float">
            <text:p>0.617170332553</text:p>
          </table:table-cell>
          <table:table-cell table:style-name="ce17" office:value-type="float" office:value="0.550127001831" calcext:value-type="float">
            <text:p>0.550127001831</text:p>
          </table:table-cell>
          <table:table-cell table:style-name="ce17" office:value-type="float" office:value="0.671545126126" calcext:value-type="float">
            <text:p>0.671545126126</text:p>
          </table:table-cell>
          <table:table-cell table:style-name="ce17" office:value-type="float" office:value="0.726182409047" calcext:value-type="float">
            <text:p>0.726182409047</text:p>
          </table:table-cell>
          <table:table-cell table:style-name="ce17" office:value-type="float" office:value="0.812160726359" calcext:value-type="float">
            <text:p>0.8121607263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36.61-355.26</text:p>
          </table:table-cell>
          <table:table-cell office:value-type="float" office:value="0.372" calcext:value-type="float">
            <text:p>0.372</text:p>
          </table:table-cell>
          <table:table-cell office:value-type="float" office:value="0.257333333333" calcext:value-type="float">
            <text:p>0.257333333333</text:p>
          </table:table-cell>
          <table:table-cell office:value-type="float" office:value="0.23" calcext:value-type="float">
            <text:p>0.23</text:p>
          </table:table-cell>
          <table:table-cell office:value-type="float" office:value="0.233333333333" calcext:value-type="float">
            <text:p>0.23333333333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4" calcext:value-type="float">
            <text:p>0.164</text:p>
          </table:table-cell>
          <table:table-cell/>
          <table:table-cell table:style-name="ce17" office:value-type="float" office:value="0.662106024986" calcext:value-type="float">
            <text:p>0.662106024986</text:p>
          </table:table-cell>
          <table:table-cell table:style-name="ce17" office:value-type="float" office:value="0.531162132479" calcext:value-type="float">
            <text:p>0.531162132479</text:p>
          </table:table-cell>
          <table:table-cell table:style-name="ce17" office:value-type="float" office:value="0.514192688579" calcext:value-type="float">
            <text:p>0.514192688579</text:p>
          </table:table-cell>
          <table:table-cell table:style-name="ce17" office:value-type="float" office:value="0.704330680702" calcext:value-type="float">
            <text:p>0.704330680702</text:p>
          </table:table-cell>
          <table:table-cell table:style-name="ce17" office:value-type="float" office:value="0.718738562456" calcext:value-type="float">
            <text:p>0.718738562456</text:p>
          </table:table-cell>
          <table:table-cell table:style-name="ce17" office:value-type="float" office:value="0.733494933095" calcext:value-type="float">
            <text:p>0.7334949330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55.26-374.74</text:p>
          </table:table-cell>
          <table:table-cell office:value-type="float" office:value="0.411333333333" calcext:value-type="float">
            <text:p>0.41133333333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87333333333" calcext:value-type="float">
            <text:p>0.187333333333</text:p>
          </table:table-cell>
          <table:table-cell office:value-type="float" office:value="0.214666666667" calcext:value-type="float">
            <text:p>0.214666666667</text:p>
          </table:table-cell>
          <table:table-cell office:value-type="float" office:value="0.138" calcext:value-type="float">
            <text:p>0.138</text:p>
          </table:table-cell>
          <table:table-cell/>
          <table:table-cell table:style-name="ce17" office:value-type="float" office:value="0.628700675848" calcext:value-type="float">
            <text:p>0.628700675848</text:p>
          </table:table-cell>
          <table:table-cell table:style-name="ce17" office:value-type="float" office:value="0.553948388359" calcext:value-type="float">
            <text:p>0.553948388359</text:p>
          </table:table-cell>
          <table:table-cell table:style-name="ce17" office:value-type="float" office:value="0.50951375737" calcext:value-type="float">
            <text:p>0.50951375737</text:p>
          </table:table-cell>
          <table:table-cell table:style-name="ce17" office:value-type="float" office:value="0.675120438773" calcext:value-type="float">
            <text:p>0.675120438773</text:p>
          </table:table-cell>
          <table:table-cell table:style-name="ce17" office:value-type="float" office:value="0.711710644917" calcext:value-type="float">
            <text:p>0.711710644917</text:p>
          </table:table-cell>
          <table:table-cell table:style-name="ce17" office:value-type="float" office:value="0.712296697338" calcext:value-type="float">
            <text:p>0.7122966973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74.74-395.07</text:p>
          </table:table-cell>
          <table:table-cell office:value-type="float" office:value="0.415333333333" calcext:value-type="float">
            <text:p>0.415333333333</text:p>
          </table:table-cell>
          <table:table-cell office:value-type="float" office:value="0.254666666667" calcext:value-type="float">
            <text:p>0.25466666666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13333333333" calcext:value-type="float">
            <text:p>0.213333333333</text:p>
          </table:table-cell>
          <table:table-cell office:value-type="float" office:value="0.225333333333" calcext:value-type="float">
            <text:p>0.225333333333</text:p>
          </table:table-cell>
          <table:table-cell office:value-type="float" office:value="0.181333333333" calcext:value-type="float">
            <text:p>0.181333333333</text:p>
          </table:table-cell>
          <table:table-cell/>
          <table:table-cell table:style-name="ce17" office:value-type="float" office:value="0.6850240282" calcext:value-type="float">
            <text:p>0.6850240282</text:p>
          </table:table-cell>
          <table:table-cell table:style-name="ce17" office:value-type="float" office:value="0.589308742868" calcext:value-type="float">
            <text:p>0.589308742868</text:p>
          </table:table-cell>
          <table:table-cell table:style-name="ce17" office:value-type="float" office:value="0.558874059375" calcext:value-type="float">
            <text:p>0.558874059375</text:p>
          </table:table-cell>
          <table:table-cell table:style-name="ce17" office:value-type="float" office:value="0.74446998204" calcext:value-type="float">
            <text:p>0.74446998204</text:p>
          </table:table-cell>
          <table:table-cell table:style-name="ce17" office:value-type="float" office:value="0.765305633119" calcext:value-type="float">
            <text:p>0.765305633119</text:p>
          </table:table-cell>
          <table:table-cell table:style-name="ce17" office:value-type="float" office:value="0.758940376613" calcext:value-type="float">
            <text:p>0.7589403766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95.07-416.32</text:p>
          </table:table-cell>
          <table:table-cell office:value-type="float" office:value="0.429333333333" calcext:value-type="float">
            <text:p>0.429333333333</text:p>
          </table:table-cell>
          <table:table-cell office:value-type="float" office:value="0.292" calcext:value-type="float">
            <text:p>0.292</text:p>
          </table:table-cell>
          <table:table-cell office:value-type="float" office:value="0.252666666667" calcext:value-type="float">
            <text:p>0.252666666667</text:p>
          </table:table-cell>
          <table:table-cell office:value-type="float" office:value="0.217333333333" calcext:value-type="float">
            <text:p>0.217333333333</text:p>
          </table:table-cell>
          <table:table-cell office:value-type="float" office:value="0.216" calcext:value-type="float">
            <text:p>0.216</text:p>
          </table:table-cell>
          <table:table-cell office:value-type="float" office:value="0.177333333333" calcext:value-type="float">
            <text:p>0.177333333333</text:p>
          </table:table-cell>
          <table:table-cell/>
          <table:table-cell table:style-name="ce17" office:value-type="float" office:value="0.64410050841" calcext:value-type="float">
            <text:p>0.64410050841</text:p>
          </table:table-cell>
          <table:table-cell table:style-name="ce17" office:value-type="float" office:value="0.55806717544" calcext:value-type="float">
            <text:p>0.55806717544</text:p>
          </table:table-cell>
          <table:table-cell table:style-name="ce17" office:value-type="float" office:value="0.489230022718" calcext:value-type="float">
            <text:p>0.489230022718</text:p>
          </table:table-cell>
          <table:table-cell table:style-name="ce17" office:value-type="float" office:value="0.668677722145" calcext:value-type="float">
            <text:p>0.668677722145</text:p>
          </table:table-cell>
          <table:table-cell table:style-name="ce17" office:value-type="float" office:value="0.71793918599" calcext:value-type="float">
            <text:p>0.71793918599</text:p>
          </table:table-cell>
          <table:table-cell table:style-name="ce17" office:value-type="float" office:value="0.746710730934" calcext:value-type="float">
            <text:p>0.7467107309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16.32-438.50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0.259333333333" calcext:value-type="float">
            <text:p>0.25933333333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31333333333" calcext:value-type="float">
            <text:p>0.231333333333</text:p>
          </table:table-cell>
          <table:table-cell office:value-type="float" office:value="0.19" calcext:value-type="float">
            <text:p>0.19</text:p>
          </table:table-cell>
          <table:table-cell/>
          <table:table-cell table:style-name="ce17" office:value-type="float" office:value="0.631982485799" calcext:value-type="float">
            <text:p>0.631982485799</text:p>
          </table:table-cell>
          <table:table-cell table:style-name="ce17" office:value-type="float" office:value="0.536784602559" calcext:value-type="float">
            <text:p>0.536784602559</text:p>
          </table:table-cell>
          <table:table-cell table:style-name="ce17" office:value-type="float" office:value="0.513873644385" calcext:value-type="float">
            <text:p>0.513873644385</text:p>
          </table:table-cell>
          <table:table-cell table:style-name="ce17" office:value-type="float" office:value="0.680743293107" calcext:value-type="float">
            <text:p>0.680743293107</text:p>
          </table:table-cell>
          <table:table-cell table:style-name="ce17" office:value-type="float" office:value="0.70269538147" calcext:value-type="float">
            <text:p>0.70269538147</text:p>
          </table:table-cell>
          <table:table-cell table:style-name="ce17" office:value-type="float" office:value="0.710943975264" calcext:value-type="float">
            <text:p>0.7109439752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38.50-461.67</text:p>
          </table:table-cell>
          <table:table-cell office:value-type="float" office:value="0.45" calcext:value-type="float">
            <text:p>0.4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2" calcext:value-type="float">
            <text:p>0.312</text:p>
          </table:table-cell>
          <table:table-cell office:value-type="float" office:value="0.261333333333" calcext:value-type="float">
            <text:p>0.26133333333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05333333333" calcext:value-type="float">
            <text:p>0.205333333333</text:p>
          </table:table-cell>
          <table:table-cell/>
          <table:table-cell table:style-name="ce17" office:value-type="float" office:value="0.649692587688" calcext:value-type="float">
            <text:p>0.649692587688</text:p>
          </table:table-cell>
          <table:table-cell table:style-name="ce17" office:value-type="float" office:value="0.573796712097" calcext:value-type="float">
            <text:p>0.573796712097</text:p>
          </table:table-cell>
          <table:table-cell table:style-name="ce17" office:value-type="float" office:value="0.561363730851" calcext:value-type="float">
            <text:p>0.561363730851</text:p>
          </table:table-cell>
          <table:table-cell table:style-name="ce17" office:value-type="float" office:value="0.691625652486" calcext:value-type="float">
            <text:p>0.691625652486</text:p>
          </table:table-cell>
          <table:table-cell table:style-name="ce17" office:value-type="float" office:value="0.703664789758" calcext:value-type="float">
            <text:p>0.703664789758</text:p>
          </table:table-cell>
          <table:table-cell table:style-name="ce17" office:value-type="float" office:value="0.710523341933" calcext:value-type="float">
            <text:p>0.7105233419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61.67-485.87</text:p>
          </table:table-cell>
          <table:table-cell office:value-type="float" office:value="0.424" calcext:value-type="float">
            <text:p>0.424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666666667" calcext:value-type="float">
            <text:p>0.296666666667</text:p>
          </table:table-cell>
          <table:table-cell office:value-type="float" office:value="0.248666666667" calcext:value-type="float">
            <text:p>0.248666666667</text:p>
          </table:table-cell>
          <table:table-cell office:value-type="float" office:value="0.219333333333" calcext:value-type="float">
            <text:p>0.219333333333</text:p>
          </table:table-cell>
          <table:table-cell office:value-type="float" office:value="0.212666666667" calcext:value-type="float">
            <text:p>0.212666666667</text:p>
          </table:table-cell>
          <table:table-cell/>
          <table:table-cell table:style-name="ce17" office:value-type="float" office:value="0.650764804387" calcext:value-type="float">
            <text:p>0.650764804387</text:p>
          </table:table-cell>
          <table:table-cell table:style-name="ce17" office:value-type="float" office:value="0.553676923179" calcext:value-type="float">
            <text:p>0.553676923179</text:p>
          </table:table-cell>
          <table:table-cell table:style-name="ce17" office:value-type="float" office:value="0.533006062301" calcext:value-type="float">
            <text:p>0.533006062301</text:p>
          </table:table-cell>
          <table:table-cell table:style-name="ce17" office:value-type="float" office:value="0.67359167714" calcext:value-type="float">
            <text:p>0.67359167714</text:p>
          </table:table-cell>
          <table:table-cell table:style-name="ce17" office:value-type="float" office:value="0.745156093116" calcext:value-type="float">
            <text:p>0.745156093116</text:p>
          </table:table-cell>
          <table:table-cell table:style-name="ce17" office:value-type="float" office:value="0.72623303659" calcext:value-type="float">
            <text:p>0.726233036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85.87-511.14</text:p>
          </table:table-cell>
          <table:table-cell office:value-type="float" office:value="0.400666666667" calcext:value-type="float">
            <text:p>0.400666666667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0666666667" calcext:value-type="float">
            <text:p>0.310666666667</text:p>
          </table:table-cell>
          <table:table-cell office:value-type="float" office:value="0.297333333333" calcext:value-type="float">
            <text:p>0.297333333333</text:p>
          </table:table-cell>
          <table:table-cell office:value-type="float" office:value="0.274666666667" calcext:value-type="float">
            <text:p>0.274666666667</text:p>
          </table:table-cell>
          <table:table-cell office:value-type="float" office:value="0.225333333333" calcext:value-type="float">
            <text:p>0.225333333333</text:p>
          </table:table-cell>
          <table:table-cell/>
          <table:table-cell table:style-name="ce17" office:value-type="float" office:value="0.671983050378" calcext:value-type="float">
            <text:p>0.671983050378</text:p>
          </table:table-cell>
          <table:table-cell table:style-name="ce17" office:value-type="float" office:value="0.593016767318" calcext:value-type="float">
            <text:p>0.593016767318</text:p>
          </table:table-cell>
          <table:table-cell table:style-name="ce17" office:value-type="float" office:value="0.571982752743" calcext:value-type="float">
            <text:p>0.571982752743</text:p>
          </table:table-cell>
          <table:table-cell table:style-name="ce17" office:value-type="float" office:value="0.734626003396" calcext:value-type="float">
            <text:p>0.734626003396</text:p>
          </table:table-cell>
          <table:table-cell table:style-name="ce17" office:value-type="float" office:value="0.706844024465" calcext:value-type="float">
            <text:p>0.706844024465</text:p>
          </table:table-cell>
          <table:table-cell table:style-name="ce17" office:value-type="float" office:value="0.707694409698" calcext:value-type="float">
            <text:p>0.707694409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11.14-537.54</text:p>
          </table:table-cell>
          <table:table-cell office:value-type="float" office:value="0.367333333333" calcext:value-type="float">
            <text:p>0.367333333333</text:p>
          </table:table-cell>
          <table:table-cell office:value-type="float" office:value="0.352666666667" calcext:value-type="float">
            <text:p>0.352666666667</text:p>
          </table:table-cell>
          <table:table-cell office:value-type="float" office:value="0.371333333333" calcext:value-type="float">
            <text:p>0.371333333333</text:p>
          </table:table-cell>
          <table:table-cell office:value-type="float" office:value="0.373333333333" calcext:value-type="float">
            <text:p>0.373333333333</text:p>
          </table:table-cell>
          <table:table-cell office:value-type="float" office:value="0.346" calcext:value-type="float">
            <text:p>0.346</text:p>
          </table:table-cell>
          <table:table-cell office:value-type="float" office:value="0.243333333333" calcext:value-type="float">
            <text:p>0.243333333333</text:p>
          </table:table-cell>
          <table:table-cell/>
          <table:table-cell table:style-name="ce17" office:value-type="float" office:value="0.661776111994" calcext:value-type="float">
            <text:p>0.661776111994</text:p>
          </table:table-cell>
          <table:table-cell table:style-name="ce17" office:value-type="float" office:value="0.559106766179" calcext:value-type="float">
            <text:p>0.559106766179</text:p>
          </table:table-cell>
          <table:table-cell table:style-name="ce17" office:value-type="float" office:value="0.498381364945" calcext:value-type="float">
            <text:p>0.498381364945</text:p>
          </table:table-cell>
          <table:table-cell table:style-name="ce17" office:value-type="float" office:value="0.678620915527" calcext:value-type="float">
            <text:p>0.678620915527</text:p>
          </table:table-cell>
          <table:table-cell table:style-name="ce17" office:value-type="float" office:value="0.751237777904" calcext:value-type="float">
            <text:p>0.751237777904</text:p>
          </table:table-cell>
          <table:table-cell table:style-name="ce17" office:value-type="float" office:value="0.771202714837" calcext:value-type="float">
            <text:p>0.7712027148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ce17" office:value-type="float" office:value="0.65590807135" calcext:value-type="float">
            <text:p>0.65590807135</text:p>
          </table:table-cell>
          <table:table-cell table:style-name="ce17" office:value-type="float" office:value="0.544738156932" calcext:value-type="float">
            <text:p>0.544738156932</text:p>
          </table:table-cell>
          <table:table-cell table:style-name="ce17" office:value-type="float" office:value="0.515307686687" calcext:value-type="float">
            <text:p>0.515307686687</text:p>
          </table:table-cell>
          <table:table-cell table:style-name="ce17" office:value-type="float" office:value="0.692481434604" calcext:value-type="float">
            <text:p>0.692481434604</text:p>
          </table:table-cell>
          <table:table-cell table:style-name="ce17" office:value-type="float" office:value="0.699141311497" calcext:value-type="float">
            <text:p>0.699141311497</text:p>
          </table:table-cell>
          <table:table-cell table:style-name="ce17" office:value-type="float" office:value="0.727301318273" calcext:value-type="float">
            <text:p>0.727301318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R2R3</text:p>
          </table:table-cell>
          <table:table-cell office:value-type="string" calcext:value-type="string">
            <text:p>269.50-285.2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6666666667" calcext:value-type="float">
            <text:p>0.256666666667</text:p>
          </table:table-cell>
          <table:table-cell office:value-type="float" office:value="0.262666666667" calcext:value-type="float">
            <text:p>0.262666666667</text:p>
          </table:table-cell>
          <table:table-cell table:number-columns-repeated="2" office:value-type="float" office:value="0.254666666667" calcext:value-type="float">
            <text:p>0.254666666667</text:p>
          </table:table-cell>
          <table:table-cell office:value-type="float" office:value="0.225555555555" calcext:value-type="float">
            <text:p>0.225555555555</text:p>
          </table:table-cell>
          <table:table-cell office:value-type="string" calcext:value-type="string">
            <text:p>AVG ETR123</text:p>
          </table:table-cell>
          <table:table-cell table:style-name="ce3" office:value-type="float" office:value="0.770793861638" calcext:value-type="float">
            <text:p>0.770793861638</text:p>
          </table:table-cell>
          <table:table-cell table:style-name="ce3" office:value-type="float" office:value="0.70796966855" calcext:value-type="float">
            <text:p>0.70796966855</text:p>
          </table:table-cell>
          <table:table-cell table:style-name="ce3" office:value-type="float" office:value="0.718053238479" calcext:value-type="float">
            <text:p>0.718053238479</text:p>
          </table:table-cell>
          <table:table-cell table:style-name="ce3" office:value-type="float" office:value="0.721891357155" calcext:value-type="float">
            <text:p>0.721891357155</text:p>
          </table:table-cell>
          <table:table-cell table:style-name="ce3" office:value-type="float" office:value="0.731900788423" calcext:value-type="float">
            <text:p>0.731900788423</text:p>
          </table:table-cell>
          <table:table-cell table:style-name="ce3" office:value-type="float" office:value="0.782491767951" calcext:value-type="float">
            <text:p>0.782491767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REMD</text:p>
          </table:table-cell>
          <table:table-cell office:value-type="string" calcext:value-type="string">
            <text:p>285.22-301.66</text:p>
          </table:table-cell>
          <table:table-cell office:value-type="float" office:value="0.260666666667" calcext:value-type="float">
            <text:p>0.260666666667</text:p>
          </table:table-cell>
          <table:table-cell office:value-type="float" office:value="0.200666666667" calcext:value-type="float">
            <text:p>0.200666666667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4666666667" calcext:value-type="float">
            <text:p>0.184666666667</text:p>
          </table:table-cell>
          <table:table-cell office:value-type="float" office:value="0.192666666667" calcext:value-type="float">
            <text:p>0.192666666667</text:p>
          </table:table-cell>
          <table:table-cell office:value-type="float" office:value="0.195437037037" calcext:value-type="float">
            <text:p>0.195437037037</text:p>
          </table:table-cell>
          <table:table-cell/>
          <table:table-cell table:style-name="ce3" office:value-type="float" office:value="0.744093237444" calcext:value-type="float">
            <text:p>0.744093237444</text:p>
          </table:table-cell>
          <table:table-cell table:style-name="ce3" office:value-type="float" office:value="0.733888403524" calcext:value-type="float">
            <text:p>0.733888403524</text:p>
          </table:table-cell>
          <table:table-cell table:style-name="ce3" office:value-type="float" office:value="0.739778144481" calcext:value-type="float">
            <text:p>0.739778144481</text:p>
          </table:table-cell>
          <table:table-cell table:style-name="ce3" office:value-type="float" office:value="0.725982721664" calcext:value-type="float">
            <text:p>0.725982721664</text:p>
          </table:table-cell>
          <table:table-cell table:style-name="ce3" office:value-type="float" office:value="0.753453298198" calcext:value-type="float">
            <text:p>0.753453298198</text:p>
          </table:table-cell>
          <table:table-cell table:style-name="ce3" office:value-type="float" office:value="0.7700357551" calcext:value-type="float">
            <text:p>0.77003575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01.66-318.76</text:p>
          </table:table-cell>
          <table:table-cell office:value-type="float" office:value="0.198666666667" calcext:value-type="float">
            <text:p>0.198666666667</text:p>
          </table:table-cell>
          <table:table-cell office:value-type="float" office:value="0.202666666667" calcext:value-type="float">
            <text:p>0.20266666666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56666666667" calcext:value-type="float">
            <text:p>0.256666666667</text:p>
          </table:table-cell>
          <table:table-cell office:value-type="float" office:value="0.187333333333" calcext:value-type="float">
            <text:p>0.187333333333</text:p>
          </table:table-cell>
          <table:table-cell/>
          <table:table-cell table:style-name="ce3" office:value-type="float" office:value="0.712246449716" calcext:value-type="float">
            <text:p>0.712246449716</text:p>
          </table:table-cell>
          <table:table-cell table:style-name="ce3" office:value-type="float" office:value="0.770415600795" calcext:value-type="float">
            <text:p>0.770415600795</text:p>
          </table:table-cell>
          <table:table-cell table:style-name="ce3" office:value-type="float" office:value="0.748351623973" calcext:value-type="float">
            <text:p>0.748351623973</text:p>
          </table:table-cell>
          <table:table-cell table:style-name="ce3" office:value-type="float" office:value="0.717152402168" calcext:value-type="float">
            <text:p>0.717152402168</text:p>
          </table:table-cell>
          <table:table-cell table:style-name="ce3" office:value-type="float" office:value="0.725416101114" calcext:value-type="float">
            <text:p>0.725416101114</text:p>
          </table:table-cell>
          <table:table-cell table:style-name="ce3" office:value-type="float" office:value="0.767865948618" calcext:value-type="float">
            <text:p>0.7678659486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18.76-336.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2666666667" calcext:value-type="float">
            <text:p>0.242666666667</text:p>
          </table:table-cell>
          <table:table-cell office:value-type="float" office:value="0.194" calcext:value-type="float">
            <text:p>0.19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07333333333" calcext:value-type="float">
            <text:p>0.207333333333</text:p>
          </table:table-cell>
          <table:table-cell office:value-type="float" office:value="0.201896296296" calcext:value-type="float">
            <text:p>0.201896296296</text:p>
          </table:table-cell>
          <table:table-cell/>
          <table:table-cell table:style-name="ce3" office:value-type="float" office:value="0.745047344846" calcext:value-type="float">
            <text:p>0.745047344846</text:p>
          </table:table-cell>
          <table:table-cell table:style-name="ce3" office:value-type="float" office:value="0.70625" calcext:value-type="float">
            <text:p>0.70625</text:p>
          </table:table-cell>
          <table:table-cell table:style-name="ce3" office:value-type="float" office:value="0.738854347407" calcext:value-type="float">
            <text:p>0.738854347407</text:p>
          </table:table-cell>
          <table:table-cell table:style-name="ce3" office:value-type="float" office:value="0.759951831738" calcext:value-type="float">
            <text:p>0.759951831738</text:p>
          </table:table-cell>
          <table:table-cell table:style-name="ce3" office:value-type="float" office:value="0.756271073599" calcext:value-type="float">
            <text:p>0.756271073599</text:p>
          </table:table-cell>
          <table:table-cell table:style-name="ce3" office:value-type="float" office:value="0.766938928039" calcext:value-type="float">
            <text:p>0.7669389280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36.61-355.26</text:p>
          </table:table-cell>
          <table:table-cell office:value-type="float" office:value="0.226666666667" calcext:value-type="float">
            <text:p>0.226666666667</text:p>
          </table:table-cell>
          <table:table-cell office:value-type="float" office:value="0.233333333333" calcext:value-type="float">
            <text:p>0.233333333333</text:p>
          </table:table-cell>
          <table:table-cell office:value-type="float" office:value="0.230666666667" calcext:value-type="float">
            <text:p>0.23066666666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4666666667" calcext:value-type="float">
            <text:p>0.164666666667</text:p>
          </table:table-cell>
          <table:table-cell office:value-type="float" office:value="0.186311111111" calcext:value-type="float">
            <text:p>0.186311111111</text:p>
          </table:table-cell>
          <table:table-cell/>
          <table:table-cell table:style-name="ce3" office:value-type="float" office:value="0.68780809152" calcext:value-type="float">
            <text:p>0.68780809152</text:p>
          </table:table-cell>
          <table:table-cell table:style-name="ce3" office:value-type="float" office:value="0.74766955407" calcext:value-type="float">
            <text:p>0.74766955407</text:p>
          </table:table-cell>
          <table:table-cell table:style-name="ce3" office:value-type="float" office:value="0.717251883919" calcext:value-type="float">
            <text:p>0.717251883919</text:p>
          </table:table-cell>
          <table:table-cell table:style-name="ce3" office:value-type="float" office:value="0.756086644291" calcext:value-type="float">
            <text:p>0.756086644291</text:p>
          </table:table-cell>
          <table:table-cell table:style-name="ce3" office:value-type="float" office:value="0.752426553998" calcext:value-type="float">
            <text:p>0.752426553998</text:p>
          </table:table-cell>
          <table:table-cell table:style-name="ce3" office:value-type="float" office:value="0.770485640655" calcext:value-type="float">
            <text:p>0.7704856406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55.26-374.74</text:p>
          </table:table-cell>
          <table:table-cell office:value-type="float" office:value="0.241333333333" calcext:value-type="float">
            <text:p>0.241333333333</text:p>
          </table:table-cell>
          <table:table-cell office:value-type="float" office:value="0.164666666667" calcext:value-type="float">
            <text:p>0.164666666667</text:p>
          </table:table-cell>
          <table:table-cell office:value-type="float" office:value="0.186666666667" calcext:value-type="float">
            <text:p>0.186666666667</text:p>
          </table:table-cell>
          <table:table-cell office:value-type="float" office:value="0.185333333333" calcext:value-type="float">
            <text:p>0.185333333333</text:p>
          </table:table-cell>
          <table:table-cell office:value-type="float" office:value="0.207333333333" calcext:value-type="float">
            <text:p>0.207333333333</text:p>
          </table:table-cell>
          <table:table-cell office:value-type="float" office:value="0.179051851852" calcext:value-type="float">
            <text:p>0.179051851852</text:p>
          </table:table-cell>
          <table:table-cell/>
          <table:table-cell table:style-name="ce3" office:value-type="float" office:value="0.703448798501" calcext:value-type="float">
            <text:p>0.703448798501</text:p>
          </table:table-cell>
          <table:table-cell table:style-name="ce3" office:value-type="float" office:value="0.71298584981" calcext:value-type="float">
            <text:p>0.71298584981</text:p>
          </table:table-cell>
          <table:table-cell table:style-name="ce3" office:value-type="float" office:value="0.719921794215" calcext:value-type="float">
            <text:p>0.719921794215</text:p>
          </table:table-cell>
          <table:table-cell table:style-name="ce3" office:value-type="float" office:value="0.786974721185" calcext:value-type="float">
            <text:p>0.786974721185</text:p>
          </table:table-cell>
          <table:table-cell table:style-name="ce3" office:value-type="float" office:value="0.804655870445" calcext:value-type="float">
            <text:p>0.804655870445</text:p>
          </table:table-cell>
          <table:table-cell table:style-name="ce3" office:value-type="float" office:value="0.771667589794" calcext:value-type="float">
            <text:p>0.7716675897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74.74-395.07</text:p>
          </table:table-cell>
          <table:table-cell office:value-type="float" office:value="0.247333333333" calcext:value-type="float">
            <text:p>0.247333333333</text:p>
          </table:table-cell>
          <table:table-cell office:value-type="float" office:value="0.212666666667" calcext:value-type="float">
            <text:p>0.21266666666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4666666667" calcext:value-type="float">
            <text:p>0.174666666667</text:p>
          </table:table-cell>
          <table:table-cell office:value-type="float" office:value="0.176666666667" calcext:value-type="float">
            <text:p>0.176666666667</text:p>
          </table:table-cell>
          <table:table-cell office:value-type="float" office:value="0.183585185185" calcext:value-type="float">
            <text:p>0.183585185185</text:p>
          </table:table-cell>
          <table:table-cell/>
          <table:table-cell table:style-name="ce3" office:value-type="float" office:value="0.688215318281" calcext:value-type="float">
            <text:p>0.688215318281</text:p>
          </table:table-cell>
          <table:table-cell table:style-name="ce3" office:value-type="float" office:value="0.777732766724" calcext:value-type="float">
            <text:p>0.777732766724</text:p>
          </table:table-cell>
          <table:table-cell table:style-name="ce3" office:value-type="float" office:value="0.741389381189" calcext:value-type="float">
            <text:p>0.741389381189</text:p>
          </table:table-cell>
          <table:table-cell table:style-name="ce3" office:value-type="float" office:value="0.758126964174" calcext:value-type="float">
            <text:p>0.758126964174</text:p>
          </table:table-cell>
          <table:table-cell table:style-name="ce3" office:value-type="float" office:value="0.746425682748" calcext:value-type="float">
            <text:p>0.746425682748</text:p>
          </table:table-cell>
          <table:table-cell table:style-name="ce3" office:value-type="float" office:value="0.792455625916" calcext:value-type="float">
            <text:p>0.7924556259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95.07-416.32</text:p>
          </table:table-cell>
          <table:table-cell office:value-type="float" office:value="0.256666666667" calcext:value-type="float">
            <text:p>0.25666666666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6666666667" calcext:value-type="float">
            <text:p>0.21666666666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6666666667" calcext:value-type="float">
            <text:p>0.226666666667</text:p>
          </table:table-cell>
          <table:table-cell office:value-type="float" office:value="0.203437037037" calcext:value-type="float">
            <text:p>0.203437037037</text:p>
          </table:table-cell>
          <table:table-cell/>
          <table:table-cell table:style-name="ce3" office:value-type="float" office:value="0.722399984315" calcext:value-type="float">
            <text:p>0.722399984315</text:p>
          </table:table-cell>
          <table:table-cell table:style-name="ce3" office:value-type="float" office:value="0.785170935955" calcext:value-type="float">
            <text:p>0.785170935955</text:p>
          </table:table-cell>
          <table:table-cell table:style-name="ce3" office:value-type="float" office:value="0.762872936204" calcext:value-type="float">
            <text:p>0.762872936204</text:p>
          </table:table-cell>
          <table:table-cell table:style-name="ce3" office:value-type="float" office:value="0.785098466509" calcext:value-type="float">
            <text:p>0.785098466509</text:p>
          </table:table-cell>
          <table:table-cell table:style-name="ce3" office:value-type="float" office:value="0.778622048777" calcext:value-type="float">
            <text:p>0.778622048777</text:p>
          </table:table-cell>
          <table:table-cell table:style-name="ce3" office:value-type="float" office:value="0.765441124963" calcext:value-type="float">
            <text:p>0.765441124963</text:p>
          </table:table-cell>
          <table:table-cell/>
          <table:table-cell table:style-name="ce14" office:value-type="string" calcext:value-type="string">
            <text:p>diferenca consideravel entre os de cutoff alto e baixo</text:p>
          </table:table-cell>
        </table:table-row>
        <table:table-row table:style-name="ro1">
          <table:table-cell/>
          <table:table-cell office:value-type="string" calcext:value-type="string">
            <text:p>416.32-438.50</text:p>
          </table:table-cell>
          <table:table-cell office:value-type="float" office:value="0.23" calcext:value-type="float">
            <text:p>0.23</text:p>
          </table:table-cell>
          <table:table-cell office:value-type="float" office:value="0.238666666667" calcext:value-type="float">
            <text:p>0.238666666667</text:p>
          </table:table-cell>
          <table:table-cell office:value-type="float" office:value="0.239333333333" calcext:value-type="float">
            <text:p>0.239333333333</text:p>
          </table:table-cell>
          <table:table-cell office:value-type="float" office:value="0.166666666667" calcext:value-type="float">
            <text:p>0.166666666667</text:p>
          </table:table-cell>
          <table:table-cell office:value-type="float" office:value="0.208666666667" calcext:value-type="float">
            <text:p>0.208666666667</text:p>
          </table:table-cell>
          <table:table-cell office:value-type="float" office:value="0.2216" calcext:value-type="float">
            <text:p>0.2216</text:p>
          </table:table-cell>
          <table:table-cell/>
          <table:table-cell table:style-name="ce3" office:value-type="float" office:value="0.73528893177" calcext:value-type="float">
            <text:p>0.73528893177</text:p>
          </table:table-cell>
          <table:table-cell table:style-name="ce3" office:value-type="float" office:value="0.740235211046" calcext:value-type="float">
            <text:p>0.740235211046</text:p>
          </table:table-cell>
          <table:table-cell table:style-name="ce3" office:value-type="float" office:value="0.726295067031" calcext:value-type="float">
            <text:p>0.726295067031</text:p>
          </table:table-cell>
          <table:table-cell table:style-name="ce3" office:value-type="float" office:value="0.755149831213" calcext:value-type="float">
            <text:p>0.755149831213</text:p>
          </table:table-cell>
          <table:table-cell table:style-name="ce3" office:value-type="float" office:value="0.719023762076" calcext:value-type="float">
            <text:p>0.719023762076</text:p>
          </table:table-cell>
          <table:table-cell table:style-name="ce3" office:value-type="float" office:value="0.770894353272" calcext:value-type="float">
            <text:p>0.7708943532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38.50-461.67</text:p>
          </table:table-cell>
          <table:table-cell office:value-type="float" office:value="0.286666666667" calcext:value-type="float">
            <text:p>0.286666666667</text:p>
          </table:table-cell>
          <table:table-cell office:value-type="float" office:value="0.257333333333" calcext:value-type="float">
            <text:p>0.257333333333</text:p>
          </table:table-cell>
          <table:table-cell office:value-type="float" office:value="0.266666666667" calcext:value-type="float">
            <text:p>0.266666666667</text:p>
          </table:table-cell>
          <table:table-cell office:value-type="float" office:value="0.276666666667" calcext:value-type="float">
            <text:p>0.27666666666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7807407407" calcext:value-type="float">
            <text:p>0.227807407407</text:p>
          </table:table-cell>
          <table:table-cell/>
          <table:table-cell table:style-name="ce3" office:value-type="float" office:value="0.736732379369" calcext:value-type="float">
            <text:p>0.736732379369</text:p>
          </table:table-cell>
          <table:table-cell table:style-name="ce3" office:value-type="float" office:value="0.712401711188" calcext:value-type="float">
            <text:p>0.712401711188</text:p>
          </table:table-cell>
          <table:table-cell table:style-name="ce3" office:value-type="float" office:value="0.772228430905" calcext:value-type="float">
            <text:p>0.772228430905</text:p>
          </table:table-cell>
          <table:table-cell table:style-name="ce3" office:value-type="float" office:value="0.741765982568" calcext:value-type="float">
            <text:p>0.741765982568</text:p>
          </table:table-cell>
          <table:table-cell table:style-name="ce3" office:value-type="float" office:value="0.749840511165" calcext:value-type="float">
            <text:p>0.749840511165</text:p>
          </table:table-cell>
          <table:table-cell table:style-name="ce3" office:value-type="float" office:value="0.780525770289" calcext:value-type="float">
            <text:p>0.7805257702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61.67-485.87</text:p>
          </table:table-cell>
          <table:table-cell office:value-type="float" office:value="0.267333333333" calcext:value-type="float">
            <text:p>0.267333333333</text:p>
          </table:table-cell>
          <table:table-cell office:value-type="float" office:value="0.239333333333" calcext:value-type="float">
            <text:p>0.239333333333</text:p>
          </table:table-cell>
          <table:table-cell office:value-type="float" office:value="0.218666666667" calcext:value-type="float">
            <text:p>0.218666666667</text:p>
          </table:table-cell>
          <table:table-cell office:value-type="float" office:value="0.212666666667" calcext:value-type="float">
            <text:p>0.212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37496296296" calcext:value-type="float">
            <text:p>0.237496296296</text:p>
          </table:table-cell>
          <table:table-cell/>
          <table:table-cell table:style-name="ce3" office:value-type="float" office:value="0.678843203929" calcext:value-type="float">
            <text:p>0.678843203929</text:p>
          </table:table-cell>
          <table:table-cell table:style-name="ce3" office:value-type="float" office:value="0.736716492062" calcext:value-type="float">
            <text:p>0.736716492062</text:p>
          </table:table-cell>
          <table:table-cell table:style-name="ce3" office:value-type="float" office:value="0.769007881526" calcext:value-type="float">
            <text:p>0.769007881526</text:p>
          </table:table-cell>
          <table:table-cell table:style-name="ce3" office:value-type="float" office:value="0.77945220562" calcext:value-type="float">
            <text:p>0.77945220562</text:p>
          </table:table-cell>
          <table:table-cell table:style-name="ce3" office:value-type="float" office:value="0.760059902498" calcext:value-type="float">
            <text:p>0.760059902498</text:p>
          </table:table-cell>
          <table:table-cell table:style-name="ce3" office:value-type="float" office:value="0.794099760122" calcext:value-type="float">
            <text:p>0.7940997601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85.87-511.14</text:p>
          </table:table-cell>
          <table:table-cell office:value-type="float" office:value="0.26" calcext:value-type="float">
            <text:p>0.26</text:p>
          </table:table-cell>
          <table:table-cell office:value-type="float" office:value="0.261333333333" calcext:value-type="float">
            <text:p>0.261333333333</text:p>
          </table:table-cell>
          <table:table-cell office:value-type="float" office:value="0.262666666667" calcext:value-type="float">
            <text:p>0.262666666667</text:p>
          </table:table-cell>
          <table:table-cell office:value-type="float" office:value="0.234666666667" calcext:value-type="float">
            <text:p>0.23466666666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7333333334" calcext:value-type="float">
            <text:p>0.257333333334</text:p>
          </table:table-cell>
          <table:table-cell/>
          <table:table-cell table:style-name="ce3" office:value-type="float" office:value="0.769522934437" calcext:value-type="float">
            <text:p>0.769522934437</text:p>
          </table:table-cell>
          <table:table-cell table:style-name="ce3" office:value-type="float" office:value="0.827586734247" calcext:value-type="float">
            <text:p>0.827586734247</text:p>
          </table:table-cell>
          <table:table-cell table:style-name="ce3" office:value-type="float" office:value="0.832199112811" calcext:value-type="float">
            <text:p>0.832199112811</text:p>
          </table:table-cell>
          <table:table-cell table:style-name="ce3" office:value-type="float" office:value="0.789731186611" calcext:value-type="float">
            <text:p>0.789731186611</text:p>
          </table:table-cell>
          <table:table-cell table:style-name="ce3" office:value-type="float" office:value="0.754769880378" calcext:value-type="float">
            <text:p>0.754769880378</text:p>
          </table:table-cell>
          <table:table-cell table:style-name="ce3" office:value-type="float" office:value="0.773048667754" calcext:value-type="float">
            <text:p>0.7730486677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11.14-537.5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4666666667" calcext:value-type="float">
            <text:p>0.314666666667</text:p>
          </table:table-cell>
          <table:table-cell office:value-type="float" office:value="0.31" calcext:value-type="float">
            <text:p>0.31</text:p>
          </table:table-cell>
          <table:table-cell office:value-type="float" office:value="0.318666666667" calcext:value-type="float">
            <text:p>0.318666666667</text:p>
          </table:table-cell>
          <table:table-cell office:value-type="float" office:value="0.347333333333" calcext:value-type="float">
            <text:p>0.347333333333</text:p>
          </table:table-cell>
          <table:table-cell office:value-type="float" office:value="0.326311111111" calcext:value-type="float">
            <text:p>0.326311111111</text:p>
          </table:table-cell>
          <table:table-cell/>
          <table:table-cell table:style-name="ce3" office:value-type="float" office:value="0.711183418195" calcext:value-type="float">
            <text:p>0.711183418195</text:p>
          </table:table-cell>
          <table:table-cell table:style-name="ce3" office:value-type="float" office:value="0.742905215945" calcext:value-type="float">
            <text:p>0.742905215945</text:p>
          </table:table-cell>
          <table:table-cell table:style-name="ce3" office:value-type="float" office:value="0.706088303036" calcext:value-type="float">
            <text:p>0.706088303036</text:p>
          </table:table-cell>
          <table:table-cell table:style-name="ce3" office:value-type="float" office:value="0.745225880757" calcext:value-type="float">
            <text:p>0.745225880757</text:p>
          </table:table-cell>
          <table:table-cell table:style-name="ce3" office:value-type="float" office:value="0.79690256533" calcext:value-type="float">
            <text:p>0.79690256533</text:p>
          </table:table-cell>
          <table:table-cell table:style-name="ce3" office:value-type="float" office:value="0.782885112738" calcext:value-type="float">
            <text:p>0.7828851127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ce3" office:value-type="float" office:value="0.756265228544" calcext:value-type="float">
            <text:p>0.756265228544</text:p>
          </table:table-cell>
          <table:table-cell table:style-name="ce3" office:value-type="float" office:value="0.705315449578" calcext:value-type="float">
            <text:p>0.705315449578</text:p>
          </table:table-cell>
          <table:table-cell table:style-name="ce3" office:value-type="float" office:value="0.695445326305" calcext:value-type="float">
            <text:p>0.695445326305</text:p>
          </table:table-cell>
          <table:table-cell table:style-name="ce3" office:value-type="float" office:value="0.750297005053" calcext:value-type="float">
            <text:p>0.750297005053</text:p>
          </table:table-cell>
          <table:table-cell table:style-name="ce3" office:value-type="float" office:value="0.776712513484" calcext:value-type="float">
            <text:p>0.776712513484</text:p>
          </table:table-cell>
          <table:table-cell table:style-name="ce3" office:value-type="float" office:value="0.765448441952" calcext:value-type="float">
            <text:p>0.7654484419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am calculados os ACC.RATIOS entre todos os pares de temperaturas, para cada diferente cutoff, para os diferentes RUNS.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R4R5R6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T-REMD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5:14:47.501968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pinski </meta:initial-creator>
    <meta:creation-date>2016-04-03T15:32:51.213887613</meta:creation-date>
    <dc:date>2016-05-11T16:13:49.438073735</dc:date>
    <dc:creator>lipinski </dc:creator>
    <meta:editing-duration>P1DT4H21M37S</meta:editing-duration>
    <meta:editing-cycles>24</meta:editing-cycles>
    <meta:generator>LibreOffice/4.2.3.3$Linux_X86_64 LibreOffice_project/420m0$Build-3</meta:generator>
    <meta:document-statistic meta:table-count="2" meta:cell-count="1650" meta:object-count="0"/>
  </office:meta>
</office:document-meta>
</file>